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5mm"/>
    </style:style>
    <style:style style:name="co2" style:family="table-column">
      <style:table-column-properties fo:break-before="auto" style:column-width="29.03mm"/>
    </style:style>
    <style:style style:name="co3" style:family="table-column">
      <style:table-column-properties fo:break-before="auto" style:column-width="20.94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56.44mm"/>
    </style:style>
    <style:style style:name="co8" style:family="table-column">
      <style:table-column-properties fo:break-before="auto" style:column-width="38.12mm"/>
    </style:style>
    <style:style style:name="co9" style:family="table-column">
      <style:table-column-properties fo:break-before="auto" style:column-width="24.25mm"/>
    </style:style>
    <style:style style:name="co10" style:family="table-column">
      <style:table-column-properties fo:break-before="auto" style:column-width="19.3mm"/>
    </style:style>
    <style:style style:name="co11" style:family="table-column">
      <style:table-column-properties fo:break-before="auto" style:column-width="16.33mm"/>
    </style:style>
    <style:style style:name="co12" style:family="table-column">
      <style:table-column-properties fo:break-before="auto" style:column-width="29.7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121.3mm"/>
    </style:style>
    <style:style style:name="co15" style:family="table-column">
      <style:table-column-properties fo:break-before="auto" style:column-width="25.29mm"/>
    </style:style>
    <style:style style:name="co16" style:family="table-column">
      <style:table-column-properties fo:break-before="auto" style:column-width="15.24mm"/>
    </style:style>
    <style:style style:name="co17" style:family="table-column">
      <style:table-column-properties fo:break-before="auto" style:column-width="13.42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57.39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0.5mm"/>
    </style:style>
    <style:style style:name="co24" style:family="table-column">
      <style:table-column-properties fo:break-before="auto" style:column-width="73.04mm"/>
    </style:style>
    <style:style style:name="co25" style:family="table-column">
      <style:table-column-properties fo:break-before="auto" style:column-width="15.35mm"/>
    </style:style>
    <style:style style:name="co26" style:family="table-column">
      <style:table-column-properties fo:break-before="auto" style:column-width="15.84mm"/>
    </style:style>
    <style:style style:name="co27" style:family="table-column">
      <style:table-column-properties fo:break-before="auto" style:column-width="20.3mm"/>
    </style:style>
    <style:style style:name="co28" style:family="table-column">
      <style:table-column-properties fo:break-before="auto" style:column-width="19.81mm"/>
    </style:style>
    <style:style style:name="co29" style:family="table-column">
      <style:table-column-properties fo:break-before="auto" style:column-width="14.85mm"/>
    </style:style>
    <style:style style:name="co30" style:family="table-column">
      <style:table-column-properties fo:break-before="auto" style:column-width="17.34mm"/>
    </style:style>
    <style:style style:name="co31" style:family="table-column">
      <style:table-column-properties fo:break-before="auto" style:column-width="17.69mm"/>
    </style:style>
    <style:style style:name="co32" style:family="table-column">
      <style:table-column-properties fo:break-before="auto" style:column-width="13.37mm"/>
    </style:style>
    <style:style style:name="co33" style:family="table-column">
      <style:table-column-properties fo:break-before="auto" style:column-width="14.61mm"/>
    </style:style>
    <style:style style:name="ro1" style:family="table-row">
      <style:table-row-properties style:row-height="14.9mm" fo:break-before="auto" style:use-optimal-row-height="false"/>
    </style:style>
    <style:style style:name="ro2" style:family="table-row">
      <style:table-row-properties style:row-height="14.94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61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0" style:family="table-cell" style:parent-style-name="Default"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" style:family="table-cell" style:parent-style-name="Default" style:data-style-name="N99">
      <style:text-properties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3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99"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4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5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>
      <style:table-cell-properties fo:background-color="#000000" style:cell-protect="protected formula-hidden" style:print-content="true"/>
      <style:text-properties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11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59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87" style:family="table-cell" style:parent-style-name="Default">
      <style:table-cell-properties fo:background-color="#000000" style:cell-protect="protected formula-hidden" style:print-content="true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1" style:family="table-cell" style:parent-style-name="Default" style:data-style-name="N0">
      <style:table-cell-properties style:cell-protect="protected formula-hidden" style:print-content="true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43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8" style:family="table-cell" style:parent-style-name="Default" style:data-style-name="N3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14" style:family="table-cell" style:parent-style-name="Default">
      <style:table-cell-properties style:cell-protect="protected formula-hidden" style:print-content="true"/>
      <style:text-properties fo:color="#000000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17" style:family="table-cell" style:parent-style-name="Default">
      <style:text-properties fo:color="#000000"/>
    </style:style>
    <style:style style:name="ce16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1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1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6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3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7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3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5" style:family="table-cell" style:parent-style-name="Default">
      <style:table-cell-properties style:cell-protect="hidden-and-protected" style:print-content="true"/>
    </style:style>
    <style:style style:name="ce23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7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1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12pt" style:font-size-asian="12pt" style:font-size-complex="12pt"/>
    </style:style>
    <style:style style:name="ce24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12pt" style:font-size-asian="12pt" style:font-size-complex="12pt"/>
    </style:style>
    <style:style style:name="ce24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6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9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9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72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1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9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1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style:font-size-asian="12pt" style:font-size-complex="12pt"/>
    </style:style>
    <style:style style:name="ce287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229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style:font-size-asian="12pt" style:font-size-complex="12pt"/>
    </style:style>
    <style:style style:name="ce291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" fo:font-size="12pt" style:font-size-asian="12pt" style:font-size-complex="12pt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29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0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2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3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Niveau 1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" form:id="control1" form:label="Réponses" form:linked-cell="'Niveau 1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" form:id="control2" form:label="Résultat" form:linked-cell="'Niveau 1'.C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1" draw:text-style-name="P1" svg:x1="60mm" svg:y1="4.95mm" svg:x2="60mm" svg:y2="21.09mm">
            <text:p/>
          </draw:line>
          <draw:line draw:z-index="1" draw:style-name="gr2" draw:text-style-name="P1" svg:x1="85.37mm" svg:y1="5.29mm" svg:x2="85.37mm" svg:y2="21.43mm">
            <text:p/>
          </draw:line>
          <draw:line draw:z-index="2" draw:style-name="gr2" draw:text-style-name="P1" svg:x1="161.64mm" svg:y1="59.29mm" svg:x2="161.64mm" svg:y2="103.6mm">
            <text:p/>
          </draw:line>
          <draw:line draw:z-index="3" draw:style-name="gr1" draw:text-style-name="P1" svg:x1="225.22mm" svg:y1="59.31mm" svg:x2="225.22mm" svg:y2="103.43mm">
            <text:p/>
          </draw:line>
          <draw:control draw:z-index="4" draw:style-name="gr3" draw:text-style-name="P2" svg:width="40.19mm" svg:height="16.8mm" svg:x="447.44mm" svg:y="5.82mm" draw:control="control1"/>
          <draw:line draw:z-index="5" draw:style-name="gr2" draw:text-style-name="P1" svg:x1="161.53mm" svg:y1="163.55mm" svg:x2="161.53mm" svg:y2="208.18mm">
            <text:p/>
          </draw:line>
          <draw:line draw:z-index="6" draw:style-name="gr1" draw:text-style-name="P1" svg:x1="224.47mm" svg:y1="164.13mm" svg:x2="225.1mm" svg:y2="208.18mm">
            <text:p/>
          </draw:line>
          <draw:line draw:z-index="7" draw:style-name="gr2" draw:text-style-name="P1" svg:x1="446.82mm" svg:y1="163.87mm" svg:x2="446.82mm" svg:y2="193.55mm">
            <text:p/>
          </draw:line>
          <draw:line draw:z-index="8" draw:style-name="gr2" draw:text-style-name="P1" svg:x1="446.74mm" svg:y1="59.47mm" svg:x2="446.74mm" svg:y2="89.03mm">
            <text:p/>
          </draw:line>
          <draw:line draw:z-index="9" draw:style-name="gr1" draw:text-style-name="P1" svg:x1="510.25mm" svg:y1="59.49mm" svg:x2="510.25mm" svg:y2="89.43mm">
            <text:p/>
          </draw:line>
          <draw:line draw:z-index="10" draw:style-name="gr1" draw:text-style-name="P1" svg:x1="510.22mm" svg:y1="163.59mm" svg:x2="510.43mm" svg:y2="193.05mm">
            <text:p/>
          </draw:line>
          <draw:control draw:z-index="11" draw:style-name="gr3" draw:text-style-name="P2" svg:width="39.9mm" svg:height="16.8mm" svg:x="398.24mm" svg:y="5.67mm" draw:control="control2"/>
        </table:shapes>
        <table:table-column table:style-name="co1" table:default-cell-style-name="ce13"/>
        <table:table-column table:style-name="co2" table:default-cell-style-name="ce13"/>
        <table:table-column table:style-name="co3" table:number-columns-repeated="5" table:default-cell-style-name="ce13"/>
        <table:table-column table:style-name="co2" table:default-cell-style-name="ce13"/>
        <table:table-column table:style-name="co4" table:default-cell-style-name="ce13"/>
        <table:table-column table:style-name="co1" table:default-cell-style-name="ce13"/>
        <table:table-column table:style-name="co2" table:default-cell-style-name="ce13"/>
        <table:table-column table:style-name="co3" table:number-columns-repeated="4" table:default-cell-style-name="ce13"/>
        <table:table-column table:style-name="co5" table:default-cell-style-name="ce13"/>
        <table:table-column table:style-name="co2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1" table:number-columns-repeated="935" table:default-cell-style-name="ce13"/>
        <table:table-column table:style-name="co11" table:number-columns-repeated="63" table:default-cell-style-name="ce47"/>
        <table:table-column table:style-name="co11" table:default-cell-style-name="ce20"/>
        <table:table-row table:style-name="ro1">
          <table:table-cell table:style-name="ce1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8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20"/>
          <table:covered-table-cell table:number-columns-repeated="2" table:style-name="ce16"/>
          <table:table-cell table:style-name="ce45" table:formula="of:=IF(OR([.$C$16];[.$C$17]);[Données.N55]/34*20;&quot;&quot;)" table:number-columns-spanned="2" table:number-rows-spanned="2">
            <text:p/>
          </table:table-cell>
          <table:covered-table-cell table:style-name="ce18"/>
          <table:table-cell table:style-name="ce60" office:value-type="string" calcext:value-type="string" table:number-columns-spanned="1" table:number-rows-spanned="2">
            <text:p>/20</text:p>
          </table:table-cell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1">
          <table:table-cell table:style-name="ce3" office:value-type="string" calcext:value-type="string" table:number-columns-spanned="14" table:number-rows-spanned="1">
            <text:p>Nouveau test : Crtl + Shift + F9</text:p>
          </table:table-cell>
          <table:covered-table-cell table:style-name="ce1"/>
          <table:covered-table-cell table:style-name="ce17"/>
          <table:covered-table-cell table:number-columns-repeated="3" table:style-name="ce28"/>
          <table:covered-table-cell table:number-columns-repeated="2" table:style-name="ce18"/>
          <table:covered-table-cell table:style-name="ce43"/>
          <table:covered-table-cell table:number-columns-repeated="3" table:style-name="ce20"/>
          <table:covered-table-cell table:number-columns-repeated="2" table:style-name="ce16"/>
          <table:covered-table-cell table:style-name="ce55"/>
          <table:covered-table-cell table:number-columns-repeated="2" table:style-name="ce106"/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1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53" table:number-columns-spanned="2" table:number-rows-spanned="1"/>
          <table:covered-table-cell table:style-name="ce29"/>
          <table:table-cell table:style-name="ce31"/>
          <table:table-cell table:style-name="ce53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53" table:number-columns-spanned="2" table:number-rows-spanned="1"/>
          <table:covered-table-cell table:style-name="ce58"/>
          <table:table-cell table:style-name="ce31"/>
          <table:table-cell table:style-name="ce53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1">
          <table:table-cell table:style-name="ce5" table:formula="of:=[$Données.A48]" office:value-type="string" office:string-value="Signe de (-x+25)" calcext:value-type="string">
            <text:p>Signe de (-x+25)</text:p>
          </table:table-cell>
          <table:table-cell table:style-name="ce11"/>
          <table:table-cell table:style-name="ce57" table:number-columns-spanned="2" table:number-rows-spanned="1"/>
          <table:covered-table-cell table:style-name="ce53"/>
          <table:table-cell table:style-name="ce57"/>
          <table:table-cell table:style-name="ce53" table:number-columns-spanned="2" table:number-rows-spanned="1"/>
          <table:covered-table-cell table:style-name="ce57"/>
          <table:table-cell table:style-name="ce38"/>
          <table:table-cell/>
          <table:table-cell table:style-name="ce5" table:formula="of:=COM.MICROSOFT.CONCAT(&quot;Signe de &quot;;[Données.D42])" office:value-type="string" office:string-value="Signe de (-x-4)" calcext:value-type="string">
            <text:p>Signe de (-x-4)</text:p>
          </table:table-cell>
          <table:table-cell table:style-name="ce11"/>
          <table:table-cell table:style-name="ce57" table:number-columns-spanned="2" table:number-rows-spanned="1"/>
          <table:covered-table-cell table:style-name="ce53"/>
          <table:table-cell table:style-name="ce57"/>
          <table:table-cell table:style-name="ce53" table:number-columns-spanned="2" table:number-rows-spanned="1"/>
          <table:covered-table-cell table:style-name="ce57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1">
          <table:table-cell table:style-name="ce5" table:formula="of:=[$Données.A49]" office:value-type="string" office:string-value="Signe de (-x+26)" calcext:value-type="string">
            <text:p>Signe de (-x+26)</text:p>
          </table:table-cell>
          <table:table-cell table:style-name="ce11"/>
          <table:table-cell table:style-name="ce57" table:number-columns-spanned="2" table:number-rows-spanned="1"/>
          <table:covered-table-cell table:style-name="ce57"/>
          <table:table-cell table:style-name="ce57"/>
          <table:table-cell table:style-name="ce57" table:number-columns-spanned="2" table:number-rows-spanned="1"/>
          <table:covered-table-cell table:style-name="ce57"/>
          <table:table-cell table:style-name="ce38"/>
          <table:table-cell/>
          <table:table-cell table:style-name="ce5" table:formula="of:=COM.MICROSOFT.CONCAT(&quot;Signe de &quot;;[Données.D44])" office:value-type="string" office:string-value="Signe de (-x-10)" calcext:value-type="string">
            <text:p>Signe de (-x-10)</text:p>
          </table:table-cell>
          <table:table-cell table:style-name="ce11"/>
          <table:table-cell table:style-name="ce57" table:number-columns-spanned="2" table:number-rows-spanned="1"/>
          <table:covered-table-cell table:style-name="ce57"/>
          <table:table-cell table:style-name="ce57"/>
          <table:table-cell table:style-name="ce57" table:number-columns-spanned="2" table:number-rows-spanned="1"/>
          <table:covered-table-cell table:style-name="ce57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1">
          <table:table-cell table:style-name="ce5" table:formula="of:=[$Données.A50]" office:value-type="string" office:string-value="Signe de (-x+26)(-x+25)" calcext:value-type="string">
            <text:p>Signe de (-x+26)(-x+25)</text:p>
          </table:table-cell>
          <table:table-cell table:style-name="ce11"/>
          <table:table-cell table:style-name="ce57" table:number-columns-spanned="2" table:number-rows-spanned="1"/>
          <table:covered-table-cell table:style-name="ce57"/>
          <table:table-cell table:style-name="ce57"/>
          <table:table-cell table:style-name="ce57" table:number-columns-spanned="2" table:number-rows-spanned="1"/>
          <table:covered-table-cell table:style-name="ce57"/>
          <table:table-cell table:style-name="ce38"/>
          <table:table-cell/>
          <table:table-cell table:style-name="ce5" table:formula="of:=COM.MICROSOFT.CONCAT(&quot;Signe de &quot;;[Données.D42];&quot; / &quot;;[Données.D44])" office:value-type="string" office:string-value="Signe de (-x-4) / (-x-10)" calcext:value-type="string">
            <text:p>Signe de (-x-4) / (-x-10)</text:p>
          </table:table-cell>
          <table:table-cell table:style-name="ce11"/>
          <table:table-cell table:style-name="ce57" table:number-columns-spanned="2" table:number-rows-spanned="1"/>
          <table:covered-table-cell table:style-name="ce57"/>
          <table:table-cell table:style-name="ce57"/>
          <table:table-cell table:style-name="ce57" table:number-columns-spanned="2" table:number-rows-spanned="1"/>
          <table:covered-table-cell table:style-name="ce57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1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1">
          <table:table-cell table:number-columns-repeated="9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/>
          <table:table-cell table:style-name="ce47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58" table:formula="of:=IF([.$C$17];[Données.C47];&quot;&quot;)" table:number-columns-spanned="2" table:number-rows-spanned="1">
            <text:p/>
          </table:table-cell>
          <table:covered-table-cell table:style-name="ce58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58" table:formula="of:=IF([.$C$17];[Données.F47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58" table:formula="of:=IF([.$C$17];[Données.C52];&quot;&quot;)" table:number-columns-spanned="2" table:number-rows-spanned="1">
            <text:p/>
          </table:table-cell>
          <table:covered-table-cell table:style-name="ce58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58" table:formula="of:=IF([.$C$17];[Données.F5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99"/>
        </table:table-row>
        <table:table-row table:style-name="ro1">
          <table:table-cell table:style-name="ce5" table:formula="of:=[.A5]" office:value-type="string" office:string-value="Signe de (-x+25)" calcext:value-type="string">
            <text:p>Signe de (-x+25)</text:p>
          </table:table-cell>
          <table:table-cell table:style-name="ce14" table:formula="of:=IF([.$C$17];[Données.B48];&quot;&quot;)">
            <text:p/>
          </table:table-cell>
          <table:table-cell table:style-name="ce58" table:formula="of:=IF([.$C$17];[Données.C48];&quot;&quot;)" table:number-columns-spanned="2" table:number-rows-spanned="1">
            <text:p/>
          </table:table-cell>
          <table:covered-table-cell table:style-name="ce58" table:formula="of:=IF([.$C$17];[Données.D48];&quot;&quot;)">
            <text:p/>
          </table:covered-table-cell>
          <table:table-cell table:style-name="ce31" table:formula="of:=IF([.$C$17];[Données.E48];&quot;&quot;)">
            <text:p/>
          </table:table-cell>
          <table:table-cell table:style-name="ce58" table:formula="of:=IF([.$C$17];[Données.F48];&quot;&quot;)" table:number-columns-spanned="2" table:number-rows-spanned="1">
            <text:p/>
          </table:table-cell>
          <table:covered-table-cell table:style-name="ce58" table:formula="of:=IF([.$C$17];[Données.G48];&quot;&quot;)">
            <text:p/>
          </table:covered-table-cell>
          <table:table-cell table:style-name="ce39" table:formula="of:=IF([.$C$17];[Données.H48];&quot;&quot;)">
            <text:p/>
          </table:table-cell>
          <table:table-cell/>
          <table:table-cell table:style-name="ce5" table:formula="of:=[.J5]" office:value-type="string" office:string-value="Signe de (-x-4)" calcext:value-type="string">
            <text:p>Signe de (-x-4)</text:p>
          </table:table-cell>
          <table:table-cell table:style-name="ce14" table:formula="of:=IF([.$C$17];[Données.B53];&quot;&quot;)">
            <text:p/>
          </table:table-cell>
          <table:table-cell table:style-name="ce58" table:formula="of:=IF([.$C$17];[Données.C53];&quot;&quot;)" table:number-columns-spanned="2" table:number-rows-spanned="1">
            <text:p/>
          </table:table-cell>
          <table:covered-table-cell table:style-name="ce58" table:formula="of:=IF([.K12]&lt;&gt;&quot;&quot;;IF(VALUE(COM.MICROSOFT.CONCAT(#REF!;[.K12]))=-#REF!;0;&quot;&quot;);&quot;&quot;)">
            <text:p/>
          </table:covered-table-cell>
          <table:table-cell table:style-name="ce31" table:formula="of:=IF([.$C$17];[Données.E53];&quot;&quot;)">
            <text:p/>
          </table:table-cell>
          <table:table-cell table:style-name="ce58" table:formula="of:=IF([.$C$17];[Données.F53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3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1">
          <table:table-cell table:style-name="ce5" table:formula="of:=[.A6]" office:value-type="string" office:string-value="Signe de (-x+26)" calcext:value-type="string">
            <text:p>Signe de (-x+26)</text:p>
          </table:table-cell>
          <table:table-cell table:style-name="ce14" table:formula="of:=IF([.$C$17];[Données.B49];&quot;&quot;)">
            <text:p/>
          </table:table-cell>
          <table:table-cell table:style-name="ce58" table:formula="of:=IF([.$C$17];[Données.C49];&quot;&quot;)" table:number-columns-spanned="2" table:number-rows-spanned="1">
            <text:p/>
          </table:table-cell>
          <table:covered-table-cell table:style-name="ce58" table:formula="of:=IF([.$C$17];[Données.D49];&quot;&quot;)">
            <text:p/>
          </table:covered-table-cell>
          <table:table-cell table:style-name="ce31" table:formula="of:=IF([.$C$17];[Données.E49];&quot;&quot;)">
            <text:p/>
          </table:table-cell>
          <table:table-cell table:style-name="ce58" table:formula="of:=IF([.$C$17];[Données.F49];&quot;&quot;)" table:number-columns-spanned="2" table:number-rows-spanned="1">
            <text:p/>
          </table:table-cell>
          <table:covered-table-cell table:style-name="ce58" table:formula="of:=IF([.$C$17];[Données.G49];&quot;&quot;)">
            <text:p/>
          </table:covered-table-cell>
          <table:table-cell table:style-name="ce39" table:formula="of:=IF([.$C$17];[Données.H49];&quot;&quot;)">
            <text:p/>
          </table:table-cell>
          <table:table-cell/>
          <table:table-cell table:style-name="ce5" table:formula="of:=[.J6]" office:value-type="string" office:string-value="Signe de (-x-10)" calcext:value-type="string">
            <text:p>Signe de (-x-10)</text:p>
          </table:table-cell>
          <table:table-cell table:style-name="ce14" table:formula="of:=IF([.$C$17];[Données.B54];&quot;&quot;)">
            <text:p/>
          </table:table-cell>
          <table:table-cell table:style-name="ce58" table:formula="of:=IF([.$C$17];[Données.C54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4];&quot;&quot;)">
            <text:p/>
          </table:table-cell>
          <table:table-cell table:style-name="ce58" table:formula="of:=IF([.$C$17];[Données.F54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4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1">
          <table:table-cell table:style-name="ce5" table:formula="of:=[.A7]" office:value-type="string" office:string-value="Signe de (-x+26)(-x+25)" calcext:value-type="string">
            <text:p>Signe de (-x+26)(-x+25)</text:p>
          </table:table-cell>
          <table:table-cell table:style-name="ce14" table:formula="of:=IF([.$C$17];[Données.B50];&quot;&quot;)">
            <text:p/>
          </table:table-cell>
          <table:table-cell table:style-name="ce58" table:formula="of:=IF([.$C$17];[Données.C50];&quot;&quot;)" table:number-columns-spanned="2" table:number-rows-spanned="1">
            <text:p/>
          </table:table-cell>
          <table:covered-table-cell table:style-name="ce58" table:formula="of:=IF([.$C$17];[Données.D50];&quot;&quot;)">
            <text:p/>
          </table:covered-table-cell>
          <table:table-cell table:style-name="ce31" table:formula="of:=IF([.$C$17];[Données.E50];&quot;&quot;)">
            <text:p/>
          </table:table-cell>
          <table:table-cell table:style-name="ce58" table:formula="of:=IF([.$C$17];[Données.F50];&quot;&quot;)" table:number-columns-spanned="2" table:number-rows-spanned="1">
            <text:p/>
          </table:table-cell>
          <table:covered-table-cell table:style-name="ce58" table:formula="of:=IF([.$C$17];[Données.G50];&quot;&quot;)">
            <text:p/>
          </table:covered-table-cell>
          <table:table-cell table:style-name="ce39" table:formula="of:=IF([.$C$17];[Données.H50];&quot;&quot;)">
            <text:p/>
          </table:table-cell>
          <table:table-cell/>
          <table:table-cell table:style-name="ce5" table:formula="of:=[.J7]" office:value-type="string" office:string-value="Signe de (-x-4) / (-x-10)" calcext:value-type="string">
            <text:p>Signe de (-x-4) / (-x-10)</text:p>
          </table:table-cell>
          <table:table-cell table:style-name="ce14" table:formula="of:=IF([.$C$17];[Données.B55];&quot;&quot;)">
            <text:p/>
          </table:table-cell>
          <table:table-cell table:style-name="ce58" table:formula="of:=IF([.$C$17];[Données.C55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5];&quot;&quot;)">
            <text:p/>
          </table:table-cell>
          <table:table-cell table:style-name="ce58" table:formula="of:=IF([.$C$17];[Données.F55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5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1">
          <table:table-cell table:number-columns-repeated="15"/>
          <table:table-cell table:style-name="ce47" table:number-columns-repeated="10"/>
          <table:table-cell table:number-columns-repeated="999"/>
        </table:table-row>
        <table:table-row table:style-name="ro1">
          <table:table-cell table:style-name="ce20" table:number-columns-repeated="2"/>
          <table:table-cell table:style-name="ce37" office:value-type="boolean" office:boolean-value="false" calcext:value-type="boolean">
            <text:p>FAUX</text:p>
          </table:table-cell>
          <table:table-cell table:style-name="ce20" table:number-columns-repeated="5"/>
          <table:table-cell/>
          <table:table-cell table:style-name="Default"/>
          <table:table-cell table:number-columns-repeated="2"/>
          <table:table-cell table:style-name="ce44"/>
          <table:table-cell table:number-columns-repeated="2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1">
          <table:table-cell table:style-name="ce20" table:number-columns-repeated="2"/>
          <table:table-cell table:style-name="ce26" office:value-type="boolean" office:boolean-value="false" calcext:value-type="boolean">
            <text:p>FAUX</text:p>
          </table:table-cell>
          <table:table-cell table:style-name="ce20" table:number-columns-repeated="5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1">
          <table:table-cell table:style-name="ce20"/>
          <table:table-cell table:style-name="ce15"/>
          <table:table-cell table:style-name="ce20" table:number-columns-repeated="6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1">
          <table:table-cell table:style-name="ce20" table:number-columns-repeated="8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number-columns-repeated="999"/>
        </table:table-row>
        <table:table-row table:style-name="ro1" table:number-rows-repeated="3">
          <table:table-cell table:style-name="ce20" table:number-columns-repeated="8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1">
          <table:table-cell table:style-name="ce20" table:number-columns-repeated="8"/>
          <table:table-cell table:number-columns-repeated="15"/>
          <table:table-cell table:style-name="ce47"/>
          <table:table-cell table:number-columns-repeated="1000"/>
        </table:table-row>
        <table:table-row table:style-name="ro1">
          <table:table-cell table:style-name="ce20" table:number-columns-repeated="8"/>
          <table:table-cell table:number-columns-repeated="15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1">
          <table:table-cell table:number-columns-repeated="23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12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1">
          <table:table-cell/>
          <table:table-cell table:style-name="ce12" table:number-columns-repeated="4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1">
          <table:table-cell table:number-columns-repeated="2"/>
          <table:table-cell table:style-name="ce20"/>
          <table:table-cell table:number-columns-repeated="20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1">
          <table:table-cell table:number-columns-repeated="23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1" table:number-rows-repeated="2">
          <table:table-cell table:number-columns-repeated="23"/>
          <table:table-cell table:style-name="ce47"/>
          <table:table-cell table:number-columns-repeated="100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veau 2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3" form:id="control3" form:label="Case à cocher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Niveau 2'.C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5" form:id="control5" form:label="Réponses" form:linked-cell="'Niveau 2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1" draw:text-style-name="P1" svg:x1="81.35mm" svg:y1="5.56mm" svg:x2="81.35mm" svg:y2="23.68mm">
            <text:p/>
          </draw:line>
          <draw:line draw:z-index="1" draw:style-name="gr2" draw:text-style-name="P1" svg:x1="161.18mm" svg:y1="59.54mm" svg:x2="161.18mm" svg:y2="104.64mm">
            <text:p/>
          </draw:line>
          <draw:line draw:z-index="2" draw:style-name="gr1" draw:text-style-name="P1" svg:x1="206.8mm" svg:y1="59.49mm" svg:x2="206.8mm" svg:y2="104.41mm">
            <text:p/>
          </draw:line>
          <draw:line draw:z-index="3" draw:style-name="gr2" draw:text-style-name="P1" svg:x1="161.86mm" svg:y1="164.4mm" svg:x2="161.86mm" svg:y2="209.34mm">
            <text:p/>
          </draw:line>
          <draw:line draw:z-index="4" draw:style-name="gr1" draw:text-style-name="P1" svg:x1="207.08mm" svg:y1="164.28mm" svg:x2="207.08mm" svg:y2="209.02mm">
            <text:p/>
          </draw:line>
          <draw:line draw:z-index="5" draw:style-name="gr2" draw:text-style-name="P1" svg:x1="422.68mm" svg:y1="59.27mm" svg:x2="422.68mm" svg:y2="89.38mm">
            <text:p/>
          </draw:line>
          <draw:line draw:z-index="6" draw:style-name="gr1" draw:text-style-name="P1" svg:x1="468.05mm" svg:y1="59.39mm" svg:x2="468.05mm" svg:y2="89.38mm">
            <text:p/>
          </draw:line>
          <draw:line draw:z-index="7" draw:style-name="gr1" draw:text-style-name="P1" svg:x1="422.5mm" svg:y1="164.5mm" svg:x2="422.5mm" svg:y2="194.4mm">
            <text:p/>
          </draw:line>
          <draw:line draw:z-index="8" draw:style-name="gr1" draw:text-style-name="P1" svg:x1="468.89mm" svg:y1="163.72mm" svg:x2="468.89mm" svg:y2="194.08mm">
            <text:p/>
          </draw:line>
          <draw:control draw:z-index="9" draw:style-name="gr4" draw:text-style-name="P3" svg:width="6.08mm" svg:height="1.07mm" svg:x="213.32mm" svg:y="232.11mm" draw:control="control3"/>
          <draw:control draw:z-index="10" draw:style-name="gr3" draw:text-style-name="P2" svg:width="39.9mm" svg:height="16.8mm" svg:x="349.83mm" svg:y="6.03mm" draw:control="control4"/>
          <draw:control draw:z-index="11" draw:style-name="gr3" draw:text-style-name="P2" svg:width="40.19mm" svg:height="16.8mm" svg:x="395.34mm" svg:y="6.67mm" draw:control="control5"/>
        </table:shapes>
        <table:table-column table:style-name="co14" table:default-cell-style-name="ce41"/>
        <table:table-column table:style-name="co15" table:default-cell-style-name="ce41"/>
        <table:table-column table:style-name="co16" table:number-columns-repeated="5" table:default-cell-style-name="ce41"/>
        <table:table-column table:style-name="co15" table:default-cell-style-name="ce41"/>
        <table:table-column table:style-name="co17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number-columns-repeated="5" table:default-cell-style-name="ce41"/>
        <table:table-column table:style-name="co15" table:default-cell-style-name="ce41"/>
        <table:table-column table:style-name="co18" table:number-columns-repeated="1007" table:default-cell-style-name="ce41"/>
        <table:table-row table:style-name="ro2">
          <table:table-cell table:style-name="ce1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11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98"/>
          <table:covered-table-cell table:number-columns-repeated="2" table:style-name="ce12"/>
          <table:table-cell table:style-name="ce51" table:formula="of:=IF(OR([.$C$16];[.$C$17]);([Données.N74])/34*20;&quot;&quot;)" table:number-columns-spanned="2" table:number-rows-spanned="2">
            <text:p/>
          </table:table-cell>
          <table:covered-table-cell table:style-name="ce98"/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2">
          <table:table-cell table:style-name="ce3" office:value-type="string" calcext:value-type="string" table:number-columns-spanned="14" table:number-rows-spanned="1">
            <text:p>Nouveau test : Crtl + Shift + F9</text:p>
          </table:table-cell>
          <table:covered-table-cell table:style-name="ce1"/>
          <table:covered-table-cell table:style-name="ce17"/>
          <table:covered-table-cell table:number-columns-repeated="3" table:style-name="ce28"/>
          <table:covered-table-cell table:number-columns-repeated="2" table:style-name="ce111"/>
          <table:covered-table-cell table:style-name="ce43"/>
          <table:covered-table-cell table:number-columns-repeated="5" table:style-name="ce12"/>
          <table:covered-table-cell table:number-columns-repeated="2" table:style-name="ce55"/>
          <table:covered-table-cell table:style-name="ce87"/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2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7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2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58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58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1" table:number-columns-repeated="38"/>
          <table:table-cell table:number-columns-repeated="6"/>
        </table:table-row>
        <table:table-row table:style-name="ro2">
          <table:table-cell table:style-name="ce5" table:formula="of:=[$Données.A67]" office:value-type="string" office:string-value="Signe de (7x+2)" calcext:value-type="string">
            <text:p>Signe de (7x+2)</text:p>
          </table:table-cell>
          <table:table-cell table:style-name="ce11"/>
          <table:table-cell table:style-name="ce57" table:number-columns-spanned="2" table:number-rows-spanned="1"/>
          <table:covered-table-cell table:style-name="ce53"/>
          <table:table-cell table:style-name="ce57"/>
          <table:table-cell table:style-name="ce53" table:number-columns-spanned="2" table:number-rows-spanned="1"/>
          <table:covered-table-cell table:style-name="ce57"/>
          <table:table-cell table:style-name="ce38"/>
          <table:table-cell table:style-name="ce13"/>
          <table:table-cell table:style-name="ce5" table:formula="of:=[$Données.A72]" office:value-type="string" office:string-value="Signe de (-7x-1)" calcext:value-type="string">
            <text:p>Signe de (-7x-1)</text:p>
          </table:table-cell>
          <table:table-cell table:style-name="ce11"/>
          <table:table-cell table:style-name="ce57" table:number-columns-spanned="2" table:number-rows-spanned="1"/>
          <table:covered-table-cell table:style-name="ce53"/>
          <table:table-cell table:style-name="ce57"/>
          <table:table-cell table:style-name="ce53" table:number-columns-spanned="2" table:number-rows-spanned="1"/>
          <table:covered-table-cell table:style-name="ce57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1" table:number-columns-repeated="38"/>
          <table:table-cell table:number-columns-repeated="6"/>
        </table:table-row>
        <table:table-row table:style-name="ro2">
          <table:table-cell table:style-name="ce5" table:formula="of:=[$Données.A68]" office:value-type="string" office:string-value="Signe de (4x-7)" calcext:value-type="string">
            <text:p>Signe de (4x-7)</text:p>
          </table:table-cell>
          <table:table-cell table:style-name="ce11"/>
          <table:table-cell table:style-name="ce57" table:number-columns-spanned="2" table:number-rows-spanned="1"/>
          <table:covered-table-cell table:style-name="ce57"/>
          <table:table-cell table:style-name="ce57"/>
          <table:table-cell table:style-name="ce57" table:number-columns-spanned="2" table:number-rows-spanned="1"/>
          <table:covered-table-cell table:style-name="ce57"/>
          <table:table-cell table:style-name="ce38"/>
          <table:table-cell table:style-name="ce13"/>
          <table:table-cell table:style-name="ce5" table:formula="of:=[$Données.A73]" office:value-type="string" office:string-value="Signe de (-3x+5)" calcext:value-type="string">
            <text:p>Signe de (-3x+5)</text:p>
          </table:table-cell>
          <table:table-cell table:style-name="ce11"/>
          <table:table-cell table:style-name="ce57" table:number-columns-spanned="2" table:number-rows-spanned="1"/>
          <table:covered-table-cell table:style-name="ce57"/>
          <table:table-cell table:style-name="ce57"/>
          <table:table-cell table:style-name="ce57" table:number-columns-spanned="2" table:number-rows-spanned="1"/>
          <table:covered-table-cell table:style-name="ce57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1" table:number-columns-repeated="38"/>
          <table:table-cell table:number-columns-repeated="6"/>
        </table:table-row>
        <table:table-row table:style-name="ro2">
          <table:table-cell table:style-name="ce5" table:formula="of:=[$Données.A69]" office:value-type="string" office:string-value="Signe de (7x+2)(4x-7)" calcext:value-type="string">
            <text:p>Signe de (7x+2)(4x-7)</text:p>
          </table:table-cell>
          <table:table-cell table:style-name="ce11"/>
          <table:table-cell table:style-name="ce57" table:number-columns-spanned="2" table:number-rows-spanned="1"/>
          <table:covered-table-cell table:style-name="ce57"/>
          <table:table-cell table:style-name="ce57"/>
          <table:table-cell table:style-name="ce57" table:number-columns-spanned="2" table:number-rows-spanned="1"/>
          <table:covered-table-cell table:style-name="ce57"/>
          <table:table-cell table:style-name="ce38"/>
          <table:table-cell table:style-name="ce13"/>
          <table:table-cell table:style-name="ce5" table:formula="of:=[$Données.A74]" office:value-type="string" office:string-value="Signe de (-7x-1) / (-3x+5)" calcext:value-type="string">
            <text:p>Signe de (-7x-1) / (-3x+5)</text:p>
          </table:table-cell>
          <table:table-cell table:style-name="ce11"/>
          <table:table-cell table:style-name="ce57" table:number-columns-spanned="2" table:number-rows-spanned="1"/>
          <table:covered-table-cell table:style-name="ce57"/>
          <table:table-cell table:style-name="ce57"/>
          <table:table-cell table:style-name="ce57" table:number-columns-spanned="2" table:number-rows-spanned="1"/>
          <table:covered-table-cell table:style-name="ce57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1" table:number-columns-repeated="38"/>
          <table:table-cell table:number-columns-repeated="6"/>
        </table:table-row>
        <table:table-row table:style-name="ro2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11" table:number-columns-repeated="38"/>
          <table:table-cell table:number-columns-repeated="7"/>
        </table:table-row>
        <table:table-row table:style-name="ro2">
          <table:table-cell table:style-name="ce13" table:number-columns-repeated="9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11" table:number-columns-repeated="38"/>
          <table:table-cell table:number-columns-repeated="7"/>
        </table:table-row>
        <table:table-row table:style-name="ro2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11" table:number-columns-repeated="38"/>
          <table:table-cell table:number-columns-repeated="7"/>
        </table:table-row>
        <table:table-row table:style-name="ro2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66];&quot;&quot;)" table:number-columns-spanned="2" table:number-rows-spanned="1">
            <text:p/>
          </table:table-cell>
          <table:covered-table-cell table:style-name="ce118"/>
          <table:table-cell table:style-name="ce118"/>
          <table:table-cell table:style-name="ce86" table:formula="of:=IF([.$C$17];[Données.F66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71];&quot;&quot;)" table:number-columns-spanned="2" table:number-rows-spanned="1">
            <text:p/>
          </table:table-cell>
          <table:covered-table-cell table:style-name="ce118"/>
          <table:table-cell table:style-name="ce118"/>
          <table:table-cell table:style-name="ce86" table:formula="of:=IF([.$C$17];[Données.F71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07"/>
        </table:table-row>
        <table:table-row table:style-name="ro2">
          <table:table-cell table:style-name="ce5" table:formula="of:=[.A5]" office:value-type="string" office:string-value="Signe de (7x+2)" calcext:value-type="string">
            <text:p>Signe de (7x+2)</text:p>
          </table:table-cell>
          <table:table-cell table:style-name="ce75" table:formula="of:=IF([.$C$17];[Données.B67];&quot;&quot;)">
            <text:p/>
          </table:table-cell>
          <table:table-cell table:style-name="ce117" table:formula="of:=IF([.$C$17];[Données.C67];&quot;&quot;)" table:number-columns-spanned="2" table:number-rows-spanned="1">
            <text:p/>
          </table:table-cell>
          <table:covered-table-cell table:style-name="ce118"/>
          <table:table-cell table:style-name="ce117" table:formula="of:=IF([.$C$17];[Données.E67];&quot;&quot;)">
            <text:p/>
          </table:table-cell>
          <table:table-cell table:style-name="ce118" table:formula="of:=IF([.$C$17];[Données.F67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67];&quot;&quot;)">
            <text:p/>
          </table:table-cell>
          <table:table-cell/>
          <table:table-cell table:style-name="ce5" table:formula="of:=[.J5]" office:value-type="string" office:string-value="Signe de (-7x-1)" calcext:value-type="string">
            <text:p>Signe de (-7x-1)</text:p>
          </table:table-cell>
          <table:table-cell table:style-name="ce75" table:formula="of:=IF([.$C$17];IF(SIGN(VLOOKUP([Données.O5];[Données.$B$3:.$N$32];2)*([Données.F62]-1)+VLOOKUP([Données.O5];[Données.$B$3:.$N$32];3))=1;&quot;+&quot;;&quot;-&quot;);&quot;&quot;)">
            <text:p/>
          </table:table-cell>
          <table:table-cell table:style-name="ce117" table:formula="of:=IF([.$C$17];[Données.C72];&quot;&quot;)" table:number-columns-spanned="2" table:number-rows-spanned="1">
            <text:p/>
          </table:table-cell>
          <table:covered-table-cell table:style-name="ce118"/>
          <table:table-cell table:style-name="ce117" table:formula="of:=IF([.$C$17];[Données.E72];&quot;&quot;)">
            <text:p/>
          </table:table-cell>
          <table:table-cell table:style-name="ce118" table:formula="of:=IF([.$C$17];[Données.F72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72];&quot;&quot;)">
            <text:p/>
          </table:table-cell>
          <table:table-cell table:number-columns-repeated="1007"/>
        </table:table-row>
        <table:table-row table:style-name="ro2">
          <table:table-cell table:style-name="ce5" table:formula="of:=[.A6]" office:value-type="string" office:string-value="Signe de (4x-7)" calcext:value-type="string">
            <text:p>Signe de (4x-7)</text:p>
          </table:table-cell>
          <table:table-cell table:style-name="ce75" table:formula="of:=IF([.$C$17];[Données.B68];&quot;&quot;)">
            <text:p/>
          </table:table-cell>
          <table:table-cell table:style-name="ce118" table:formula="of:=IF([.$C$17];[Données.C68];&quot;&quot;)" table:number-columns-spanned="2" table:number-rows-spanned="1">
            <text:p/>
          </table:table-cell>
          <table:covered-table-cell table:style-name="ce59"/>
          <table:table-cell table:style-name="ce117" table:formula="of:=IF([.$C$17];[Données.E68];&quot;&quot;)">
            <text:p/>
          </table:table-cell>
          <table:table-cell table:style-name="ce117" table:formula="of:=IF([.$C$17];[Données.F68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68];&quot;&quot;)">
            <text:p/>
          </table:table-cell>
          <table:table-cell/>
          <table:table-cell table:style-name="ce5" table:formula="of:=[.J6]" office:value-type="string" office:string-value="Signe de (-3x+5)" calcext:value-type="string">
            <text:p>Signe de (-3x+5)</text:p>
          </table:table-cell>
          <table:table-cell table:style-name="ce75" table:formula="of:=IF([.$C$17];[Données.B73];&quot;&quot;)">
            <text:p/>
          </table:table-cell>
          <table:table-cell table:style-name="ce118" table:formula="of:=IF([.$C$17];[Données.C73];&quot;&quot;)" table:number-columns-spanned="2" table:number-rows-spanned="1">
            <text:p/>
          </table:table-cell>
          <table:covered-table-cell table:style-name="ce59"/>
          <table:table-cell table:style-name="ce117" table:formula="of:=IF([.$C$17];[Données.E73];&quot;&quot;)">
            <text:p/>
          </table:table-cell>
          <table:table-cell table:style-name="ce117" table:formula="of:=IF([.$C$17];[Données.F73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73];&quot;&quot;)">
            <text:p/>
          </table:table-cell>
          <table:table-cell table:number-columns-repeated="1007"/>
        </table:table-row>
        <table:table-row table:style-name="ro2">
          <table:table-cell table:style-name="ce5" table:formula="of:=[.A7]" office:value-type="string" office:string-value="Signe de (7x+2)(4x-7)" calcext:value-type="string">
            <text:p>Signe de (7x+2)(4x-7)</text:p>
          </table:table-cell>
          <table:table-cell table:style-name="ce75" table:formula="of:=IF([.$C$17];[Données.B69];&quot;&quot;)">
            <text:p/>
          </table:table-cell>
          <table:table-cell table:style-name="ce30" table:formula="of:=IF([.$C$17];[Données.C69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58" table:formula="of:=IF([.$C$17];[Données.E69];&quot;&quot;)">
            <text:p/>
          </table:table-cell>
          <table:table-cell table:style-name="ce30" table:formula="of:=IF([.$C$17];[Données.F69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69];&quot;&quot;)">
            <text:p/>
          </table:table-cell>
          <table:table-cell/>
          <table:table-cell table:style-name="ce5" table:formula="of:=[.J7]" office:value-type="string" office:string-value="Signe de (-7x-1) / (-3x+5)" calcext:value-type="string">
            <text:p>Signe de (-7x-1) / (-3x+5)</text:p>
          </table:table-cell>
          <table:table-cell table:style-name="ce80" table:formula="of:=IF([.$C$17];[Données.B74];&quot;&quot;)">
            <text:p/>
          </table:table-cell>
          <table:table-cell table:style-name="ce58" table:formula="of:=IF([.$C$17];[Données.C74];&quot;&quot;)" table:number-columns-spanned="2" table:number-rows-spanned="1">
            <text:p/>
          </table:table-cell>
          <table:covered-table-cell table:style-name="ce62" table:formula="of:=IF(OR([.M12]=0;[.M13]=0);0;&quot;&quot;)" office:value-type="float" office:value="0" calcext:value-type="float">
            <text:p>0</text:p>
          </table:covered-table-cell>
          <table:table-cell table:style-name="ce58" table:formula="of:=IF([.$C$17];[Données.E74];&quot;&quot;)">
            <text:p/>
          </table:table-cell>
          <table:table-cell table:style-name="ce58" table:formula="of:=IF([.$C$17];[Données.F74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74];&quot;&quot;)">
            <text:p/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0" office:value-type="boolean" office:boolean-value="false" calcext:value-type="boolean">
            <text:p>FAUX</text:p>
          </table:table-cell>
          <table:table-cell table:style-name="ce94"/>
          <table:table-cell table:number-columns-repeated="6"/>
          <table:table-cell table:style-name="ce13"/>
          <table:table-cell table:number-columns-repeated="1013"/>
        </table:table-row>
        <table:table-row table:style-name="ro2">
          <table:table-cell table:number-columns-repeated="2"/>
          <table:table-cell table:style-name="ce40" office:value-type="boolean" office:boolean-value="false" calcext:value-type="boolean">
            <text:p>FAUX</text:p>
          </table:table-cell>
          <table:table-cell table:style-name="ce9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iveau 3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linked-cell="'Niveau 3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7" form:id="control7" form:label="Résultat" form:linked-cell="'Niveau 3'.C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1" draw:text-style-name="P1" svg:x1="81.35mm" svg:y1="5.56mm" svg:x2="81.35mm" svg:y2="23.68mm">
            <text:p/>
          </draw:line>
          <draw:line draw:z-index="1" draw:style-name="gr2" draw:text-style-name="P1" svg:x1="222.1mm" svg:y1="59.96mm" svg:x2="222.1mm" svg:y2="119.93mm">
            <text:p/>
          </draw:line>
          <draw:line draw:z-index="2" draw:style-name="gr1" draw:text-style-name="P1" svg:x1="304.54mm" svg:y1="59.26mm" svg:x2="304.54mm" svg:y2="119.45mm">
            <text:p/>
          </draw:line>
          <draw:line draw:z-index="3" draw:style-name="gr2" draw:text-style-name="P1" svg:x1="222.11mm" svg:y1="149.32mm" svg:x2="222.11mm" svg:y2="209.28mm">
            <text:p/>
          </draw:line>
          <draw:line draw:z-index="4" draw:style-name="gr1" draw:text-style-name="P1" svg:x1="304.89mm" svg:y1="149.21mm" svg:x2="304.89mm" svg:y2="208.22mm">
            <text:p/>
          </draw:line>
          <draw:line draw:z-index="5" draw:style-name="gr2" draw:text-style-name="P1" svg:x1="387.74mm" svg:y1="59.4mm" svg:x2="387.74mm" svg:y2="119.18mm">
            <text:p/>
          </draw:line>
          <draw:line draw:z-index="6" draw:style-name="gr1" draw:text-style-name="P1" svg:x1="387.48mm" svg:y1="148.77mm" svg:x2="387.48mm" svg:y2="208.49mm">
            <text:p/>
          </draw:line>
          <draw:control draw:z-index="7" draw:style-name="gr3" draw:text-style-name="P2" svg:width="40.19mm" svg:height="16.8mm" svg:x="326.09mm" svg:y="5.92mm" draw:control="control6"/>
          <draw:control draw:z-index="8" draw:style-name="gr3" draw:text-style-name="P2" svg:width="39.9mm" svg:height="16.8mm" svg:x="276.58mm" svg:y="5.64mm" draw:control="control7"/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6" table:number-columns-repeated="4" table:default-cell-style-name="ce41"/>
        <table:table-column table:style-name="co23" table:default-cell-style-name="ce41"/>
        <table:table-column table:style-name="co18" table:number-columns-repeated="1008" table:default-cell-style-name="ce41"/>
        <table:table-row table:style-name="ro2">
          <table:table-cell table:style-name="ce1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11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7];[.$C$18]);[Données.S84]/31*20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2">
          <table:table-cell table:style-name="ce3" office:value-type="string" calcext:value-type="string" table:number-columns-spanned="6" table:number-rows-spanned="1">
            <text:p>Nouveau test : Crtl + Shift + F9</text:p>
          </table:table-cell>
          <table:covered-table-cell table:style-name="ce1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2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2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58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1" table:number-columns-repeated="38"/>
          <table:table-cell table:number-columns-repeated="12"/>
        </table:table-row>
        <table:table-row table:style-name="ro2">
          <table:table-cell table:style-name="ce5" table:formula="of:=[$Données.A84]" office:value-type="string" office:string-value="Signe de (-5x-2)" calcext:value-type="string">
            <text:p>Signe de (-5x-2)</text:p>
          </table:table-cell>
          <table:table-cell table:style-name="ce89"/>
          <table:table-cell table:style-name="ce137" table:number-columns-spanned="2" table:number-rows-spanned="1"/>
          <table:covered-table-cell table:style-name="ce143"/>
          <table:table-cell table:style-name="ce138"/>
          <table:table-cell table:style-name="ce143" table:number-columns-spanned="2" table:number-rows-spanned="1"/>
          <table:covered-table-cell table:style-name="ce137"/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1" table:number-columns-repeated="38"/>
          <table:table-cell table:number-columns-repeated="12"/>
        </table:table-row>
        <table:table-row table:style-name="ro2">
          <table:table-cell table:style-name="ce5" table:formula="of:=[$Données.A85]" office:value-type="string" office:string-value="Signe de (-4x+5)" calcext:value-type="string">
            <text:p>Signe de (-4x+5)</text:p>
          </table:table-cell>
          <table:table-cell table:style-name="ce89"/>
          <table:table-cell table:style-name="ce137" table:number-columns-spanned="2" table:number-rows-spanned="1"/>
          <table:covered-table-cell table:style-name="ce137"/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11" table:number-columns-repeated="38"/>
          <table:table-cell table:number-columns-repeated="12"/>
        </table:table-row>
        <table:table-row table:style-name="ro2">
          <table:table-cell table:style-name="ce5" table:formula="of:=[$Données.A86]" office:value-type="string" office:string-value="Signe de (-5x-7)" calcext:value-type="string">
            <text:p>Signe de (-5x-7)</text:p>
          </table:table-cell>
          <table:table-cell table:style-name="ce89"/>
          <table:table-cell table:style-name="ce137" table:number-columns-spanned="2" table:number-rows-spanned="1"/>
          <table:covered-table-cell table:style-name="ce137"/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1" table:number-columns-repeated="38"/>
          <table:table-cell table:number-columns-repeated="12"/>
        </table:table-row>
        <table:table-row table:style-name="ro2">
          <table:table-cell table:style-name="ce5" table:formula="of:=[$Données.A87]" office:value-type="string" office:string-value="Signe de (-5x-2)(-4x+5)(-5x-7)" calcext:value-type="string">
            <text:p>Signe de (-5x-2)(-4x+5)(-5x-7)</text:p>
          </table:table-cell>
          <table:table-cell table:style-name="ce89"/>
          <table:table-cell table:style-name="ce137" table:number-columns-spanned="2" table:number-rows-spanned="1"/>
          <table:covered-table-cell table:style-name="ce137"/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1" table:number-columns-repeated="38"/>
          <table:table-cell table:number-columns-repeated="12"/>
        </table:table-row>
        <table:table-row table:style-name="ro2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11" table:number-columns-repeated="38"/>
          <table:table-cell table:number-columns-repeated="13"/>
        </table:table-row>
        <table:table-row table:style-name="ro2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83];&quot;&quot;)" table:number-columns-spanned="2" table:number-rows-spanned="1">
            <text:p/>
          </table:table-cell>
          <table:covered-table-cell table:style-name="ce118"/>
          <table:table-cell table:style-name="ce118"/>
          <table:table-cell table:style-name="ce86" table:formula="of:=IF([.$C$17];[Données.F83];&quot;&quot;)" table:number-columns-spanned="2" table:number-rows-spanned="1">
            <text:p/>
          </table:table-cell>
          <table:covered-table-cell table:style-name="ce117"/>
          <table:table-cell table:style-name="ce117"/>
          <table:table-cell table:style-name="ce86" table:formula="of:=IF([.$C$17];[Données.I83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2">
          <table:table-cell table:style-name="ce5" table:formula="of:=[.A5]" office:value-type="string" office:string-value="Signe de (-5x-2)" calcext:value-type="string">
            <text:p>Signe de (-5x-2)</text:p>
          </table:table-cell>
          <table:table-cell table:style-name="ce75" table:formula="of:=IF([.$C$17];[Données.B84];&quot;&quot;)">
            <text:p/>
          </table:table-cell>
          <table:table-cell table:style-name="ce118" table:formula="of:=IF([.$C$17];[Données.C84];&quot;&quot;)" table:number-columns-spanned="2" table:number-rows-spanned="1">
            <text:p/>
          </table:table-cell>
          <table:covered-table-cell table:style-name="ce118"/>
          <table:table-cell table:style-name="ce118" table:formula="of:=IF([.$C$17];[Données.E84];&quot;&quot;)">
            <text:p/>
          </table:table-cell>
          <table:table-cell table:style-name="ce118" table:formula="of:=IF([.$C$17];[Données.F84];&quot;&quot;)" table:number-columns-spanned="2" table:number-rows-spanned="1">
            <text:p/>
          </table:table-cell>
          <table:covered-table-cell table:style-name="ce117"/>
          <table:table-cell table:style-name="ce118" table:formula="of:=IF([.$C$17];[Données.H84];&quot;&quot;)">
            <text:p/>
          </table:table-cell>
          <table:table-cell table:style-name="ce118" table:formula="of:=IF([.$C$17];[Données.I84];&quot;&quot;)" table:number-columns-spanned="2" table:number-rows-spanned="1">
            <text:p/>
          </table:table-cell>
          <table:covered-table-cell table:style-name="ce117"/>
          <table:table-cell table:style-name="ce157" table:formula="of:=IF([.$C$17];[Données.K84];&quot;&quot;)">
            <text:p/>
          </table:table-cell>
          <table:table-cell table:number-columns-repeated="1013"/>
        </table:table-row>
        <table:table-row table:style-name="ro2">
          <table:table-cell table:style-name="ce5" table:formula="of:=[.A6]" office:value-type="string" office:string-value="Signe de (-4x+5)" calcext:value-type="string">
            <text:p>Signe de (-4x+5)</text:p>
          </table:table-cell>
          <table:table-cell table:style-name="ce75" table:formula="of:=IF([.$C$17];[Données.B85];&quot;&quot;)">
            <text:p/>
          </table:table-cell>
          <table:table-cell table:style-name="ce118" table:formula="of:=IF([.$C$17];[Données.C85];&quot;&quot;)" table:number-columns-spanned="2" table:number-rows-spanned="1">
            <text:p/>
          </table:table-cell>
          <table:covered-table-cell table:style-name="ce118"/>
          <table:table-cell table:style-name="ce118" table:formula="of:=IF([.$C$17];[Données.E85];&quot;&quot;)">
            <text:p/>
          </table:table-cell>
          <table:table-cell table:style-name="ce118" table:formula="of:=IF([.$C$17];[Données.F85];&quot;&quot;)" table:number-columns-spanned="2" table:number-rows-spanned="1">
            <text:p/>
          </table:table-cell>
          <table:covered-table-cell table:style-name="ce117"/>
          <table:table-cell table:style-name="ce118" table:formula="of:=IF([.$C$17];[Données.H85];&quot;&quot;)">
            <text:p/>
          </table:table-cell>
          <table:table-cell table:style-name="ce118" table:formula="of:=IF([.$C$17];[Données.I85];&quot;&quot;)" table:number-columns-spanned="2" table:number-rows-spanned="1">
            <text:p/>
          </table:table-cell>
          <table:covered-table-cell table:style-name="ce117"/>
          <table:table-cell table:style-name="ce96" table:formula="of:=IF([.$C$17];[Données.K85];&quot;&quot;)">
            <text:p/>
          </table:table-cell>
          <table:table-cell table:number-columns-repeated="1013"/>
        </table:table-row>
        <table:table-row table:style-name="ro2">
          <table:table-cell table:style-name="ce5" table:formula="of:=[.A7]" office:value-type="string" office:string-value="Signe de (-5x-7)" calcext:value-type="string">
            <text:p>Signe de (-5x-7)</text:p>
          </table:table-cell>
          <table:table-cell table:style-name="ce75" table:formula="of:=IF([.$C$17];[Données.B86];&quot;&quot;)">
            <text:p/>
          </table:table-cell>
          <table:table-cell table:style-name="ce118" table:formula="of:=IF([.$C$17];[Données.C86];&quot;&quot;)" table:number-columns-spanned="2" table:number-rows-spanned="1">
            <text:p/>
          </table:table-cell>
          <table:covered-table-cell table:style-name="ce118"/>
          <table:table-cell table:style-name="ce118" table:formula="of:=IF([.$C$17];[Données.E86];&quot;&quot;)">
            <text:p/>
          </table:table-cell>
          <table:table-cell table:style-name="ce118" table:formula="of:=IF([.$C$17];[Données.F86];&quot;&quot;)" table:number-columns-spanned="2" table:number-rows-spanned="1">
            <text:p/>
          </table:table-cell>
          <table:covered-table-cell table:style-name="ce117"/>
          <table:table-cell table:style-name="ce118" table:formula="of:=IF([.$C$17];[Données.H86];&quot;&quot;)">
            <text:p/>
          </table:table-cell>
          <table:table-cell table:style-name="ce118" table:formula="of:=IF([.$C$17];[Données.I86];&quot;&quot;)" table:number-columns-spanned="2" table:number-rows-spanned="1">
            <text:p/>
          </table:table-cell>
          <table:covered-table-cell table:style-name="ce117"/>
          <table:table-cell table:style-name="ce96" table:formula="of:=IF([.$C$17];[Données.K86];&quot;&quot;)">
            <text:p/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1" table:number-columns-repeated="38"/>
          <table:table-cell table:number-columns-repeated="12"/>
        </table:table-row>
        <table:table-row table:style-name="ro2">
          <table:table-cell table:style-name="ce5" table:formula="of:=[.A8]" office:value-type="string" office:string-value="Signe de (-5x-2)(-4x+5)(-5x-7)" calcext:value-type="string">
            <text:p>Signe de (-5x-2)(-4x+5)(-5x-7)</text:p>
          </table:table-cell>
          <table:table-cell table:style-name="ce75" table:formula="of:=IF([.$C$17];[Données.B87];&quot;&quot;)">
            <text:p/>
          </table:table-cell>
          <table:table-cell table:style-name="ce118" table:formula="of:=IF([.$C$17];[Données.C87];&quot;&quot;)" table:number-columns-spanned="2" table:number-rows-spanned="1">
            <text:p/>
          </table:table-cell>
          <table:covered-table-cell table:style-name="ce153"/>
          <table:table-cell table:style-name="ce118" table:formula="of:=IF([.$C$17];[Données.E87];&quot;&quot;)">
            <text:p/>
          </table:table-cell>
          <table:table-cell table:style-name="ce153" table:formula="of:=IF([.$C$17];[Données.F87];&quot;&quot;)" table:number-columns-spanned="2" table:number-rows-spanned="1">
            <text:p/>
          </table:table-cell>
          <table:covered-table-cell table:style-name="ce97"/>
          <table:table-cell table:style-name="ce97" table:formula="of:=IF([.$C$17];[Données.H87];&quot;&quot;)">
            <text:p/>
          </table:table-cell>
          <table:table-cell table:style-name="ce153" table:formula="of:=IF([.$C$17];[Données.I87];&quot;&quot;)" table:number-columns-spanned="2" table:number-rows-spanned="1">
            <text:p/>
          </table:table-cell>
          <table:covered-table-cell table:style-name="ce97"/>
          <table:table-cell table:style-name="ce158" table:formula="of:=IF([.$C$17];[Données.K87];&quot;&quot;)">
            <text:p/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41"/>
          <table:table-cell table:style-name="ce94"/>
          <table:table-cell table:number-columns-repeated="1020"/>
        </table:table-row>
        <table:table-row table:style-name="ro2">
          <table:table-cell/>
          <table:table-cell table:style-name="ce90"/>
          <table:table-cell table:style-name="ce40" office:value-type="boolean" office:boolean-value="false" calcext:value-type="boolean">
            <text:p>FAUX</text:p>
          </table:table-cell>
          <table:table-cell table:style-name="ce90"/>
          <table:table-cell table:number-columns-repeated="1020"/>
        </table:table-row>
        <table:table-row table:style-name="ro2">
          <table:table-cell table:number-columns-repeated="2"/>
          <table:table-cell table:style-name="ce142" office:value-type="boolean" office:boolean-value="false" calcext:value-type="boolean">
            <text:p>FAUX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4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linked-cell="'Niveau 4'.C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9" form:id="control9" form:label="Résultat" form:linked-cell="'Niveau 4'.C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1" draw:text-style-name="P1" svg:x1="81.35mm" svg:y1="5.56mm" svg:x2="81.35mm" svg:y2="23.68mm">
            <text:p/>
          </draw:line>
          <draw:line draw:z-index="1" draw:style-name="gr2" draw:text-style-name="P1" svg:x1="222.1mm" svg:y1="59.41mm" svg:x2="222.1mm" svg:y2="103.93mm">
            <text:p/>
          </draw:line>
          <draw:line draw:z-index="2" draw:style-name="gr1" draw:text-style-name="P1" svg:x1="304.54mm" svg:y1="59.76mm" svg:x2="304.54mm" svg:y2="104.45mm">
            <text:p/>
          </draw:line>
          <draw:line draw:z-index="3" draw:style-name="gr2" draw:text-style-name="P1" svg:x1="222.11mm" svg:y1="178.57mm" svg:x2="222.11mm" svg:y2="224.28mm">
            <text:p/>
          </draw:line>
          <draw:line draw:z-index="4" draw:style-name="gr1" draw:text-style-name="P1" svg:x1="304.89mm" svg:y1="178.93mm" svg:x2="304.89mm" svg:y2="223.22mm">
            <text:p/>
          </draw:line>
          <draw:line draw:z-index="5" draw:style-name="gr2" draw:text-style-name="P1" svg:x1="387.74mm" svg:y1="59.41mm" svg:x2="387.74mm" svg:y2="104.18mm">
            <text:p/>
          </draw:line>
          <draw:line draw:z-index="6" draw:style-name="gr1" draw:text-style-name="P1" svg:x1="387.48mm" svg:y1="178.93mm" svg:x2="387.48mm" svg:y2="223.49mm">
            <text:p/>
          </draw:line>
          <draw:control draw:z-index="7" draw:style-name="gr3" draw:text-style-name="P2" svg:width="40.19mm" svg:height="16.8mm" svg:x="326.09mm" svg:y="5.92mm" draw:control="control8"/>
          <draw:control draw:z-index="8" draw:style-name="gr3" draw:text-style-name="P2" svg:width="39.9mm" svg:height="16.8mm" svg:x="276.58mm" svg:y="6.64mm" draw:control="control9"/>
          <draw:line draw:z-index="9" draw:style-name="gr1" draw:text-style-name="P1" svg:x1="81.35mm" svg:y1="5.56mm" svg:x2="81.35mm" svg:y2="23.68mm">
            <text:p/>
          </draw:line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6" table:number-columns-repeated="4" table:default-cell-style-name="ce41"/>
        <table:table-column table:style-name="co23" table:default-cell-style-name="ce41"/>
        <table:table-column table:style-name="co18" table:number-columns-repeated="1008" table:default-cell-style-name="ce41"/>
        <table:table-row table:style-name="ro2">
          <table:table-cell table:style-name="ce1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11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9];[.$C$20]);[Données.S97]/31*20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2">
          <table:table-cell table:style-name="ce3" office:value-type="string" calcext:value-type="string" table:number-columns-spanned="6" table:number-rows-spanned="1">
            <text:p>Nouveau test : Crtl + Shift + F9</text:p>
          </table:table-cell>
          <table:covered-table-cell table:style-name="ce1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2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1" table:number-columns-repeated="38"/>
          <table:table-cell table:number-columns-repeated="12"/>
        </table:table-row>
        <table:table-row table:style-name="ro2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58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1" table:number-columns-repeated="38"/>
          <table:table-cell table:number-columns-repeated="12"/>
        </table:table-row>
        <table:table-row table:style-name="ro2">
          <table:table-cell table:style-name="ce5" table:formula="of:=[$Données.A97]" office:value-type="string" office:string-value="Signe de (3x-7)" calcext:value-type="string">
            <text:p>Signe de (3x-7)</text:p>
          </table:table-cell>
          <table:table-cell table:style-name="ce89"/>
          <table:table-cell table:style-name="ce137" table:number-columns-spanned="2" table:number-rows-spanned="1"/>
          <table:covered-table-cell table:style-name="ce143"/>
          <table:table-cell table:style-name="ce138"/>
          <table:table-cell table:style-name="ce143" table:number-columns-spanned="2" table:number-rows-spanned="1"/>
          <table:covered-table-cell table:style-name="ce137"/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11" table:number-columns-repeated="38"/>
          <table:table-cell table:number-columns-repeated="12"/>
        </table:table-row>
        <table:table-row table:style-name="ro2">
          <table:table-cell table:style-name="ce5" table:formula="of:=[$Données.A98]" office:value-type="string" office:string-value="Signe de (7x-1)" calcext:value-type="string">
            <text:p>Signe de (7x-1)</text:p>
          </table:table-cell>
          <table:table-cell table:style-name="ce89"/>
          <table:table-cell table:style-name="ce137" table:number-columns-spanned="2" table:number-rows-spanned="1"/>
          <table:covered-table-cell table:style-name="ce137"/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1" table:number-columns-repeated="38"/>
          <table:table-cell table:number-columns-repeated="12"/>
        </table:table-row>
        <table:table-row table:style-name="ro2">
          <table:table-cell table:style-name="ce5" table:formula="of:=[$Données.A99]" office:value-type="string" office:string-value="Signe de (-2x+11)" calcext:value-type="string">
            <text:p>Signe de (-2x+11)</text:p>
          </table:table-cell>
          <table:table-cell table:style-name="ce89"/>
          <table:table-cell table:style-name="ce137" table:number-columns-spanned="2" table:number-rows-spanned="1"/>
          <table:covered-table-cell table:style-name="ce137"/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1" table:number-columns-repeated="38"/>
          <table:table-cell table:number-columns-repeated="12"/>
        </table:table-row>
        <table:table-row table:style-name="ro2">
          <table:table-cell table:style-name="ce5" table:formula="of:=[$Données.A100]" office:value-type="string" office:string-value="Signe de (3x-7)(7x-1) / (-2x+11)" calcext:value-type="string">
            <text:p>Signe de (3x-7)(7x-1) / (-2x+11)</text:p>
          </table:table-cell>
          <table:table-cell table:style-name="ce89"/>
          <table:table-cell table:style-name="ce137" table:number-columns-spanned="2" table:number-rows-spanned="1"/>
          <table:covered-table-cell table:style-name="ce137"/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0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11" table:number-columns-repeated="38"/>
          <table:table-cell table:number-columns-repeated="13"/>
        </table:table-row>
        <table:table-row table:style-name="ro2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2">
          <table:table-cell table:style-name="ce13"/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 table:number-columns-repeated="1013"/>
        </table:table-row>
        <table:table-row table:style-name="ro2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2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9];[Données.C96];&quot;&quot;)" table:number-columns-spanned="2" table:number-rows-spanned="1">
            <text:p/>
          </table:table-cell>
          <table:covered-table-cell table:style-name="ce118"/>
          <table:table-cell table:style-name="ce118"/>
          <table:table-cell table:style-name="ce86" table:formula="of:=IF([.$C$19];[Données.F96];&quot;&quot;)" table:number-columns-spanned="2" table:number-rows-spanned="1">
            <text:p/>
          </table:table-cell>
          <table:covered-table-cell table:style-name="ce117"/>
          <table:table-cell table:style-name="ce117"/>
          <table:table-cell table:style-name="ce86" table:formula="of:=IF([.$C$19];[Données.I9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1" table:number-columns-repeated="38"/>
          <table:table-cell table:number-columns-repeated="12"/>
        </table:table-row>
        <table:table-row table:style-name="ro2">
          <table:table-cell table:style-name="ce5" table:formula="of:=[.A5]" office:value-type="string" office:string-value="Signe de (3x-7)" calcext:value-type="string">
            <text:p>Signe de (3x-7)</text:p>
          </table:table-cell>
          <table:table-cell table:style-name="ce75" table:formula="of:=IF([.$C$19];[Données.B97];&quot;&quot;)">
            <text:p/>
          </table:table-cell>
          <table:table-cell table:style-name="ce118" table:formula="of:=IF([.$C$19];[Données.C97];&quot;&quot;)" table:number-columns-spanned="2" table:number-rows-spanned="1">
            <text:p/>
          </table:table-cell>
          <table:covered-table-cell table:style-name="ce118"/>
          <table:table-cell table:style-name="ce118" table:formula="of:=IF([.$C$19];[Données.E97];&quot;&quot;)">
            <text:p/>
          </table:table-cell>
          <table:table-cell table:style-name="ce118" table:formula="of:=IF([.$C$19];[Données.F97];&quot;&quot;)" table:number-columns-spanned="2" table:number-rows-spanned="1">
            <text:p/>
          </table:table-cell>
          <table:covered-table-cell table:style-name="ce117"/>
          <table:table-cell table:style-name="ce118" table:formula="of:=IF([.$C$19];[Données.H97];&quot;&quot;)">
            <text:p/>
          </table:table-cell>
          <table:table-cell table:style-name="ce118" table:formula="of:=IF([.$C$19];[Données.I97];&quot;&quot;)" table:number-columns-spanned="2" table:number-rows-spanned="1">
            <text:p/>
          </table:table-cell>
          <table:covered-table-cell table:style-name="ce117"/>
          <table:table-cell table:style-name="ce157" table:formula="of:=IF([.$C$19];[Données.K97];&quot;&quot;)">
            <text:p/>
          </table:table-cell>
          <table:table-cell table:number-columns-repeated="1013"/>
        </table:table-row>
        <table:table-row table:style-name="ro2">
          <table:table-cell table:style-name="ce5" table:formula="of:=[.A6]" office:value-type="string" office:string-value="Signe de (7x-1)" calcext:value-type="string">
            <text:p>Signe de (7x-1)</text:p>
          </table:table-cell>
          <table:table-cell table:style-name="ce75" table:formula="of:=IF([.$C$19];[Données.B98];&quot;&quot;)">
            <text:p/>
          </table:table-cell>
          <table:table-cell table:style-name="ce118" table:formula="of:=IF([.$C$19];[Données.C98];&quot;&quot;)" table:number-columns-spanned="2" table:number-rows-spanned="1">
            <text:p/>
          </table:table-cell>
          <table:covered-table-cell table:style-name="ce118"/>
          <table:table-cell table:style-name="ce118" table:formula="of:=IF([.$C$19];[Données.E98];&quot;&quot;)">
            <text:p/>
          </table:table-cell>
          <table:table-cell table:style-name="ce118" table:formula="of:=IF([.$C$19];[Données.F98];&quot;&quot;)" table:number-columns-spanned="2" table:number-rows-spanned="1">
            <text:p/>
          </table:table-cell>
          <table:covered-table-cell table:style-name="ce117"/>
          <table:table-cell table:style-name="ce118" table:formula="of:=IF([.$C$19];[Données.H98];&quot;&quot;)">
            <text:p/>
          </table:table-cell>
          <table:table-cell table:style-name="ce118" table:formula="of:=IF([.$C$19];[Données.I98];&quot;&quot;)" table:number-columns-spanned="2" table:number-rows-spanned="1">
            <text:p/>
          </table:table-cell>
          <table:covered-table-cell table:style-name="ce117"/>
          <table:table-cell table:style-name="ce157" table:formula="of:=IF([.$C$19];[Données.K98];&quot;&quot;)">
            <text:p/>
          </table:table-cell>
          <table:table-cell table:number-columns-repeated="1013"/>
        </table:table-row>
        <table:table-row table:style-name="ro2">
          <table:table-cell table:style-name="ce5" table:formula="of:=[.A7]" office:value-type="string" office:string-value="Signe de (-2x+11)" calcext:value-type="string">
            <text:p>Signe de (-2x+11)</text:p>
          </table:table-cell>
          <table:table-cell table:style-name="ce75" table:formula="of:=IF([.$C$19];[Données.B99];&quot;&quot;)">
            <text:p/>
          </table:table-cell>
          <table:table-cell table:style-name="ce118" table:formula="of:=IF([.$C$19];[Données.C99];&quot;&quot;)" table:number-columns-spanned="2" table:number-rows-spanned="1">
            <text:p/>
          </table:table-cell>
          <table:covered-table-cell table:style-name="ce118"/>
          <table:table-cell table:style-name="ce118" table:formula="of:=IF([.$C$19];[Données.E99];&quot;&quot;)">
            <text:p/>
          </table:table-cell>
          <table:table-cell table:style-name="ce118" table:formula="of:=IF([.$C$19];[Données.F99];&quot;&quot;)" table:number-columns-spanned="2" table:number-rows-spanned="1">
            <text:p/>
          </table:table-cell>
          <table:covered-table-cell table:style-name="ce117"/>
          <table:table-cell table:style-name="ce118" table:formula="of:=IF([.$C$19];[Données.H99];&quot;&quot;)">
            <text:p/>
          </table:table-cell>
          <table:table-cell table:style-name="ce118" table:formula="of:=IF([.$C$19];[Données.I99];&quot;&quot;)" table:number-columns-spanned="2" table:number-rows-spanned="1">
            <text:p/>
          </table:table-cell>
          <table:covered-table-cell table:style-name="ce117"/>
          <table:table-cell table:style-name="ce157" table:formula="of:=IF([.$C$19];[Données.K99];&quot;&quot;)">
            <text:p/>
          </table:table-cell>
          <table:table-cell table:number-columns-repeated="1013"/>
        </table:table-row>
        <table:table-row table:style-name="ro2">
          <table:table-cell table:style-name="ce5" table:formula="of:=[.A8]" office:value-type="string" office:string-value="Signe de (3x-7)(7x-1) / (-2x+11)" calcext:value-type="string">
            <text:p>Signe de (3x-7)(7x-1) / (-2x+11)</text:p>
          </table:table-cell>
          <table:table-cell table:style-name="ce75" table:formula="of:=IF([.$C$19];[Données.B100];&quot;&quot;)">
            <text:p/>
          </table:table-cell>
          <table:table-cell table:style-name="ce118" table:formula="of:=IF([.$C$19];[Données.C100];&quot;&quot;)" table:number-columns-spanned="2" table:number-rows-spanned="1">
            <text:p/>
          </table:table-cell>
          <table:covered-table-cell table:style-name="ce153"/>
          <table:table-cell table:style-name="ce118" table:formula="of:=IF([.$C$19];[Données.E100];&quot;&quot;)">
            <text:p/>
          </table:table-cell>
          <table:table-cell table:style-name="ce118" table:formula="of:=IF([.$C$19];[Données.F100];&quot;&quot;)" table:number-columns-spanned="2" table:number-rows-spanned="1">
            <text:p/>
          </table:table-cell>
          <table:covered-table-cell table:style-name="ce97"/>
          <table:table-cell table:style-name="ce118" table:formula="of:=IF([.$C$19];[Données.H100];&quot;&quot;)">
            <text:p/>
          </table:table-cell>
          <table:table-cell table:style-name="ce118" table:formula="of:=IF([.$C$19];[Données.I100];&quot;&quot;)" table:number-columns-spanned="2" table:number-rows-spanned="1">
            <text:p/>
          </table:table-cell>
          <table:covered-table-cell table:style-name="ce97"/>
          <table:table-cell table:style-name="ce157" table:formula="of:=IF([.$C$19];[Données.K100];&quot;&quot;)">
            <text:p/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2" office:value-type="boolean" office:boolean-value="true" calcext:value-type="boolean">
            <text:p>VRAI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4"/>
          <table:table-cell table:number-columns-repeated="1020"/>
        </table:table-row>
        <table:table-row table:style-name="ro2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7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nnées" table:style-name="ta2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4" table:default-cell-style-name="ce169"/>
        <table:table-column table:style-name="co25" table:default-cell-style-name="ce169"/>
        <table:table-column table:style-name="co26" table:default-cell-style-name="ce169"/>
        <table:table-column table:style-name="co27" table:default-cell-style-name="ce169"/>
        <table:table-column table:style-name="co28" table:default-cell-style-name="ce169"/>
        <table:table-column table:style-name="co29" table:default-cell-style-name="ce169"/>
        <table:table-column table:style-name="co30" table:number-columns-repeated="2" table:default-cell-style-name="ce169"/>
        <table:table-column table:style-name="co31" table:number-columns-repeated="5" table:default-cell-style-name="ce169"/>
        <table:table-column table:style-name="co32" table:default-cell-style-name="ce169"/>
        <table:table-column table:style-name="co33" table:default-cell-style-name="ce169"/>
        <table:table-column table:style-name="co33" table:default-cell-style-name="ce229"/>
        <table:table-column table:style-name="co33" table:number-columns-repeated="5" table:default-cell-style-name="ce169"/>
        <table:table-column table:style-name="co18" table:number-columns-repeated="1003" table:default-cell-style-name="ce169"/>
        <table:table-row table:style-name="ro4">
          <table:table-cell table:style-name="ce165" office:value-type="string" calcext:value-type="string" table:number-columns-spanned="15" table:number-rows-spanned="1">
            <text:p>KELLER Stéphane Lycée agricole Louis Pasteur</text:p>
          </table:table-cell>
          <table:covered-table-cell table:style-name="ce165"/>
          <table:covered-table-cell table:style-name="ce247"/>
          <table:covered-table-cell table:style-name="ce263"/>
          <table:covered-table-cell table:number-columns-repeated="11" table:style-name="ce171"/>
          <table:table-cell table:style-name="ce300"/>
          <table:table-cell table:style-name="ce171" table:number-columns-repeated="951"/>
          <table:table-cell table:number-columns-repeated="57"/>
        </table:table-row>
        <table:table-row table:style-name="ro5">
          <table:table-cell table:style-name="ce219" office:value-type="string" calcext:value-type="string">
            <text:p>Aléatoire a</text:p>
          </table:table-cell>
          <table:table-cell table:style-name="ce219" office:value-type="string" calcext:value-type="string">
            <text:p>Rang</text:p>
          </table:table-cell>
          <table:table-cell table:style-name="ce219" office:value-type="string" calcext:value-type="string">
            <text:p>a</text:p>
          </table:table-cell>
          <table:table-cell table:style-name="ce219" office:value-type="string" calcext:value-type="string">
            <text:p>b</text:p>
          </table:table-cell>
          <table:table-cell table:style-name="ce219" office:value-type="string" calcext:value-type="string">
            <text:p>Concat</text:p>
          </table:table-cell>
          <table:table-cell table:style-name="ce219" office:value-type="string" calcext:value-type="string">
            <text:p>PGCD</text:p>
          </table:table-cell>
          <table:table-cell table:style-name="ce219" office:value-type="string" calcext:value-type="string">
            <text:p>a simpl</text:p>
          </table:table-cell>
          <table:table-cell table:style-name="ce219" office:value-type="string" calcext:value-type="string">
            <text:p>b simpl</text:p>
          </table:table-cell>
          <table:table-cell table:style-name="ce219" office:value-type="string" calcext:value-type="string">
            <text:p>rac num</text:p>
          </table:table-cell>
          <table:table-cell table:style-name="ce219" office:value-type="string" calcext:value-type="string">
            <text:p>rac den</text:p>
          </table:table-cell>
          <table:table-cell table:style-name="ce219" office:value-type="string" calcext:value-type="string">
            <text:p>Rac dec</text:p>
          </table:table-cell>
          <table:table-cell table:style-name="ce219" office:value-type="string" calcext:value-type="string">
            <text:p>Rac frac</text:p>
          </table:table-cell>
          <table:table-cell table:style-name="ce219" office:value-type="string" calcext:value-type="string">
            <text:p>Entier</text:p>
          </table:table-cell>
          <table:table-cell table:style-name="ce219"/>
          <table:table-cell table:style-name="ce219" office:value-type="string" calcext:value-type="string">
            <text:p>Choix</text:p>
          </table:table-cell>
          <table:table-cell table:style-name="ce301"/>
          <table:table-cell table:style-name="ce175" table:number-columns-repeated="8"/>
          <table:table-cell table:number-columns-repeated="1000"/>
        </table:table-row>
        <table:table-row table:style-name="ro5">
          <table:table-cell table:style-name="ce220" table:formula="of:=RANDBETWEEN(1;1000000)" office:value-type="float" office:value="132645" calcext:value-type="float">
            <text:p>132645</text:p>
          </table:table-cell>
          <table:table-cell table:style-name="ce220" office:value-type="float" office:value="1" calcext:value-type="float">
            <text:p>1</text:p>
          </table:table-cell>
          <table:table-cell table:style-name="ce248" office:value-type="float" office:value="-10" calcext:value-type="float">
            <text:p>-10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220" table:formula="of:=GCD(ABS([.C3]);ABS([.D3]))" office:value-type="float" office:value="1" calcext:value-type="float">
            <text:p>1</text:p>
          </table:table-cell>
          <table:table-cell table:style-name="ce270" table:formula="of:=[.C3]/[.F3]" office:value-type="float" office:value="-10" calcext:value-type="float">
            <text:p>-10</text:p>
          </table:table-cell>
          <table:table-cell table:style-name="ce270" table:formula="of:=[.D3]/[.F3]" office:value-type="float" office:value="7" calcext:value-type="float">
            <text:p>7</text:p>
          </table:table-cell>
          <table:table-cell table:style-name="ce279" table:formula="of:=IF([.C3]*[.D3]&lt;0;ABS([.H3]);-ABS([.H3]))" office:value-type="float" office:value="7" calcext:value-type="float">
            <text:p>7</text:p>
          </table:table-cell>
          <table:table-cell table:style-name="ce279" table:formula="of:=ABS([.G3])" office:value-type="float" office:value="10" calcext:value-type="float">
            <text:p>10</text:p>
          </table:table-cell>
          <table:table-cell table:style-name="ce220" table:formula="of:=-[.H3]/[.G3]" office:value-type="float" office:value="0.7" calcext:value-type="float">
            <text:p>0,7</text:p>
          </table:table-cell>
          <table:table-cell table:style-name="ce291" table:formula="of:=-[.H3]/[.G3]" office:value-type="float" office:value="0.7" calcext:value-type="float">
            <text:p><text:s/>7/10</text:p>
          </table:table-cell>
          <table:table-cell table:style-name="ce292" table:formula="of:=IF([.K3]-INT([.K3])=0;TRUE();FALSE())" office:value-type="boolean" office:boolean-value="false" calcext:value-type="boolean">
            <text:p>FAUX</text:p>
          </table:table-cell>
          <table:table-cell table:style-name="ce296" table:formula="of:=IF([.M3];[.K3];CONCATENATE([.I3];&quot;/&quot;;[.J3]))" office:value-type="string" office:string-value="7/10" calcext:value-type="string">
            <text:p>7/10</text:p>
          </table:table-cell>
          <table:table-cell table:style-name="ce220" table:formula="of:=RANK([.A3];[.$A$3:.$A$32];0)" office:value-type="float" office:value="26" calcext:value-type="float">
            <text:p>26</text:p>
          </table:table-cell>
          <table:table-cell table:style-name="ce302"/>
          <table:table-cell table:style-name="ce175" table:number-columns-repeated="8"/>
          <table:table-cell table:number-columns-repeated="1000"/>
        </table:table-row>
        <table:table-row table:style-name="ro5">
          <table:table-cell table:style-name="ce220" table:formula="of:=RANDBETWEEN(1;1000000)" office:value-type="float" office:value="161635" calcext:value-type="float">
            <text:p>161635</text:p>
          </table:table-cell>
          <table:table-cell table:style-name="ce220" office:value-type="float" office:value="2" calcext:value-type="float">
            <text:p>2</text:p>
          </table:table-cell>
          <table:table-cell table:style-name="ce248" office:value-type="float" office:value="-9" calcext:value-type="float">
            <text:p>-9</text:p>
          </table:table-cell>
          <table:table-cell table:style-name="ce248" office:value-type="float" office:value="-5" calcext:value-type="float">
            <text:p>-5</text:p>
          </table:table-cell>
          <table:table-cell table:style-name="ce220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220" table:formula="of:=GCD(ABS([.C4]);ABS([.D4]))" office:value-type="float" office:value="1" calcext:value-type="float">
            <text:p>1</text:p>
          </table:table-cell>
          <table:table-cell table:style-name="ce270" table:formula="of:=[.C4]/[.F4]" office:value-type="float" office:value="-9" calcext:value-type="float">
            <text:p>-9</text:p>
          </table:table-cell>
          <table:table-cell table:style-name="ce270" table:formula="of:=[.D4]/[.F4]" office:value-type="float" office:value="-5" calcext:value-type="float">
            <text:p>-5</text:p>
          </table:table-cell>
          <table:table-cell table:style-name="ce279" table:formula="of:=IF([.C4]*[.D4]&lt;0;ABS([.H4]);-ABS([.H4]))" office:value-type="float" office:value="-5" calcext:value-type="float">
            <text:p>-5</text:p>
          </table:table-cell>
          <table:table-cell table:style-name="ce279" table:formula="of:=ABS([.G4])" office:value-type="float" office:value="9" calcext:value-type="float">
            <text:p>9</text:p>
          </table:table-cell>
          <table:table-cell table:style-name="ce220" table:formula="of:=-[.H4]/[.G4]" office:value-type="float" office:value="-0.555555555555556" calcext:value-type="float">
            <text:p>-0,555555555555556</text:p>
          </table:table-cell>
          <table:table-cell table:style-name="ce291" table:formula="of:=-[.H4]/[.G4]" office:value-type="float" office:value="-0.555555555555556" calcext:value-type="float">
            <text:p>- 5/9 </text:p>
          </table:table-cell>
          <table:table-cell table:style-name="ce292" table:formula="of:=IF([.K4]-INT([.K4])=0;TRUE();FALSE())" office:value-type="boolean" office:boolean-value="false" calcext:value-type="boolean">
            <text:p>FAUX</text:p>
          </table:table-cell>
          <table:table-cell table:style-name="ce296" table:formula="of:=IF([.M4];[.K4];CONCATENATE([.I4];&quot;/&quot;;[.J4]))" office:value-type="string" office:string-value="-5/9" calcext:value-type="string">
            <text:p>-5/9</text:p>
          </table:table-cell>
          <table:table-cell table:style-name="ce220" table:formula="of:=RANK([.A4];[.$A$3:.$A$32];0)" office:value-type="float" office:value="25" calcext:value-type="float">
            <text:p>25</text:p>
          </table:table-cell>
          <table:table-cell table:style-name="ce302"/>
          <table:table-cell table:style-name="ce175" table:number-columns-repeated="8"/>
          <table:table-cell table:number-columns-repeated="1000"/>
        </table:table-row>
        <table:table-row table:style-name="ro5">
          <table:table-cell table:style-name="ce220" table:formula="of:=RANDBETWEEN(1;1000000)" office:value-type="float" office:value="881746" calcext:value-type="float">
            <text:p>881746</text:p>
          </table:table-cell>
          <table:table-cell table:style-name="ce220" office:value-type="float" office:value="3" calcext:value-type="float">
            <text:p>3</text:p>
          </table:table-cell>
          <table:table-cell table:style-name="ce248" office:value-type="float" office:value="-8" calcext:value-type="float">
            <text:p>-8</text:p>
          </table:table-cell>
          <table:table-cell table:style-name="ce248" office:value-type="float" office:value="3" calcext:value-type="float">
            <text:p>3</text:p>
          </table:table-cell>
          <table:table-cell table:style-name="ce220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220" table:formula="of:=GCD(ABS([.C5]);ABS([.D5]))" office:value-type="float" office:value="1" calcext:value-type="float">
            <text:p>1</text:p>
          </table:table-cell>
          <table:table-cell table:style-name="ce270" table:formula="of:=[.C5]/[.F5]" office:value-type="float" office:value="-8" calcext:value-type="float">
            <text:p>-8</text:p>
          </table:table-cell>
          <table:table-cell table:style-name="ce270" table:formula="of:=[.D5]/[.F5]" office:value-type="float" office:value="3" calcext:value-type="float">
            <text:p>3</text:p>
          </table:table-cell>
          <table:table-cell table:style-name="ce279" table:formula="of:=IF([.C5]*[.D5]&lt;0;ABS([.H5]);-ABS([.H5]))" office:value-type="float" office:value="3" calcext:value-type="float">
            <text:p>3</text:p>
          </table:table-cell>
          <table:table-cell table:style-name="ce279" table:formula="of:=ABS([.G5])" office:value-type="float" office:value="8" calcext:value-type="float">
            <text:p>8</text:p>
          </table:table-cell>
          <table:table-cell table:style-name="ce220" table:formula="of:=-[.H5]/[.G5]" office:value-type="float" office:value="0.375" calcext:value-type="float">
            <text:p>0,375</text:p>
          </table:table-cell>
          <table:table-cell table:style-name="ce291" table:formula="of:=-[.H5]/[.G5]" office:value-type="float" office:value="0.375" calcext:value-type="float">
            <text:p><text:s/>3/8 </text:p>
          </table:table-cell>
          <table:table-cell table:style-name="ce292" table:formula="of:=IF([.K5]-INT([.K5])=0;TRUE();FALSE())" office:value-type="boolean" office:boolean-value="false" calcext:value-type="boolean">
            <text:p>FAUX</text:p>
          </table:table-cell>
          <table:table-cell table:style-name="ce296" table:formula="of:=IF([.M5];[.K5];CONCATENATE([.I5];&quot;/&quot;;[.J5]))" office:value-type="string" office:string-value="3/8" calcext:value-type="string">
            <text:p>3/8</text:p>
          </table:table-cell>
          <table:table-cell table:style-name="ce220" table:formula="of:=RANK([.A5];[.$A$3:.$A$32];0)" office:value-type="float" office:value="4" calcext:value-type="float">
            <text:p>4</text:p>
          </table:table-cell>
          <table:table-cell table:style-name="ce302"/>
          <table:table-cell table:style-name="ce175" table:number-columns-repeated="8"/>
          <table:table-cell table:number-columns-repeated="1000"/>
        </table:table-row>
        <table:table-row table:style-name="ro5">
          <table:table-cell table:style-name="ce220" table:formula="of:=RANDBETWEEN(1;1000000)" office:value-type="float" office:value="655841" calcext:value-type="float">
            <text:p>655841</text:p>
          </table:table-cell>
          <table:table-cell table:style-name="ce220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220" table:formula="of:=GCD(ABS([.C6]);ABS([.D6]))" office:value-type="float" office:value="1" calcext:value-type="float">
            <text:p>1</text:p>
          </table:table-cell>
          <table:table-cell table:style-name="ce270" table:formula="of:=[.C6]/[.F6]" office:value-type="float" office:value="-7" calcext:value-type="float">
            <text:p>-7</text:p>
          </table:table-cell>
          <table:table-cell table:style-name="ce270" table:formula="of:=[.D6]/[.F6]" office:value-type="float" office:value="-1" calcext:value-type="float">
            <text:p>-1</text:p>
          </table:table-cell>
          <table:table-cell table:style-name="ce279" table:formula="of:=IF([.C6]*[.D6]&lt;0;ABS([.H6]);-ABS([.H6]))" office:value-type="float" office:value="-1" calcext:value-type="float">
            <text:p>-1</text:p>
          </table:table-cell>
          <table:table-cell table:style-name="ce279" table:formula="of:=ABS([.G6])" office:value-type="float" office:value="7" calcext:value-type="float">
            <text:p>7</text:p>
          </table:table-cell>
          <table:table-cell table:style-name="ce220" table:formula="of:=-[.H6]/[.G6]" office:value-type="float" office:value="-0.142857142857143" calcext:value-type="float">
            <text:p>-0,142857142857143</text:p>
          </table:table-cell>
          <table:table-cell table:style-name="ce291" table:formula="of:=-[.H6]/[.G6]" office:value-type="float" office:value="-0.142857142857143" calcext:value-type="float">
            <text:p>- 1/7 </text:p>
          </table:table-cell>
          <table:table-cell table:style-name="ce292" table:formula="of:=IF([.K6]-INT([.K6])=0;TRUE();FALSE())" office:value-type="boolean" office:boolean-value="false" calcext:value-type="boolean">
            <text:p>FAUX</text:p>
          </table:table-cell>
          <table:table-cell table:style-name="ce296" table:formula="of:=IF([.M6];[.K6];CONCATENATE([.I6];&quot;/&quot;;[.J6]))" office:value-type="string" office:string-value="-1/7" calcext:value-type="string">
            <text:p>-1/7</text:p>
          </table:table-cell>
          <table:table-cell table:style-name="ce220" table:formula="of:=RANK([.A6];[.$A$3:.$A$32];0)" office:value-type="float" office:value="10" calcext:value-type="float">
            <text:p>10</text:p>
          </table:table-cell>
          <table:table-cell table:style-name="ce302"/>
          <table:table-cell table:style-name="ce175" table:number-columns-repeated="8"/>
          <table:table-cell table:number-columns-repeated="1000"/>
        </table:table-row>
        <table:table-row table:style-name="ro5">
          <table:table-cell table:style-name="ce220" table:formula="of:=RANDBETWEEN(1;1000000)" office:value-type="float" office:value="800945" calcext:value-type="float">
            <text:p>800945</text:p>
          </table:table-cell>
          <table:table-cell table:style-name="ce220" office:value-type="float" office:value="5" calcext:value-type="float">
            <text:p>5</text:p>
          </table:table-cell>
          <table:table-cell table:style-name="ce248" office:value-type="float" office:value="-6" calcext:value-type="float">
            <text:p>-6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220" table:formula="of:=GCD(ABS([.C7]);ABS([.D7]))" office:value-type="float" office:value="1" calcext:value-type="float">
            <text:p>1</text:p>
          </table:table-cell>
          <table:table-cell table:style-name="ce270" table:formula="of:=[.C7]/[.F7]" office:value-type="float" office:value="-6" calcext:value-type="float">
            <text:p>-6</text:p>
          </table:table-cell>
          <table:table-cell table:style-name="ce270" table:formula="of:=[.D7]/[.F7]" office:value-type="float" office:value="7" calcext:value-type="float">
            <text:p>7</text:p>
          </table:table-cell>
          <table:table-cell table:style-name="ce279" table:formula="of:=IF([.C7]*[.D7]&lt;0;ABS([.H7]);-ABS([.H7]))" office:value-type="float" office:value="7" calcext:value-type="float">
            <text:p>7</text:p>
          </table:table-cell>
          <table:table-cell table:style-name="ce279" table:formula="of:=ABS([.G7])" office:value-type="float" office:value="6" calcext:value-type="float">
            <text:p>6</text:p>
          </table:table-cell>
          <table:table-cell table:style-name="ce220" table:formula="of:=-[.H7]/[.G7]" office:value-type="float" office:value="1.16666666666667" calcext:value-type="float">
            <text:p>1,16666666666667</text:p>
          </table:table-cell>
          <table:table-cell table:style-name="ce291" table:formula="of:=-[.H7]/[.G7]" office:value-type="float" office:value="1.16666666666667" calcext:value-type="float">
            <text:p><text:s/>7/6 </text:p>
          </table:table-cell>
          <table:table-cell table:style-name="ce292" table:formula="of:=IF([.K7]-INT([.K7])=0;TRUE();FALSE())" office:value-type="boolean" office:boolean-value="false" calcext:value-type="boolean">
            <text:p>FAUX</text:p>
          </table:table-cell>
          <table:table-cell table:style-name="ce296" table:formula="of:=IF([.M7];[.K7];CONCATENATE([.I7];&quot;/&quot;;[.J7]))" office:value-type="string" office:string-value="7/6" calcext:value-type="string">
            <text:p>7/6</text:p>
          </table:table-cell>
          <table:table-cell table:style-name="ce220" table:formula="of:=RANK([.A7];[.$A$3:.$A$32];0)" office:value-type="float" office:value="6" calcext:value-type="float">
            <text:p>6</text:p>
          </table:table-cell>
          <table:table-cell table:style-name="ce302"/>
          <table:table-cell table:style-name="ce175" table:number-columns-repeated="8"/>
          <table:table-cell table:number-columns-repeated="1000"/>
        </table:table-row>
        <table:table-row table:style-name="ro5">
          <table:table-cell table:style-name="ce220" table:formula="of:=RANDBETWEEN(1;1000000)" office:value-type="float" office:value="237860" calcext:value-type="float">
            <text:p>237860</text:p>
          </table:table-cell>
          <table:table-cell table:style-name="ce220" office:value-type="float" office:value="6" calcext:value-type="float">
            <text:p>6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220" table:formula="of:=GCD(ABS([.C8]);ABS([.D8]))" office:value-type="float" office:value="1" calcext:value-type="float">
            <text:p>1</text:p>
          </table:table-cell>
          <table:table-cell table:style-name="ce270" table:formula="of:=[.C8]/[.F8]" office:value-type="float" office:value="-5" calcext:value-type="float">
            <text:p>-5</text:p>
          </table:table-cell>
          <table:table-cell table:style-name="ce270" table:formula="of:=[.D8]/[.F8]" office:value-type="float" office:value="-2" calcext:value-type="float">
            <text:p>-2</text:p>
          </table:table-cell>
          <table:table-cell table:style-name="ce279" table:formula="of:=IF([.C8]*[.D8]&lt;0;ABS([.H8]);-ABS([.H8]))" office:value-type="float" office:value="-2" calcext:value-type="float">
            <text:p>-2</text:p>
          </table:table-cell>
          <table:table-cell table:style-name="ce279" table:formula="of:=ABS([.G8])" office:value-type="float" office:value="5" calcext:value-type="float">
            <text:p>5</text:p>
          </table:table-cell>
          <table:table-cell table:style-name="ce220" table:formula="of:=-[.H8]/[.G8]" office:value-type="float" office:value="-0.4" calcext:value-type="float">
            <text:p>-0,4</text:p>
          </table:table-cell>
          <table:table-cell table:style-name="ce291" table:formula="of:=-[.H8]/[.G8]" office:value-type="float" office:value="-0.4" calcext:value-type="float">
            <text:p>- 2/5 </text:p>
          </table:table-cell>
          <table:table-cell table:style-name="ce292" table:formula="of:=IF([.K8]-INT([.K8])=0;TRUE();FALSE())" office:value-type="boolean" office:boolean-value="false" calcext:value-type="boolean">
            <text:p>FAUX</text:p>
          </table:table-cell>
          <table:table-cell table:style-name="ce296" table:formula="of:=IF([.M8];[.K8];CONCATENATE([.I8];&quot;/&quot;;[.J8]))" office:value-type="string" office:string-value="-2/5" calcext:value-type="string">
            <text:p>-2/5</text:p>
          </table:table-cell>
          <table:table-cell table:style-name="ce220" table:formula="of:=RANK([.A8];[.$A$3:.$A$32];0)" office:value-type="float" office:value="22" calcext:value-type="float">
            <text:p>22</text:p>
          </table:table-cell>
          <table:table-cell table:style-name="ce302"/>
          <table:table-cell table:style-name="ce175" table:number-columns-repeated="8"/>
          <table:table-cell table:number-columns-repeated="1000"/>
        </table:table-row>
        <table:table-row table:style-name="ro5">
          <table:table-cell table:style-name="ce220" table:formula="of:=RANDBETWEEN(1;1000000)" office:value-type="float" office:value="250593" calcext:value-type="float">
            <text:p>250593</text:p>
          </table:table-cell>
          <table:table-cell table:style-name="ce220" office:value-type="float" office:value="7" calcext:value-type="float">
            <text:p>7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220" table:formula="of:=GCD(ABS([.C9]);ABS([.D9]))" office:value-type="float" office:value="1" calcext:value-type="float">
            <text:p>1</text:p>
          </table:table-cell>
          <table:table-cell table:style-name="ce270" table:formula="of:=[.C9]/[.F9]" office:value-type="float" office:value="-4" calcext:value-type="float">
            <text:p>-4</text:p>
          </table:table-cell>
          <table:table-cell table:style-name="ce270" table:formula="of:=[.D9]/[.F9]" office:value-type="float" office:value="1" calcext:value-type="float">
            <text:p>1</text:p>
          </table:table-cell>
          <table:table-cell table:style-name="ce279" table:formula="of:=IF([.C9]*[.D9]&lt;0;ABS([.H9]);-ABS([.H9]))" office:value-type="float" office:value="1" calcext:value-type="float">
            <text:p>1</text:p>
          </table:table-cell>
          <table:table-cell table:style-name="ce279" table:formula="of:=ABS([.G9])" office:value-type="float" office:value="4" calcext:value-type="float">
            <text:p>4</text:p>
          </table:table-cell>
          <table:table-cell table:style-name="ce220" table:formula="of:=-[.H9]/[.G9]" office:value-type="float" office:value="0.25" calcext:value-type="float">
            <text:p>0,25</text:p>
          </table:table-cell>
          <table:table-cell table:style-name="ce291" table:formula="of:=-[.H9]/[.G9]" office:value-type="float" office:value="0.25" calcext:value-type="float">
            <text:p><text:s/>1/4 </text:p>
          </table:table-cell>
          <table:table-cell table:style-name="ce292" table:formula="of:=IF([.K9]-INT([.K9])=0;TRUE();FALSE())" office:value-type="boolean" office:boolean-value="false" calcext:value-type="boolean">
            <text:p>FAUX</text:p>
          </table:table-cell>
          <table:table-cell table:style-name="ce296" table:formula="of:=IF([.M9];[.K9];CONCATENATE([.I9];&quot;/&quot;;[.J9]))" office:value-type="string" office:string-value="1/4" calcext:value-type="string">
            <text:p>1/4</text:p>
          </table:table-cell>
          <table:table-cell table:style-name="ce220" table:formula="of:=RANK([.A9];[.$A$3:.$A$32];0)" office:value-type="float" office:value="21" calcext:value-type="float">
            <text:p>21</text:p>
          </table:table-cell>
          <table:table-cell table:style-name="ce302"/>
          <table:table-cell table:style-name="ce175" table:number-columns-repeated="8"/>
          <table:table-cell table:number-columns-repeated="1000"/>
        </table:table-row>
        <table:table-row table:style-name="ro5">
          <table:table-cell table:style-name="ce220" table:formula="of:=RANDBETWEEN(1;1000000)" office:value-type="float" office:value="647920" calcext:value-type="float">
            <text:p>647920</text:p>
          </table:table-cell>
          <table:table-cell table:style-name="ce220" office:value-type="float" office:value="8" calcext:value-type="float">
            <text:p>8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4" calcext:value-type="float">
            <text:p>-4</text:p>
          </table:table-cell>
          <table:table-cell table:style-name="ce220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220" table:formula="of:=GCD(ABS([.C10]);ABS([.D10]))" office:value-type="float" office:value="1" calcext:value-type="float">
            <text:p>1</text:p>
          </table:table-cell>
          <table:table-cell table:style-name="ce270" table:formula="of:=[.C10]/[.F10]" office:value-type="float" office:value="-5" calcext:value-type="float">
            <text:p>-5</text:p>
          </table:table-cell>
          <table:table-cell table:style-name="ce270" table:formula="of:=[.D10]/[.F10]" office:value-type="float" office:value="-4" calcext:value-type="float">
            <text:p>-4</text:p>
          </table:table-cell>
          <table:table-cell table:style-name="ce279" table:formula="of:=IF([.C10]*[.D10]&lt;0;ABS([.H10]);-ABS([.H10]))" office:value-type="float" office:value="-4" calcext:value-type="float">
            <text:p>-4</text:p>
          </table:table-cell>
          <table:table-cell table:style-name="ce279" table:formula="of:=ABS([.G10])" office:value-type="float" office:value="5" calcext:value-type="float">
            <text:p>5</text:p>
          </table:table-cell>
          <table:table-cell table:style-name="ce220" table:formula="of:=-[.H10]/[.G10]" office:value-type="float" office:value="-0.8" calcext:value-type="float">
            <text:p>-0,8</text:p>
          </table:table-cell>
          <table:table-cell table:style-name="ce291" table:formula="of:=-[.H10]/[.G10]" office:value-type="float" office:value="-0.8" calcext:value-type="float">
            <text:p>- 4/5 </text:p>
          </table:table-cell>
          <table:table-cell table:style-name="ce292" table:formula="of:=IF([.K10]-INT([.K10])=0;TRUE();FALSE())" office:value-type="boolean" office:boolean-value="false" calcext:value-type="boolean">
            <text:p>FAUX</text:p>
          </table:table-cell>
          <table:table-cell table:style-name="ce296" table:formula="of:=IF([.M10];[.K10];CONCATENATE([.I10];&quot;/&quot;;[.J10]))" office:value-type="string" office:string-value="-4/5" calcext:value-type="string">
            <text:p>-4/5</text:p>
          </table:table-cell>
          <table:table-cell table:style-name="ce220" table:formula="of:=RANK([.A10];[.$A$3:.$A$32];0)" office:value-type="float" office:value="11" calcext:value-type="float">
            <text:p>11</text:p>
          </table:table-cell>
          <table:table-cell table:style-name="ce302"/>
          <table:table-cell table:number-columns-repeated="1008"/>
        </table:table-row>
        <table:table-row table:style-name="ro5">
          <table:table-cell table:style-name="ce220" table:formula="of:=RANDBETWEEN(1;1000000)" office:value-type="float" office:value="525836" calcext:value-type="float">
            <text:p>525836</text:p>
          </table:table-cell>
          <table:table-cell table:style-name="ce220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1" calcext:value-type="float">
            <text:p>11</text:p>
          </table:table-cell>
          <table:table-cell table:style-name="ce220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220" table:formula="of:=GCD(ABS([.C11]);ABS([.D11]))" office:value-type="float" office:value="1" calcext:value-type="float">
            <text:p>1</text:p>
          </table:table-cell>
          <table:table-cell table:style-name="ce270" table:formula="of:=[.C11]/[.F11]" office:value-type="float" office:value="-2" calcext:value-type="float">
            <text:p>-2</text:p>
          </table:table-cell>
          <table:table-cell table:style-name="ce270" table:formula="of:=[.D11]/[.F11]" office:value-type="float" office:value="11" calcext:value-type="float">
            <text:p>11</text:p>
          </table:table-cell>
          <table:table-cell table:style-name="ce279" table:formula="of:=IF([.C11]*[.D11]&lt;0;ABS([.H11]);-ABS([.H11]))" office:value-type="float" office:value="11" calcext:value-type="float">
            <text:p>11</text:p>
          </table:table-cell>
          <table:table-cell table:style-name="ce279" table:formula="of:=ABS([.G11])" office:value-type="float" office:value="2" calcext:value-type="float">
            <text:p>2</text:p>
          </table:table-cell>
          <table:table-cell table:style-name="ce220" table:formula="of:=-[.H11]/[.G11]" office:value-type="float" office:value="5.5" calcext:value-type="float">
            <text:p>5,5</text:p>
          </table:table-cell>
          <table:table-cell table:style-name="ce291" table:formula="of:=-[.H11]/[.G11]" office:value-type="float" office:value="5.5" calcext:value-type="float">
            <text:p>11/2 </text:p>
          </table:table-cell>
          <table:table-cell table:style-name="ce292" table:formula="of:=IF([.K11]-INT([.K11])=0;TRUE();FALSE())" office:value-type="boolean" office:boolean-value="false" calcext:value-type="boolean">
            <text:p>FAUX</text:p>
          </table:table-cell>
          <table:table-cell table:style-name="ce296" table:formula="of:=IF([.M11];[.K11];CONCATENATE([.I11];&quot;/&quot;;[.J11]))" office:value-type="string" office:string-value="11/2" calcext:value-type="string">
            <text:p>11/2</text:p>
          </table:table-cell>
          <table:table-cell table:style-name="ce220" table:formula="of:=RANK([.A11];[.$A$3:.$A$32];0)" office:value-type="float" office:value="17" calcext:value-type="float">
            <text:p>17</text:p>
          </table:table-cell>
          <table:table-cell table:style-name="ce302"/>
          <table:table-cell table:number-columns-repeated="1008"/>
        </table:table-row>
        <table:table-row table:style-name="ro5">
          <table:table-cell table:style-name="ce220" table:formula="of:=RANDBETWEEN(1;1000000)" office:value-type="float" office:value="659845" calcext:value-type="float">
            <text:p>659845</text:p>
          </table:table-cell>
          <table:table-cell table:style-name="ce220" office:value-type="float" office:value="10" calcext:value-type="float">
            <text:p>10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220" table:formula="of:=GCD(ABS([.C12]);ABS([.D12]))" office:value-type="float" office:value="1" calcext:value-type="float">
            <text:p>1</text:p>
          </table:table-cell>
          <table:table-cell table:style-name="ce270" table:formula="of:=[.C12]/[.F12]" office:value-type="float" office:value="-3" calcext:value-type="float">
            <text:p>-3</text:p>
          </table:table-cell>
          <table:table-cell table:style-name="ce270" table:formula="of:=[.D12]/[.F12]" office:value-type="float" office:value="5" calcext:value-type="float">
            <text:p>5</text:p>
          </table:table-cell>
          <table:table-cell table:style-name="ce279" table:formula="of:=IF([.C12]*[.D12]&lt;0;ABS([.H12]);-ABS([.H12]))" office:value-type="float" office:value="5" calcext:value-type="float">
            <text:p>5</text:p>
          </table:table-cell>
          <table:table-cell table:style-name="ce279" table:formula="of:=ABS([.G12])" office:value-type="float" office:value="3" calcext:value-type="float">
            <text:p>3</text:p>
          </table:table-cell>
          <table:table-cell table:style-name="ce220" table:formula="of:=-[.H12]/[.G12]" office:value-type="float" office:value="1.66666666666667" calcext:value-type="float">
            <text:p>1,66666666666667</text:p>
          </table:table-cell>
          <table:table-cell table:style-name="ce291" table:formula="of:=-[.H12]/[.G12]" office:value-type="float" office:value="1.66666666666667" calcext:value-type="float">
            <text:p><text:s/>5/3 </text:p>
          </table:table-cell>
          <table:table-cell table:style-name="ce292" table:formula="of:=IF([.K12]-INT([.K12])=0;TRUE();FALSE())" office:value-type="boolean" office:boolean-value="false" calcext:value-type="boolean">
            <text:p>FAUX</text:p>
          </table:table-cell>
          <table:table-cell table:style-name="ce296" table:formula="of:=IF([.M12];[.K12];CONCATENATE([.I12];&quot;/&quot;;[.J12]))" office:value-type="string" office:string-value="5/3" calcext:value-type="string">
            <text:p>5/3</text:p>
          </table:table-cell>
          <table:table-cell table:style-name="ce220" table:formula="of:=RANK([.A12];[.$A$3:.$A$32];0)" office:value-type="float" office:value="9" calcext:value-type="float">
            <text:p>9</text:p>
          </table:table-cell>
          <table:table-cell table:style-name="ce302"/>
          <table:table-cell table:number-columns-repeated="1008"/>
        </table:table-row>
        <table:table-row table:style-name="ro5">
          <table:table-cell table:style-name="ce220" table:formula="of:=RANDBETWEEN(1;1000000)" office:value-type="float" office:value="299196" calcext:value-type="float">
            <text:p>299196</text:p>
          </table:table-cell>
          <table:table-cell table:style-name="ce220" office:value-type="float" office:value="11" calcext:value-type="float">
            <text:p>11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220" table:formula="of:=GCD(ABS([.C13]);ABS([.D13]))" office:value-type="float" office:value="1" calcext:value-type="float">
            <text:p>1</text:p>
          </table:table-cell>
          <table:table-cell table:style-name="ce270" table:formula="of:=[.C13]/[.F13]" office:value-type="float" office:value="3" calcext:value-type="float">
            <text:p>3</text:p>
          </table:table-cell>
          <table:table-cell table:style-name="ce270" table:formula="of:=[.D13]/[.F13]" office:value-type="float" office:value="-7" calcext:value-type="float">
            <text:p>-7</text:p>
          </table:table-cell>
          <table:table-cell table:style-name="ce279" table:formula="of:=IF([.C13]*[.D13]&lt;0;ABS([.H13]);-ABS([.H13]))" office:value-type="float" office:value="7" calcext:value-type="float">
            <text:p>7</text:p>
          </table:table-cell>
          <table:table-cell table:style-name="ce279" table:formula="of:=ABS([.G13])" office:value-type="float" office:value="3" calcext:value-type="float">
            <text:p>3</text:p>
          </table:table-cell>
          <table:table-cell table:style-name="ce220" table:formula="of:=-[.H13]/[.G13]" office:value-type="float" office:value="2.33333333333333" calcext:value-type="float">
            <text:p>2,33333333333333</text:p>
          </table:table-cell>
          <table:table-cell table:style-name="ce291" table:formula="of:=-[.H13]/[.G13]" office:value-type="float" office:value="2.33333333333333" calcext:value-type="float">
            <text:p><text:s/>7/3 </text:p>
          </table:table-cell>
          <table:table-cell table:style-name="ce292" table:formula="of:=IF([.K13]-INT([.K13])=0;TRUE();FALSE())" office:value-type="boolean" office:boolean-value="false" calcext:value-type="boolean">
            <text:p>FAUX</text:p>
          </table:table-cell>
          <table:table-cell table:style-name="ce296" table:formula="of:=IF([.M13];[.K13];CONCATENATE([.I13];&quot;/&quot;;[.J13]))" office:value-type="string" office:string-value="7/3" calcext:value-type="string">
            <text:p>7/3</text:p>
          </table:table-cell>
          <table:table-cell table:style-name="ce220" table:formula="of:=RANK([.A13];[.$A$3:.$A$32];0)" office:value-type="float" office:value="20" calcext:value-type="float">
            <text:p>20</text:p>
          </table:table-cell>
          <table:table-cell table:style-name="ce302"/>
          <table:table-cell table:number-columns-repeated="1008"/>
        </table:table-row>
        <table:table-row table:style-name="ro5">
          <table:table-cell table:style-name="ce220" table:formula="of:=RANDBETWEEN(1;1000000)" office:value-type="float" office:value="894914" calcext:value-type="float">
            <text:p>894914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220" table:formula="of:=GCD(ABS([.C14]);ABS([.D14]))" office:value-type="float" office:value="1" calcext:value-type="float">
            <text:p>1</text:p>
          </table:table-cell>
          <table:table-cell table:style-name="ce270" table:formula="of:=[.C14]/[.F14]" office:value-type="float" office:value="2" calcext:value-type="float">
            <text:p>2</text:p>
          </table:table-cell>
          <table:table-cell table:style-name="ce270" table:formula="of:=[.D14]/[.F14]" office:value-type="float" office:value="5" calcext:value-type="float">
            <text:p>5</text:p>
          </table:table-cell>
          <table:table-cell table:style-name="ce279" table:formula="of:=IF([.C14]*[.D14]&lt;0;ABS([.H14]);-ABS([.H14]))" office:value-type="float" office:value="-5" calcext:value-type="float">
            <text:p>-5</text:p>
          </table:table-cell>
          <table:table-cell table:style-name="ce279" table:formula="of:=ABS([.G14])" office:value-type="float" office:value="2" calcext:value-type="float">
            <text:p>2</text:p>
          </table:table-cell>
          <table:table-cell table:style-name="ce220" table:formula="of:=-[.H14]/[.G14]" office:value-type="float" office:value="-2.5" calcext:value-type="float">
            <text:p>-2,5</text:p>
          </table:table-cell>
          <table:table-cell table:style-name="ce291" table:formula="of:=-[.H14]/[.G14]" office:value-type="float" office:value="-2.5" calcext:value-type="float">
            <text:p>- 5/2 </text:p>
          </table:table-cell>
          <table:table-cell table:style-name="ce292" table:formula="of:=IF([.K14]-INT([.K14])=0;TRUE();FALSE())" office:value-type="boolean" office:boolean-value="false" calcext:value-type="boolean">
            <text:p>FAUX</text:p>
          </table:table-cell>
          <table:table-cell table:style-name="ce296" table:formula="of:=IF([.M14];[.K14];CONCATENATE([.I14];&quot;/&quot;;[.J14]))" office:value-type="string" office:string-value="-5/2" calcext:value-type="string">
            <text:p>-5/2</text:p>
          </table:table-cell>
          <table:table-cell table:style-name="ce220" table:formula="of:=RANK([.A14];[.$A$3:.$A$32];0)" office:value-type="float" office:value="3" calcext:value-type="float">
            <text:p>3</text:p>
          </table:table-cell>
          <table:table-cell table:style-name="ce302"/>
          <table:table-cell table:number-columns-repeated="1008"/>
        </table:table-row>
        <table:table-row table:style-name="ro5">
          <table:table-cell table:style-name="ce220" table:formula="of:=RANDBETWEEN(1;1000000)" office:value-type="float" office:value="416644" calcext:value-type="float">
            <text:p>416644</text:p>
          </table:table-cell>
          <table:table-cell table:style-name="ce220" office:value-type="float" office:value="13" calcext:value-type="float">
            <text:p>13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220" table:formula="of:=GCD(ABS([.C15]);ABS([.D15]))" office:value-type="float" office:value="1" calcext:value-type="float">
            <text:p>1</text:p>
          </table:table-cell>
          <table:table-cell table:style-name="ce270" table:formula="of:=[.C15]/[.F15]" office:value-type="float" office:value="11" calcext:value-type="float">
            <text:p>11</text:p>
          </table:table-cell>
          <table:table-cell table:style-name="ce270" table:formula="of:=[.D15]/[.F15]" office:value-type="float" office:value="-3" calcext:value-type="float">
            <text:p>-3</text:p>
          </table:table-cell>
          <table:table-cell table:style-name="ce279" table:formula="of:=IF([.C15]*[.D15]&lt;0;ABS([.H15]);-ABS([.H15]))" office:value-type="float" office:value="3" calcext:value-type="float">
            <text:p>3</text:p>
          </table:table-cell>
          <table:table-cell table:style-name="ce279" table:formula="of:=ABS([.G15])" office:value-type="float" office:value="11" calcext:value-type="float">
            <text:p>11</text:p>
          </table:table-cell>
          <table:table-cell table:style-name="ce220" table:formula="of:=-[.H15]/[.G15]" office:value-type="float" office:value="0.272727272727273" calcext:value-type="float">
            <text:p>0,272727272727273</text:p>
          </table:table-cell>
          <table:table-cell table:style-name="ce291" table:formula="of:=-[.H15]/[.G15]" office:value-type="float" office:value="0.272727272727273" calcext:value-type="float">
            <text:p><text:s/>3/11</text:p>
          </table:table-cell>
          <table:table-cell table:style-name="ce292" table:formula="of:=IF([.K15]-INT([.K15])=0;TRUE();FALSE())" office:value-type="boolean" office:boolean-value="false" calcext:value-type="boolean">
            <text:p>FAUX</text:p>
          </table:table-cell>
          <table:table-cell table:style-name="ce296" table:formula="of:=IF([.M15];[.K15];CONCATENATE([.I15];&quot;/&quot;;[.J15]))" office:value-type="string" office:string-value="3/11" calcext:value-type="string">
            <text:p>3/11</text:p>
          </table:table-cell>
          <table:table-cell table:style-name="ce220" table:formula="of:=RANK([.A15];[.$A$3:.$A$32];0)" office:value-type="float" office:value="19" calcext:value-type="float">
            <text:p>19</text:p>
          </table:table-cell>
          <table:table-cell table:style-name="ce302"/>
          <table:table-cell table:number-columns-repeated="1008"/>
        </table:table-row>
        <table:table-row table:style-name="ro5">
          <table:table-cell table:style-name="ce220" table:formula="of:=RANDBETWEEN(1;1000000)" office:value-type="float" office:value="166194" calcext:value-type="float">
            <text:p>166194</text:p>
          </table:table-cell>
          <table:table-cell table:style-name="ce220" office:value-type="float" office:value="14" calcext:value-type="float">
            <text:p>14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220" table:formula="of:=GCD(ABS([.C16]);ABS([.D16]))" office:value-type="float" office:value="1" calcext:value-type="float">
            <text:p>1</text:p>
          </table:table-cell>
          <table:table-cell table:style-name="ce270" table:formula="of:=[.C16]/[.F16]" office:value-type="float" office:value="4" calcext:value-type="float">
            <text:p>4</text:p>
          </table:table-cell>
          <table:table-cell table:style-name="ce270" table:formula="of:=[.D16]/[.F16]" office:value-type="float" office:value="1" calcext:value-type="float">
            <text:p>1</text:p>
          </table:table-cell>
          <table:table-cell table:style-name="ce279" table:formula="of:=IF([.C16]*[.D16]&lt;0;ABS([.H16]);-ABS([.H16]))" office:value-type="float" office:value="-1" calcext:value-type="float">
            <text:p>-1</text:p>
          </table:table-cell>
          <table:table-cell table:style-name="ce279" table:formula="of:=ABS([.G16])" office:value-type="float" office:value="4" calcext:value-type="float">
            <text:p>4</text:p>
          </table:table-cell>
          <table:table-cell table:style-name="ce220" table:formula="of:=-[.H16]/[.G16]" office:value-type="float" office:value="-0.25" calcext:value-type="float">
            <text:p>-0,25</text:p>
          </table:table-cell>
          <table:table-cell table:style-name="ce291" table:formula="of:=-[.H16]/[.G16]" office:value-type="float" office:value="-0.25" calcext:value-type="float">
            <text:p>- 1/4 </text:p>
          </table:table-cell>
          <table:table-cell table:style-name="ce292" table:formula="of:=IF([.K16]-INT([.K16])=0;TRUE();FALSE())" office:value-type="boolean" office:boolean-value="false" calcext:value-type="boolean">
            <text:p>FAUX</text:p>
          </table:table-cell>
          <table:table-cell table:style-name="ce296" table:formula="of:=IF([.M16];[.K16];CONCATENATE([.I16];&quot;/&quot;;[.J16]))" office:value-type="string" office:string-value="-1/4" calcext:value-type="string">
            <text:p>-1/4</text:p>
          </table:table-cell>
          <table:table-cell table:style-name="ce220" table:formula="of:=RANK([.A16];[.$A$3:.$A$32];0)" office:value-type="float" office:value="24" calcext:value-type="float">
            <text:p>24</text:p>
          </table:table-cell>
          <table:table-cell table:style-name="ce302"/>
          <table:table-cell table:number-columns-repeated="1008"/>
        </table:table-row>
        <table:table-row table:style-name="ro5">
          <table:table-cell table:style-name="ce220" table:formula="of:=RANDBETWEEN(1;1000000)" office:value-type="float" office:value="621178" calcext:value-type="float">
            <text:p>621178</text:p>
          </table:table-cell>
          <table:table-cell table:style-name="ce220" office:value-type="float" office:value="15" calcext:value-type="float">
            <text:p>15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220" table:formula="of:=GCD(ABS([.C17]);ABS([.D17]))" office:value-type="float" office:value="1" calcext:value-type="float">
            <text:p>1</text:p>
          </table:table-cell>
          <table:table-cell table:style-name="ce270" table:formula="of:=[.C17]/[.F17]" office:value-type="float" office:value="5" calcext:value-type="float">
            <text:p>5</text:p>
          </table:table-cell>
          <table:table-cell table:style-name="ce270" table:formula="of:=[.D17]/[.F17]" office:value-type="float" office:value="-7" calcext:value-type="float">
            <text:p>-7</text:p>
          </table:table-cell>
          <table:table-cell table:style-name="ce279" table:formula="of:=IF([.C17]*[.D17]&lt;0;ABS([.H17]);-ABS([.H17]))" office:value-type="float" office:value="7" calcext:value-type="float">
            <text:p>7</text:p>
          </table:table-cell>
          <table:table-cell table:style-name="ce279" table:formula="of:=ABS([.G17])" office:value-type="float" office:value="5" calcext:value-type="float">
            <text:p>5</text:p>
          </table:table-cell>
          <table:table-cell table:style-name="ce220" table:formula="of:=-[.H17]/[.G17]" office:value-type="float" office:value="1.4" calcext:value-type="float">
            <text:p>1,4</text:p>
          </table:table-cell>
          <table:table-cell table:style-name="ce291" table:formula="of:=-[.H17]/[.G17]" office:value-type="float" office:value="1.4" calcext:value-type="float">
            <text:p><text:s/>7/5 </text:p>
          </table:table-cell>
          <table:table-cell table:style-name="ce292" table:formula="of:=IF([.K17]-INT([.K17])=0;TRUE();FALSE())" office:value-type="boolean" office:boolean-value="false" calcext:value-type="boolean">
            <text:p>FAUX</text:p>
          </table:table-cell>
          <table:table-cell table:style-name="ce296" table:formula="of:=IF([.M17];[.K17];CONCATENATE([.I17];&quot;/&quot;;[.J17]))" office:value-type="string" office:string-value="7/5" calcext:value-type="string">
            <text:p>7/5</text:p>
          </table:table-cell>
          <table:table-cell table:style-name="ce220" table:formula="of:=RANK([.A17];[.$A$3:.$A$32];0)" office:value-type="float" office:value="13" calcext:value-type="float">
            <text:p>13</text:p>
          </table:table-cell>
          <table:table-cell table:style-name="ce302"/>
          <table:table-cell table:number-columns-repeated="1008"/>
        </table:table-row>
        <table:table-row table:style-name="ro5">
          <table:table-cell table:style-name="ce220" table:formula="of:=RANDBETWEEN(1;1000000)" office:value-type="float" office:value="762272" calcext:value-type="float">
            <text:p>762272</text:p>
          </table:table-cell>
          <table:table-cell table:style-name="ce220" office:value-type="float" office:value="16" calcext:value-type="float">
            <text:p>16</text:p>
          </table:table-cell>
          <table:table-cell table:style-name="ce248" office:value-type="float" office:value="6" calcext:value-type="float">
            <text:p>6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220" table:formula="of:=GCD(ABS([.C18]);ABS([.D18]))" office:value-type="float" office:value="2" calcext:value-type="float">
            <text:p>2</text:p>
          </table:table-cell>
          <table:table-cell table:style-name="ce270" table:formula="of:=[.C18]/[.F18]" office:value-type="float" office:value="3" calcext:value-type="float">
            <text:p>3</text:p>
          </table:table-cell>
          <table:table-cell table:style-name="ce270" table:formula="of:=[.D18]/[.F18]" office:value-type="float" office:value="1" calcext:value-type="float">
            <text:p>1</text:p>
          </table:table-cell>
          <table:table-cell table:style-name="ce279" table:formula="of:=IF([.C18]*[.D18]&lt;0;ABS([.H18]);-ABS([.H18]))" office:value-type="float" office:value="-1" calcext:value-type="float">
            <text:p>-1</text:p>
          </table:table-cell>
          <table:table-cell table:style-name="ce279" table:formula="of:=ABS([.G18])" office:value-type="float" office:value="3" calcext:value-type="float">
            <text:p>3</text:p>
          </table:table-cell>
          <table:table-cell table:style-name="ce220" table:formula="of:=-[.H18]/[.G18]" office:value-type="float" office:value="-0.333333333333333" calcext:value-type="float">
            <text:p>-0,333333333333333</text:p>
          </table:table-cell>
          <table:table-cell table:style-name="ce291" table:formula="of:=-[.H18]/[.G18]" office:value-type="float" office:value="-0.333333333333333" calcext:value-type="float">
            <text:p>- 1/3 </text:p>
          </table:table-cell>
          <table:table-cell table:style-name="ce292" table:formula="of:=IF([.K18]-INT([.K18])=0;TRUE();FALSE())" office:value-type="boolean" office:boolean-value="false" calcext:value-type="boolean">
            <text:p>FAUX</text:p>
          </table:table-cell>
          <table:table-cell table:style-name="ce296" table:formula="of:=IF([.M18];[.K18];CONCATENATE([.I18];&quot;/&quot;;[.J18]))" office:value-type="string" office:string-value="-1/3" calcext:value-type="string">
            <text:p>-1/3</text:p>
          </table:table-cell>
          <table:table-cell table:style-name="ce220" table:formula="of:=RANK([.A18];[.$A$3:.$A$32];0)" office:value-type="float" office:value="7" calcext:value-type="float">
            <text:p>7</text:p>
          </table:table-cell>
          <table:table-cell table:style-name="ce302"/>
          <table:table-cell/>
          <table:table-cell table:style-name="ce175" table:number-columns-repeated="6"/>
          <table:table-cell table:number-columns-repeated="1001"/>
        </table:table-row>
        <table:table-row table:style-name="ro5">
          <table:table-cell table:style-name="ce220" table:formula="of:=RANDBETWEEN(1;1000000)" office:value-type="float" office:value="60934" calcext:value-type="float">
            <text:p>60934</text:p>
          </table:table-cell>
          <table:table-cell table:style-name="ce220" office:value-type="float" office:value="17" calcext:value-type="float">
            <text:p>17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220" table:formula="of:=GCD(ABS([.C19]);ABS([.D19]))" office:value-type="float" office:value="1" calcext:value-type="float">
            <text:p>1</text:p>
          </table:table-cell>
          <table:table-cell table:style-name="ce270" table:formula="of:=[.C19]/[.F19]" office:value-type="float" office:value="7" calcext:value-type="float">
            <text:p>7</text:p>
          </table:table-cell>
          <table:table-cell table:style-name="ce270" table:formula="of:=[.D19]/[.F19]" office:value-type="float" office:value="-1" calcext:value-type="float">
            <text:p>-1</text:p>
          </table:table-cell>
          <table:table-cell table:style-name="ce279" table:formula="of:=IF([.C19]*[.D19]&lt;0;ABS([.H19]);-ABS([.H19]))" office:value-type="float" office:value="1" calcext:value-type="float">
            <text:p>1</text:p>
          </table:table-cell>
          <table:table-cell table:style-name="ce279" table:formula="of:=ABS([.G19])" office:value-type="float" office:value="7" calcext:value-type="float">
            <text:p>7</text:p>
          </table:table-cell>
          <table:table-cell table:style-name="ce220" table:formula="of:=-[.H19]/[.G19]" office:value-type="float" office:value="0.142857142857143" calcext:value-type="float">
            <text:p>0,142857142857143</text:p>
          </table:table-cell>
          <table:table-cell table:style-name="ce291" table:formula="of:=-[.H19]/[.G19]" office:value-type="float" office:value="0.142857142857143" calcext:value-type="float">
            <text:p><text:s/>1/7 </text:p>
          </table:table-cell>
          <table:table-cell table:style-name="ce292" table:formula="of:=IF([.K19]-INT([.K19])=0;TRUE();FALSE())" office:value-type="boolean" office:boolean-value="false" calcext:value-type="boolean">
            <text:p>FAUX</text:p>
          </table:table-cell>
          <table:table-cell table:style-name="ce296" table:formula="of:=IF([.M19];[.K19];CONCATENATE([.I19];&quot;/&quot;;[.J19]))" office:value-type="string" office:string-value="1/7" calcext:value-type="string">
            <text:p>1/7</text:p>
          </table:table-cell>
          <table:table-cell table:style-name="ce220" table:formula="of:=RANK([.A19];[.$A$3:.$A$32];0)" office:value-type="float" office:value="28" calcext:value-type="float">
            <text:p>28</text:p>
          </table:table-cell>
          <table:table-cell table:style-name="ce302"/>
          <table:table-cell/>
          <table:table-cell table:style-name="ce175" table:number-columns-repeated="6"/>
          <table:table-cell table:number-columns-repeated="1001"/>
        </table:table-row>
        <table:table-row table:style-name="ro5">
          <table:table-cell table:style-name="ce220" table:formula="of:=RANDBETWEEN(1;1000000)" office:value-type="float" office:value="594208" calcext:value-type="float">
            <text:p>594208</text:p>
          </table:table-cell>
          <table:table-cell table:style-name="ce220" office:value-type="float" office:value="18" calcext:value-type="float">
            <text:p>18</text:p>
          </table:table-cell>
          <table:table-cell table:style-name="ce248" office:value-type="float" office:value="-11" calcext:value-type="float">
            <text:p>-11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220" table:formula="of:=GCD(ABS([.C20]);ABS([.D20]))" office:value-type="float" office:value="1" calcext:value-type="float">
            <text:p>1</text:p>
          </table:table-cell>
          <table:table-cell table:style-name="ce270" table:formula="of:=[.C20]/[.F20]" office:value-type="float" office:value="-11" calcext:value-type="float">
            <text:p>-11</text:p>
          </table:table-cell>
          <table:table-cell table:style-name="ce270" table:formula="of:=[.D20]/[.F20]" office:value-type="float" office:value="4" calcext:value-type="float">
            <text:p>4</text:p>
          </table:table-cell>
          <table:table-cell table:style-name="ce279" table:formula="of:=IF([.C20]*[.D20]&lt;0;ABS([.H20]);-ABS([.H20]))" office:value-type="float" office:value="4" calcext:value-type="float">
            <text:p>4</text:p>
          </table:table-cell>
          <table:table-cell table:style-name="ce279" table:formula="of:=ABS([.G20])" office:value-type="float" office:value="11" calcext:value-type="float">
            <text:p>11</text:p>
          </table:table-cell>
          <table:table-cell table:style-name="ce220" table:formula="of:=-[.H20]/[.G20]" office:value-type="float" office:value="0.363636363636364" calcext:value-type="float">
            <text:p>0,363636363636364</text:p>
          </table:table-cell>
          <table:table-cell table:style-name="ce291" table:formula="of:=-[.H20]/[.G20]" office:value-type="float" office:value="0.363636363636364" calcext:value-type="float">
            <text:p><text:s/>4/11</text:p>
          </table:table-cell>
          <table:table-cell table:style-name="ce292" table:formula="of:=IF([.K20]-INT([.K20])=0;TRUE();FALSE())" office:value-type="boolean" office:boolean-value="false" calcext:value-type="boolean">
            <text:p>FAUX</text:p>
          </table:table-cell>
          <table:table-cell table:style-name="ce296" table:formula="of:=IF([.M20];[.K20];CONCATENATE([.I20];&quot;/&quot;;[.J20]))" office:value-type="string" office:string-value="4/11" calcext:value-type="string">
            <text:p>4/11</text:p>
          </table:table-cell>
          <table:table-cell table:style-name="ce220" table:formula="of:=RANK([.A20];[.$A$3:.$A$32];0)" office:value-type="float" office:value="14" calcext:value-type="float">
            <text:p>14</text:p>
          </table:table-cell>
          <table:table-cell table:style-name="ce302"/>
          <table:table-cell/>
          <table:table-cell table:style-name="ce175" table:number-columns-repeated="6"/>
          <table:table-cell table:number-columns-repeated="1001"/>
        </table:table-row>
        <table:table-row table:style-name="ro5">
          <table:table-cell table:style-name="ce220" table:formula="of:=RANDBETWEEN(1;1000000)" office:value-type="float" office:value="727856" calcext:value-type="float">
            <text:p>727856</text:p>
          </table:table-cell>
          <table:table-cell table:style-name="ce220" office:value-type="float" office:value="19" calcext:value-type="float">
            <text:p>19</text:p>
          </table:table-cell>
          <table:table-cell table:style-name="ce248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220" table:formula="of:=GCD(ABS([.C21]);ABS([.D21]))" office:value-type="float" office:value="1" calcext:value-type="float">
            <text:p>1</text:p>
          </table:table-cell>
          <table:table-cell table:style-name="ce270" table:formula="of:=[.C21]/[.F21]" office:value-type="float" office:value="9" calcext:value-type="float">
            <text:p>9</text:p>
          </table:table-cell>
          <table:table-cell table:style-name="ce270" table:formula="of:=[.D21]/[.F21]" office:value-type="float" office:value="-2" calcext:value-type="float">
            <text:p>-2</text:p>
          </table:table-cell>
          <table:table-cell table:style-name="ce279" table:formula="of:=IF([.C21]*[.D21]&lt;0;ABS([.H21]);-ABS([.H21]))" office:value-type="float" office:value="2" calcext:value-type="float">
            <text:p>2</text:p>
          </table:table-cell>
          <table:table-cell table:style-name="ce279" table:formula="of:=ABS([.G21])" office:value-type="float" office:value="9" calcext:value-type="float">
            <text:p>9</text:p>
          </table:table-cell>
          <table:table-cell table:style-name="ce220" table:formula="of:=-[.H21]/[.G21]" office:value-type="float" office:value="0.222222222222222" calcext:value-type="float">
            <text:p>0,222222222222222</text:p>
          </table:table-cell>
          <table:table-cell table:style-name="ce291" table:formula="of:=-[.H21]/[.G21]" office:value-type="float" office:value="0.222222222222222" calcext:value-type="float">
            <text:p><text:s/>2/9 </text:p>
          </table:table-cell>
          <table:table-cell table:style-name="ce292" table:formula="of:=IF([.K21]-INT([.K21])=0;TRUE();FALSE())" office:value-type="boolean" office:boolean-value="false" calcext:value-type="boolean">
            <text:p>FAUX</text:p>
          </table:table-cell>
          <table:table-cell table:style-name="ce296" table:formula="of:=IF([.M21];[.K21];CONCATENATE([.I21];&quot;/&quot;;[.J21]))" office:value-type="string" office:string-value="2/9" calcext:value-type="string">
            <text:p>2/9</text:p>
          </table:table-cell>
          <table:table-cell table:style-name="ce220" table:formula="of:=RANK([.A21];[.$A$3:.$A$32];0)" office:value-type="float" office:value="8" calcext:value-type="float">
            <text:p>8</text:p>
          </table:table-cell>
          <table:table-cell table:style-name="ce302"/>
          <table:table-cell/>
          <table:table-cell table:style-name="ce175" table:number-columns-repeated="6"/>
          <table:table-cell table:number-columns-repeated="1001"/>
        </table:table-row>
        <table:table-row table:style-name="ro5">
          <table:table-cell table:style-name="ce220" table:formula="of:=RANDBETWEEN(1;1000000)" office:value-type="float" office:value="483085" calcext:value-type="float">
            <text:p>483085</text:p>
          </table:table-cell>
          <table:table-cell table:style-name="ce220" office:value-type="float" office:value="20" calcext:value-type="float">
            <text:p>20</text:p>
          </table:table-cell>
          <table:table-cell table:style-name="ce248" office:value-type="float" office:value="10" calcext:value-type="float">
            <text:p>10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220" table:formula="of:=GCD(ABS([.C22]);ABS([.D22]))" office:value-type="float" office:value="1" calcext:value-type="float">
            <text:p>1</text:p>
          </table:table-cell>
          <table:table-cell table:style-name="ce270" table:formula="of:=[.C22]/[.F22]" office:value-type="float" office:value="10" calcext:value-type="float">
            <text:p>10</text:p>
          </table:table-cell>
          <table:table-cell table:style-name="ce270" table:formula="of:=[.D22]/[.F22]" office:value-type="float" office:value="1" calcext:value-type="float">
            <text:p>1</text:p>
          </table:table-cell>
          <table:table-cell table:style-name="ce279" table:formula="of:=IF([.C22]*[.D22]&lt;0;ABS([.H22]);-ABS([.H22]))" office:value-type="float" office:value="-1" calcext:value-type="float">
            <text:p>-1</text:p>
          </table:table-cell>
          <table:table-cell table:style-name="ce279" table:formula="of:=ABS([.G22])" office:value-type="float" office:value="10" calcext:value-type="float">
            <text:p>10</text:p>
          </table:table-cell>
          <table:table-cell table:style-name="ce220" table:formula="of:=-[.H22]/[.G22]" office:value-type="float" office:value="-0.1" calcext:value-type="float">
            <text:p>-0,1</text:p>
          </table:table-cell>
          <table:table-cell table:style-name="ce291" table:formula="of:=-[.H22]/[.G22]" office:value-type="float" office:value="-0.1" calcext:value-type="float">
            <text:p>- 1/10</text:p>
          </table:table-cell>
          <table:table-cell table:style-name="ce292" table:formula="of:=IF([.K22]-INT([.K22])=0;TRUE();FALSE())" office:value-type="boolean" office:boolean-value="false" calcext:value-type="boolean">
            <text:p>FAUX</text:p>
          </table:table-cell>
          <table:table-cell table:style-name="ce296" table:formula="of:=IF([.M22];[.K22];CONCATENATE([.I22];&quot;/&quot;;[.J22]))" office:value-type="string" office:string-value="-1/10" calcext:value-type="string">
            <text:p>-1/10</text:p>
          </table:table-cell>
          <table:table-cell table:style-name="ce220" table:formula="of:=RANK([.A22];[.$A$3:.$A$32];0)" office:value-type="float" office:value="18" calcext:value-type="float">
            <text:p>18</text:p>
          </table:table-cell>
          <table:table-cell table:style-name="ce302"/>
          <table:table-cell/>
          <table:table-cell table:style-name="ce175" table:number-columns-repeated="6"/>
          <table:table-cell table:number-columns-repeated="1001"/>
        </table:table-row>
        <table:table-row table:style-name="ro5">
          <table:table-cell table:style-name="ce220" table:formula="of:=RANDBETWEEN(1;1000000)" office:value-type="float" office:value="535051" calcext:value-type="float">
            <text:p>535051</text:p>
          </table:table-cell>
          <table:table-cell table:style-name="ce220" office:value-type="float" office:value="21" calcext:value-type="float">
            <text:p>21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220" table:formula="of:=GCD(ABS([.C23]);ABS([.D23]))" office:value-type="float" office:value="1" calcext:value-type="float">
            <text:p>1</text:p>
          </table:table-cell>
          <table:table-cell table:style-name="ce270" table:formula="of:=[.C23]/[.F23]" office:value-type="float" office:value="-5" calcext:value-type="float">
            <text:p>-5</text:p>
          </table:table-cell>
          <table:table-cell table:style-name="ce270" table:formula="of:=[.D23]/[.F23]" office:value-type="float" office:value="-7" calcext:value-type="float">
            <text:p>-7</text:p>
          </table:table-cell>
          <table:table-cell table:style-name="ce279" table:formula="of:=IF([.C23]*[.D23]&lt;0;ABS([.H23]);-ABS([.H23]))" office:value-type="float" office:value="-7" calcext:value-type="float">
            <text:p>-7</text:p>
          </table:table-cell>
          <table:table-cell table:style-name="ce279" table:formula="of:=ABS([.G23])" office:value-type="float" office:value="5" calcext:value-type="float">
            <text:p>5</text:p>
          </table:table-cell>
          <table:table-cell table:style-name="ce220" table:formula="of:=-[.H23]/[.G23]" office:value-type="float" office:value="-1.4" calcext:value-type="float">
            <text:p>-1,4</text:p>
          </table:table-cell>
          <table:table-cell table:style-name="ce291" table:formula="of:=-[.H23]/[.G23]" office:value-type="float" office:value="-1.4" calcext:value-type="float">
            <text:p>- 7/5 </text:p>
          </table:table-cell>
          <table:table-cell table:style-name="ce292" table:formula="of:=IF([.K23]-INT([.K23])=0;TRUE();FALSE())" office:value-type="boolean" office:boolean-value="false" calcext:value-type="boolean">
            <text:p>FAUX</text:p>
          </table:table-cell>
          <table:table-cell table:style-name="ce296" table:formula="of:=IF([.M23];[.K23];CONCATENATE([.I23];&quot;/&quot;;[.J23]))" office:value-type="string" office:string-value="-7/5" calcext:value-type="string">
            <text:p>-7/5</text:p>
          </table:table-cell>
          <table:table-cell table:style-name="ce220" table:formula="of:=RANK([.A23];[.$A$3:.$A$32];0)" office:value-type="float" office:value="16" calcext:value-type="float">
            <text:p>16</text:p>
          </table:table-cell>
          <table:table-cell table:style-name="ce302"/>
          <table:table-cell/>
          <table:table-cell table:style-name="ce175" table:number-columns-repeated="6"/>
          <table:table-cell table:number-columns-repeated="1001"/>
        </table:table-row>
        <table:table-row table:style-name="ro5">
          <table:table-cell table:style-name="ce220" table:formula="of:=RANDBETWEEN(1;1000000)" office:value-type="float" office:value="633531" calcext:value-type="float">
            <text:p>633531</text:p>
          </table:table-cell>
          <table:table-cell table:style-name="ce220" office:value-type="float" office:value="22" calcext:value-type="float">
            <text:p>22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220" table:formula="of:=GCD(ABS([.C24]);ABS([.D24]))" office:value-type="float" office:value="1" calcext:value-type="float">
            <text:p>1</text:p>
          </table:table-cell>
          <table:table-cell table:style-name="ce270" table:formula="of:=[.C24]/[.F24]" office:value-type="float" office:value="-4" calcext:value-type="float">
            <text:p>-4</text:p>
          </table:table-cell>
          <table:table-cell table:style-name="ce270" table:formula="of:=[.D24]/[.F24]" office:value-type="float" office:value="5" calcext:value-type="float">
            <text:p>5</text:p>
          </table:table-cell>
          <table:table-cell table:style-name="ce279" table:formula="of:=IF([.C24]*[.D24]&lt;0;ABS([.H24]);-ABS([.H24]))" office:value-type="float" office:value="5" calcext:value-type="float">
            <text:p>5</text:p>
          </table:table-cell>
          <table:table-cell table:style-name="ce279" table:formula="of:=ABS([.G24])" office:value-type="float" office:value="4" calcext:value-type="float">
            <text:p>4</text:p>
          </table:table-cell>
          <table:table-cell table:style-name="ce220" table:formula="of:=-[.H24]/[.G24]" office:value-type="float" office:value="1.25" calcext:value-type="float">
            <text:p>1,25</text:p>
          </table:table-cell>
          <table:table-cell table:style-name="ce291" table:formula="of:=-[.H24]/[.G24]" office:value-type="float" office:value="1.25" calcext:value-type="float">
            <text:p><text:s/>5/4 </text:p>
          </table:table-cell>
          <table:table-cell table:style-name="ce292" table:formula="of:=IF([.K24]-INT([.K24])=0;TRUE();FALSE())" office:value-type="boolean" office:boolean-value="false" calcext:value-type="boolean">
            <text:p>FAUX</text:p>
          </table:table-cell>
          <table:table-cell table:style-name="ce296" table:formula="of:=IF([.M24];[.K24];CONCATENATE([.I24];&quot;/&quot;;[.J24]))" office:value-type="string" office:string-value="5/4" calcext:value-type="string">
            <text:p>5/4</text:p>
          </table:table-cell>
          <table:table-cell table:style-name="ce220" table:formula="of:=RANK([.A24];[.$A$3:.$A$32];0)" office:value-type="float" office:value="12" calcext:value-type="float">
            <text:p>12</text:p>
          </table:table-cell>
          <table:table-cell table:style-name="ce302"/>
          <table:table-cell/>
          <table:table-cell table:style-name="ce175" table:number-columns-repeated="6"/>
          <table:table-cell/>
          <table:table-cell table:style-name="ce305"/>
          <table:table-cell table:number-columns-repeated="999"/>
        </table:table-row>
        <table:table-row table:style-name="ro5">
          <table:table-cell table:style-name="ce220" table:formula="of:=RANDBETWEEN(1;1000000)" office:value-type="float" office:value="922664" calcext:value-type="float">
            <text:p>922664</text:p>
          </table:table-cell>
          <table:table-cell table:style-name="ce220" office:value-type="float" office:value="23" calcext:value-type="float">
            <text:p>23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-8" calcext:value-type="float">
            <text:p>-8</text:p>
          </table:table-cell>
          <table:table-cell table:style-name="ce220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220" table:formula="of:=GCD(ABS([.C25]);ABS([.D25]))" office:value-type="float" office:value="1" calcext:value-type="float">
            <text:p>1</text:p>
          </table:table-cell>
          <table:table-cell table:style-name="ce270" table:formula="of:=[.C25]/[.F25]" office:value-type="float" office:value="-3" calcext:value-type="float">
            <text:p>-3</text:p>
          </table:table-cell>
          <table:table-cell table:style-name="ce270" table:formula="of:=[.D25]/[.F25]" office:value-type="float" office:value="-8" calcext:value-type="float">
            <text:p>-8</text:p>
          </table:table-cell>
          <table:table-cell table:style-name="ce279" table:formula="of:=IF([.C25]*[.D25]&lt;0;ABS([.H25]);-ABS([.H25]))" office:value-type="float" office:value="-8" calcext:value-type="float">
            <text:p>-8</text:p>
          </table:table-cell>
          <table:table-cell table:style-name="ce279" table:formula="of:=ABS([.G25])" office:value-type="float" office:value="3" calcext:value-type="float">
            <text:p>3</text:p>
          </table:table-cell>
          <table:table-cell table:style-name="ce220" table:formula="of:=-[.H25]/[.G25]" office:value-type="float" office:value="-2.66666666666667" calcext:value-type="float">
            <text:p>-2,66666666666667</text:p>
          </table:table-cell>
          <table:table-cell table:style-name="ce291" table:formula="of:=-[.H25]/[.G25]" office:value-type="float" office:value="-2.66666666666667" calcext:value-type="float">
            <text:p>- 8/3 </text:p>
          </table:table-cell>
          <table:table-cell table:style-name="ce292" table:formula="of:=IF([.K25]-INT([.K25])=0;TRUE();FALSE())" office:value-type="boolean" office:boolean-value="false" calcext:value-type="boolean">
            <text:p>FAUX</text:p>
          </table:table-cell>
          <table:table-cell table:style-name="ce296" table:formula="of:=IF([.M25];[.K25];CONCATENATE([.I25];&quot;/&quot;;[.J25]))" office:value-type="string" office:string-value="-8/3" calcext:value-type="string">
            <text:p>-8/3</text:p>
          </table:table-cell>
          <table:table-cell table:style-name="ce220" table:formula="of:=RANK([.A25];[.$A$3:.$A$32];0)" office:value-type="float" office:value="2" calcext:value-type="float">
            <text:p>2</text:p>
          </table:table-cell>
          <table:table-cell table:style-name="ce302"/>
          <table:table-cell/>
          <table:table-cell table:style-name="ce175" table:number-columns-repeated="6"/>
          <table:table-cell/>
          <table:table-cell table:style-name="ce305"/>
          <table:table-cell table:number-columns-repeated="999"/>
        </table:table-row>
        <table:table-row table:style-name="ro5">
          <table:table-cell table:style-name="ce220" table:formula="of:=RANDBETWEEN(1;1000000)" office:value-type="float" office:value="225443" calcext:value-type="float">
            <text:p>225443</text:p>
          </table:table-cell>
          <table:table-cell table:style-name="ce220" office:value-type="float" office:value="24" calcext:value-type="float">
            <text:p>24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220" table:formula="of:=GCD(ABS([.C26]);ABS([.D26]))" office:value-type="float" office:value="1" calcext:value-type="float">
            <text:p>1</text:p>
          </table:table-cell>
          <table:table-cell table:style-name="ce270" table:formula="of:=[.C26]/[.F26]" office:value-type="float" office:value="-2" calcext:value-type="float">
            <text:p>-2</text:p>
          </table:table-cell>
          <table:table-cell table:style-name="ce270" table:formula="of:=[.D26]/[.F26]" office:value-type="float" office:value="1" calcext:value-type="float">
            <text:p>1</text:p>
          </table:table-cell>
          <table:table-cell table:style-name="ce279" table:formula="of:=IF([.C26]*[.D26]&lt;0;ABS([.H26]);-ABS([.H26]))" office:value-type="float" office:value="1" calcext:value-type="float">
            <text:p>1</text:p>
          </table:table-cell>
          <table:table-cell table:style-name="ce279" table:formula="of:=ABS([.G26])" office:value-type="float" office:value="2" calcext:value-type="float">
            <text:p>2</text:p>
          </table:table-cell>
          <table:table-cell table:style-name="ce220" table:formula="of:=-[.H26]/[.G26]" office:value-type="float" office:value="0.5" calcext:value-type="float">
            <text:p>0,5</text:p>
          </table:table-cell>
          <table:table-cell table:style-name="ce291" table:formula="of:=-[.H26]/[.G26]" office:value-type="float" office:value="0.5" calcext:value-type="float">
            <text:p><text:s/>1/2 </text:p>
          </table:table-cell>
          <table:table-cell table:style-name="ce292" table:formula="of:=IF([.K26]-INT([.K26])=0;TRUE();FALSE())" office:value-type="boolean" office:boolean-value="false" calcext:value-type="boolean">
            <text:p>FAUX</text:p>
          </table:table-cell>
          <table:table-cell table:style-name="ce296" table:formula="of:=IF([.M26];[.K26];CONCATENATE([.I26];&quot;/&quot;;[.J26]))" office:value-type="string" office:string-value="1/2" calcext:value-type="string">
            <text:p>1/2</text:p>
          </table:table-cell>
          <table:table-cell table:style-name="ce220" table:formula="of:=RANK([.A26];[.$A$3:.$A$32];0)" office:value-type="float" office:value="23" calcext:value-type="float">
            <text:p>23</text:p>
          </table:table-cell>
          <table:table-cell table:style-name="ce302"/>
          <table:table-cell/>
          <table:table-cell table:style-name="ce175" table:number-columns-repeated="6"/>
          <table:table-cell table:number-columns-repeated="1001"/>
        </table:table-row>
        <table:table-row table:style-name="ro5">
          <table:table-cell table:style-name="ce220" table:formula="of:=RANDBETWEEN(1;1000000)" office:value-type="float" office:value="103801" calcext:value-type="float">
            <text:p>103801</text:p>
          </table:table-cell>
          <table:table-cell table:style-name="ce220" office:value-type="float" office:value="25" calcext:value-type="float">
            <text:p>25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220" table:formula="of:=GCD(ABS([.C27]);ABS([.D27]))" office:value-type="float" office:value="1" calcext:value-type="float">
            <text:p>1</text:p>
          </table:table-cell>
          <table:table-cell table:style-name="ce270" table:formula="of:=[.C27]/[.F27]" office:value-type="float" office:value="4" calcext:value-type="float">
            <text:p>4</text:p>
          </table:table-cell>
          <table:table-cell table:style-name="ce270" table:formula="of:=[.D27]/[.F27]" office:value-type="float" office:value="-7" calcext:value-type="float">
            <text:p>-7</text:p>
          </table:table-cell>
          <table:table-cell table:style-name="ce279" table:formula="of:=IF([.C27]*[.D27]&lt;0;ABS([.H27]);-ABS([.H27]))" office:value-type="float" office:value="7" calcext:value-type="float">
            <text:p>7</text:p>
          </table:table-cell>
          <table:table-cell table:style-name="ce279" table:formula="of:=ABS([.G27])" office:value-type="float" office:value="4" calcext:value-type="float">
            <text:p>4</text:p>
          </table:table-cell>
          <table:table-cell table:style-name="ce220" table:formula="of:=-[.H27]/[.G27]" office:value-type="float" office:value="1.75" calcext:value-type="float">
            <text:p>1,75</text:p>
          </table:table-cell>
          <table:table-cell table:style-name="ce291" table:formula="of:=-[.H27]/[.G27]" office:value-type="float" office:value="1.75" calcext:value-type="float">
            <text:p><text:s/>7/4 </text:p>
          </table:table-cell>
          <table:table-cell table:style-name="ce292" table:formula="of:=IF([.K27]-INT([.K27])=0;TRUE();FALSE())" office:value-type="boolean" office:boolean-value="false" calcext:value-type="boolean">
            <text:p>FAUX</text:p>
          </table:table-cell>
          <table:table-cell table:style-name="ce296" table:formula="of:=IF([.M27];[.K27];CONCATENATE([.I27];&quot;/&quot;;[.J27]))" office:value-type="string" office:string-value="7/4" calcext:value-type="string">
            <text:p>7/4</text:p>
          </table:table-cell>
          <table:table-cell table:style-name="ce220" table:formula="of:=RANK([.A27];[.$A$3:.$A$32];0)" office:value-type="float" office:value="27" calcext:value-type="float">
            <text:p>27</text:p>
          </table:table-cell>
          <table:table-cell table:style-name="ce302"/>
          <table:table-cell/>
          <table:table-cell table:style-name="ce175" table:number-columns-repeated="6"/>
          <table:table-cell table:number-columns-repeated="1001"/>
        </table:table-row>
        <table:table-row table:style-name="ro5">
          <table:table-cell table:style-name="ce220" table:formula="of:=RANDBETWEEN(1;1000000)" office:value-type="float" office:value="804502" calcext:value-type="float">
            <text:p>804502</text:p>
          </table:table-cell>
          <table:table-cell table:style-name="ce220" office:value-type="float" office:value="26" calcext:value-type="float">
            <text:p>26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220" table:formula="of:=GCD(ABS([.C28]);ABS([.D28]))" office:value-type="float" office:value="1" calcext:value-type="float">
            <text:p>1</text:p>
          </table:table-cell>
          <table:table-cell table:style-name="ce270" table:formula="of:=[.C28]/[.F28]" office:value-type="float" office:value="7" calcext:value-type="float">
            <text:p>7</text:p>
          </table:table-cell>
          <table:table-cell table:style-name="ce270" table:formula="of:=[.D28]/[.F28]" office:value-type="float" office:value="2" calcext:value-type="float">
            <text:p>2</text:p>
          </table:table-cell>
          <table:table-cell table:style-name="ce279" table:formula="of:=IF([.C28]*[.D28]&lt;0;ABS([.H28]);-ABS([.H28]))" office:value-type="float" office:value="-2" calcext:value-type="float">
            <text:p>-2</text:p>
          </table:table-cell>
          <table:table-cell table:style-name="ce279" table:formula="of:=ABS([.G28])" office:value-type="float" office:value="7" calcext:value-type="float">
            <text:p>7</text:p>
          </table:table-cell>
          <table:table-cell table:style-name="ce220" table:formula="of:=-[.H28]/[.G28]" office:value-type="float" office:value="-0.285714285714286" calcext:value-type="float">
            <text:p>-0,285714285714286</text:p>
          </table:table-cell>
          <table:table-cell table:style-name="ce291" table:formula="of:=-[.H28]/[.G28]" office:value-type="float" office:value="-0.285714285714286" calcext:value-type="float">
            <text:p>- 2/7 </text:p>
          </table:table-cell>
          <table:table-cell table:style-name="ce292" table:formula="of:=IF([.K28]-INT([.K28])=0;TRUE();FALSE())" office:value-type="boolean" office:boolean-value="false" calcext:value-type="boolean">
            <text:p>FAUX</text:p>
          </table:table-cell>
          <table:table-cell table:style-name="ce296" table:formula="of:=IF([.M28];[.K28];CONCATENATE([.I28];&quot;/&quot;;[.J28]))" office:value-type="string" office:string-value="-2/7" calcext:value-type="string">
            <text:p>-2/7</text:p>
          </table:table-cell>
          <table:table-cell table:style-name="ce220" table:formula="of:=RANK([.A28];[.$A$3:.$A$32];0)" office:value-type="float" office:value="5" calcext:value-type="float">
            <text:p>5</text:p>
          </table:table-cell>
          <table:table-cell table:style-name="ce302"/>
          <table:table-cell/>
          <table:table-cell table:style-name="ce175" table:number-columns-repeated="6"/>
          <table:table-cell table:number-columns-repeated="1001"/>
        </table:table-row>
        <table:table-row table:style-name="ro5">
          <table:table-cell table:style-name="ce220" table:formula="of:=RANDBETWEEN(1;1000000)" office:value-type="float" office:value="985827" calcext:value-type="float">
            <text:p>985827</text:p>
          </table:table-cell>
          <table:table-cell table:style-name="ce220" office:value-type="float" office:value="27" calcext:value-type="float">
            <text:p>2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9" calcext:value-type="float">
            <text:p>9</text:p>
          </table:table-cell>
          <table:table-cell table:style-name="ce220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220" table:formula="of:=GCD(ABS([.C29]);ABS([.D29]))" office:value-type="float" office:value="1" calcext:value-type="float">
            <text:p>1</text:p>
          </table:table-cell>
          <table:table-cell table:style-name="ce270" table:formula="of:=[.C29]/[.F29]" office:value-type="float" office:value="2" calcext:value-type="float">
            <text:p>2</text:p>
          </table:table-cell>
          <table:table-cell table:style-name="ce270" table:formula="of:=[.D29]/[.F29]" office:value-type="float" office:value="9" calcext:value-type="float">
            <text:p>9</text:p>
          </table:table-cell>
          <table:table-cell table:style-name="ce279" table:formula="of:=IF([.C29]*[.D29]&lt;0;ABS([.H29]);-ABS([.H29]))" office:value-type="float" office:value="-9" calcext:value-type="float">
            <text:p>-9</text:p>
          </table:table-cell>
          <table:table-cell table:style-name="ce279" table:formula="of:=ABS([.G29])" office:value-type="float" office:value="2" calcext:value-type="float">
            <text:p>2</text:p>
          </table:table-cell>
          <table:table-cell table:style-name="ce220" table:formula="of:=-[.H29]/[.G29]" office:value-type="float" office:value="-4.5" calcext:value-type="float">
            <text:p>-4,5</text:p>
          </table:table-cell>
          <table:table-cell table:style-name="ce291" table:formula="of:=-[.H29]/[.G29]" office:value-type="float" office:value="-4.5" calcext:value-type="float">
            <text:p>- 9/2 </text:p>
          </table:table-cell>
          <table:table-cell table:style-name="ce292" table:formula="of:=IF([.K29]-INT([.K29])=0;TRUE();FALSE())" office:value-type="boolean" office:boolean-value="false" calcext:value-type="boolean">
            <text:p>FAUX</text:p>
          </table:table-cell>
          <table:table-cell table:style-name="ce296" table:formula="of:=IF([.M29];[.K29];CONCATENATE([.I29];&quot;/&quot;;[.J29]))" office:value-type="string" office:string-value="-9/2" calcext:value-type="string">
            <text:p>-9/2</text:p>
          </table:table-cell>
          <table:table-cell table:style-name="ce220" table:formula="of:=RANK([.A29];[.$A$3:.$A$32];0)" office:value-type="float" office:value="1" calcext:value-type="float">
            <text:p>1</text:p>
          </table:table-cell>
          <table:table-cell table:style-name="ce302"/>
          <table:table-cell table:number-columns-repeated="5"/>
          <table:table-cell table:style-name="ce175" table:number-columns-repeated="2"/>
          <table:table-cell table:number-columns-repeated="1001"/>
        </table:table-row>
        <table:table-row table:style-name="ro5">
          <table:table-cell table:style-name="ce220" table:formula="of:=RANDBETWEEN(1;1000000)" office:value-type="float" office:value="5796" calcext:value-type="float">
            <text:p>5796</text:p>
          </table:table-cell>
          <table:table-cell table:style-name="ce220" office:value-type="float" office:value="28" calcext:value-type="float">
            <text:p>28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220" table:formula="of:=GCD(ABS([.C30]);ABS([.D30]))" office:value-type="float" office:value="1" calcext:value-type="float">
            <text:p>1</text:p>
          </table:table-cell>
          <table:table-cell table:style-name="ce270" table:formula="of:=[.C30]/[.F30]" office:value-type="float" office:value="3" calcext:value-type="float">
            <text:p>3</text:p>
          </table:table-cell>
          <table:table-cell table:style-name="ce270" table:formula="of:=[.D30]/[.F30]" office:value-type="float" office:value="4" calcext:value-type="float">
            <text:p>4</text:p>
          </table:table-cell>
          <table:table-cell table:style-name="ce279" table:formula="of:=IF([.C30]*[.D30]&lt;0;ABS([.H30]);-ABS([.H30]))" office:value-type="float" office:value="-4" calcext:value-type="float">
            <text:p>-4</text:p>
          </table:table-cell>
          <table:table-cell table:style-name="ce279" table:formula="of:=ABS([.G30])" office:value-type="float" office:value="3" calcext:value-type="float">
            <text:p>3</text:p>
          </table:table-cell>
          <table:table-cell table:style-name="ce220" table:formula="of:=-[.H30]/[.G30]" office:value-type="float" office:value="-1.33333333333333" calcext:value-type="float">
            <text:p>-1,33333333333333</text:p>
          </table:table-cell>
          <table:table-cell table:style-name="ce291" table:formula="of:=-[.H30]/[.G30]" office:value-type="float" office:value="-1.33333333333333" calcext:value-type="float">
            <text:p>- 4/3 </text:p>
          </table:table-cell>
          <table:table-cell table:style-name="ce292" table:formula="of:=IF([.K30]-INT([.K30])=0;TRUE();FALSE())" office:value-type="boolean" office:boolean-value="false" calcext:value-type="boolean">
            <text:p>FAUX</text:p>
          </table:table-cell>
          <table:table-cell table:style-name="ce296" table:formula="of:=IF([.M30];[.K30];CONCATENATE([.I30];&quot;/&quot;;[.J30]))" office:value-type="string" office:string-value="-4/3" calcext:value-type="string">
            <text:p>-4/3</text:p>
          </table:table-cell>
          <table:table-cell table:style-name="ce220" table:formula="of:=RANK([.A30];[.$A$3:.$A$32];0)" office:value-type="float" office:value="30" calcext:value-type="float">
            <text:p>30</text:p>
          </table:table-cell>
          <table:table-cell table:style-name="ce302"/>
          <table:table-cell table:number-columns-repeated="5"/>
          <table:table-cell table:style-name="ce175" table:number-columns-repeated="2"/>
          <table:table-cell table:number-columns-repeated="1001"/>
        </table:table-row>
        <table:table-row table:style-name="ro5">
          <table:table-cell table:style-name="ce220" table:formula="of:=RANDBETWEEN(1;1000000)" office:value-type="float" office:value="41504" calcext:value-type="float">
            <text:p>41504</text:p>
          </table:table-cell>
          <table:table-cell table:style-name="ce220" office:value-type="float" office:value="29" calcext:value-type="float">
            <text:p>29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220" table:formula="of:=GCD(ABS([.C31]);ABS([.D31]))" office:value-type="float" office:value="1" calcext:value-type="float">
            <text:p>1</text:p>
          </table:table-cell>
          <table:table-cell table:style-name="ce270" table:formula="of:=[.C31]/[.F31]" office:value-type="float" office:value="4" calcext:value-type="float">
            <text:p>4</text:p>
          </table:table-cell>
          <table:table-cell table:style-name="ce270" table:formula="of:=[.D31]/[.F31]" office:value-type="float" office:value="-1" calcext:value-type="float">
            <text:p>-1</text:p>
          </table:table-cell>
          <table:table-cell table:style-name="ce279" table:formula="of:=IF([.C31]*[.D31]&lt;0;ABS([.H31]);-ABS([.H31]))" office:value-type="float" office:value="1" calcext:value-type="float">
            <text:p>1</text:p>
          </table:table-cell>
          <table:table-cell table:style-name="ce279" table:formula="of:=ABS([.G31])" office:value-type="float" office:value="4" calcext:value-type="float">
            <text:p>4</text:p>
          </table:table-cell>
          <table:table-cell table:style-name="ce220" table:formula="of:=-[.H31]/[.G31]" office:value-type="float" office:value="0.25" calcext:value-type="float">
            <text:p>0,25</text:p>
          </table:table-cell>
          <table:table-cell table:style-name="ce291" table:formula="of:=-[.H31]/[.G31]" office:value-type="float" office:value="0.25" calcext:value-type="float">
            <text:p><text:s/>1/4 </text:p>
          </table:table-cell>
          <table:table-cell table:style-name="ce292" table:formula="of:=IF([.K31]-INT([.K31])=0;TRUE();FALSE())" office:value-type="boolean" office:boolean-value="false" calcext:value-type="boolean">
            <text:p>FAUX</text:p>
          </table:table-cell>
          <table:table-cell table:style-name="ce296" table:formula="of:=IF([.M31];[.K31];CONCATENATE([.I31];&quot;/&quot;;[.J31]))" office:value-type="string" office:string-value="1/4" calcext:value-type="string">
            <text:p>1/4</text:p>
          </table:table-cell>
          <table:table-cell table:style-name="ce220" table:formula="of:=RANK([.A31];[.$A$3:.$A$32];0)" office:value-type="float" office:value="29" calcext:value-type="float">
            <text:p>29</text:p>
          </table:table-cell>
          <table:table-cell table:style-name="ce302"/>
          <table:table-cell table:number-columns-repeated="5"/>
          <table:table-cell table:style-name="ce175" table:number-columns-repeated="2"/>
          <table:table-cell table:number-columns-repeated="1001"/>
        </table:table-row>
        <table:table-row table:style-name="ro5">
          <table:table-cell table:style-name="ce220" table:formula="of:=RANDBETWEEN(1;1000000)" office:value-type="float" office:value="546137" calcext:value-type="float">
            <text:p>546137</text:p>
          </table:table-cell>
          <table:table-cell table:style-name="ce220" office:value-type="float" office:value="30" calcext:value-type="float">
            <text:p>30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220" table:formula="of:=GCD(ABS([.C32]);ABS([.D32]))" office:value-type="float" office:value="1" calcext:value-type="float">
            <text:p>1</text:p>
          </table:table-cell>
          <table:table-cell table:style-name="ce270" table:formula="of:=[.C32]/[.F32]" office:value-type="float" office:value="5" calcext:value-type="float">
            <text:p>5</text:p>
          </table:table-cell>
          <table:table-cell table:style-name="ce270" table:formula="of:=[.D32]/[.F32]" office:value-type="float" office:value="-3" calcext:value-type="float">
            <text:p>-3</text:p>
          </table:table-cell>
          <table:table-cell table:style-name="ce279" table:formula="of:=IF([.C32]*[.D32]&lt;0;ABS([.H32]);-ABS([.H32]))" office:value-type="float" office:value="3" calcext:value-type="float">
            <text:p>3</text:p>
          </table:table-cell>
          <table:table-cell table:style-name="ce279" table:formula="of:=ABS([.G32])" office:value-type="float" office:value="5" calcext:value-type="float">
            <text:p>5</text:p>
          </table:table-cell>
          <table:table-cell table:style-name="ce220" table:formula="of:=-[.H32]/[.G32]" office:value-type="float" office:value="0.6" calcext:value-type="float">
            <text:p>0,6</text:p>
          </table:table-cell>
          <table:table-cell table:style-name="ce291" table:formula="of:=-[.H32]/[.G32]" office:value-type="float" office:value="0.6" calcext:value-type="float">
            <text:p><text:s/>3/5 </text:p>
          </table:table-cell>
          <table:table-cell table:style-name="ce292" table:formula="of:=IF([.K32]-INT([.K32])=0;TRUE();FALSE())" office:value-type="boolean" office:boolean-value="false" calcext:value-type="boolean">
            <text:p>FAUX</text:p>
          </table:table-cell>
          <table:table-cell table:style-name="ce296" table:formula="of:=IF([.M32];[.K32];CONCATENATE([.I32];&quot;/&quot;;[.J32]))" office:value-type="string" office:string-value="3/5" calcext:value-type="string">
            <text:p>3/5</text:p>
          </table:table-cell>
          <table:table-cell table:style-name="ce220" table:formula="of:=RANK([.A32];[.$A$3:.$A$32];0)" office:value-type="float" office:value="15" calcext:value-type="float">
            <text:p>15</text:p>
          </table:table-cell>
          <table:table-cell table:style-name="ce302"/>
          <table:table-cell table:number-columns-repeated="5"/>
          <table:table-cell table:style-name="ce175" table:number-columns-repeated="2"/>
          <table:table-cell table:number-columns-repeated="1001"/>
        </table:table-row>
        <table:table-row table:style-name="ro5"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4" calcext:value-type="float">
            <text:p>4</text:p>
          </table:table-cell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6" calcext:value-type="float">
            <text:p>6</text:p>
          </table:table-cell>
          <table:table-cell table:style-name="ce221" office:value-type="float" office:value="7" calcext:value-type="float">
            <text:p>7</text:p>
          </table:table-cell>
          <table:table-cell table:style-name="ce221" office:value-type="float" office:value="8" calcext:value-type="float">
            <text:p>8</text:p>
          </table:table-cell>
          <table:table-cell table:style-name="ce221" office:value-type="float" office:value="9" calcext:value-type="float">
            <text:p>9</text:p>
          </table:table-cell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11" calcext:value-type="float">
            <text:p>11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3" calcext:value-type="float">
            <text:p>13</text:p>
          </table:table-cell>
          <table:table-cell table:style-name="ce221"/>
          <table:table-cell table:style-name="ce303"/>
          <table:table-cell table:number-columns-repeated="5"/>
          <table:table-cell table:style-name="ce175" table:number-columns-repeated="2"/>
          <table:table-cell table:number-columns-repeated="1001"/>
        </table:table-row>
        <table:table-row table:style-name="ro5">
          <table:table-cell table:number-columns-repeated="21"/>
          <table:table-cell table:style-name="ce175" table:number-columns-repeated="2"/>
          <table:table-cell table:number-columns-repeated="1001"/>
        </table:table-row>
        <table:table-row table:style-name="ro5">
          <table:table-cell table:style-name="ce223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221"/>
          <table:table-cell table:number-columns-repeated="6"/>
          <table:table-cell table:style-name="ce175" table:number-columns-repeated="2"/>
          <table:table-cell table:number-columns-repeated="1001"/>
        </table:table-row>
        <table:table-row table:style-name="ro5">
          <table:table-cell table:style-name="ce171"/>
          <table:table-cell table:style-name="ce177" office:value-type="string" calcext:value-type="string">
            <text:p>a₁</text:p>
          </table:table-cell>
          <table:table-cell table:style-name="ce177" office:value-type="string" calcext:value-type="string">
            <text:p>b₁</text:p>
          </table:table-cell>
          <table:table-cell table:style-name="ce199" office:value-type="string" calcext:value-type="string">
            <text:p>Facteur 1</text:p>
          </table:table-cell>
          <table:table-cell table:style-name="ce177" office:value-type="string" calcext:value-type="string">
            <text:p>rac 1</text:p>
          </table:table-cell>
          <table:table-cell table:style-name="ce199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175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9"/>
          <table:table-cell table:style-name="ce175" table:number-columns-repeated="2"/>
          <table:table-cell table:number-columns-repeated="1001"/>
        </table:table-row>
        <table:table-row table:style-name="ro5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3];[.$B$3:.$N$32];1)" office:value-type="float" office:value="26" calcext:value-type="float">
            <text:p>26</text:p>
          </table:table-cell>
          <table:table-cell table:style-name="ce230" table:formula="of:=COM.MICROSOFT.CONCAT(&quot;(&quot;;IF([.B37]=1;&quot;&quot;;&quot;-&quot;);&quot;x&quot;;IF([.C37]&lt;0;&quot;-&quot;;IF([.C37]=0;&quot;&quot;;&quot;+&quot;));IF([.C37]=0;&quot;&quot;;ABS([.C37]));&quot;)&quot;)" office:value-type="string" office:string-value="(-x+26)" calcext:value-type="string">
            <text:p>(-x+26)</text:p>
          </table:table-cell>
          <table:table-cell table:style-name="ce235" table:formula="of:=-[.C37]/[.B37]" office:value-type="float" office:value="26" calcext:value-type="float">
            <text:p>26</text:p>
          </table:table-cell>
          <table:table-cell table:style-name="ce230" table:formula="of:=IF(SIGN([.B37]*([.E37]-1)+[.C37])&lt;0;&quot;-&quot;;&quot;+&quot;)" office:value-type="string" office:string-value="+" calcext:value-type="string">
            <text:p>+</text:p>
          </table:table-cell>
          <table:table-cell table:style-name="ce230" table:formula="of:=IF(SIGN([.B37]*AVERAGE([.E37];[.E39])+[.C37])&lt;0;&quot;-&quot;;&quot;+&quot;)" office:value-type="string" office:string-value="+" calcext:value-type="string">
            <text:p>+</text:p>
          </table:table-cell>
          <table:table-cell table:style-name="ce230" table:formula="of:=IF(SIGN([.B37]*([.E37]+1)+[.C37])&lt;0;&quot;-&quot;;&quot;+&quot;)" office:value-type="string" office:string-value="-" calcext:value-type="string">
            <text:p>-</text:p>
          </table:table-cell>
          <table:table-cell table:style-name="ce175"/>
          <table:table-cell table:style-name="ce235" table:formula="of:=MIN([.E37];[.E39])" office:value-type="float" office:value="25" calcext:value-type="float">
            <text:p>25</text:p>
          </table:table-cell>
          <table:table-cell table:style-name="ce235" table:formula="of:=MAX([.E37];[.E39])" office:value-type="float" office:value="26" calcext:value-type="float">
            <text:p>26</text:p>
          </table:table-cell>
          <table:table-cell table:style-name="ce235" table:formula="of:=SUM([.I36:.J40])" office:value-type="float" office:value="25" calcext:value-type="float">
            <text:p>25</text:p>
          </table:table-cell>
          <table:table-cell table:number-columns-repeated="9"/>
          <table:table-cell table:style-name="ce175"/>
          <table:table-cell table:number-columns-repeated="1002"/>
        </table:table-row>
        <table:table-row table:style-name="ro5">
          <table:table-cell/>
          <table:table-cell table:style-name="ce177" office:value-type="string" calcext:value-type="string">
            <text:p>a₂</text:p>
          </table:table-cell>
          <table:table-cell table:style-name="ce177" office:value-type="string" calcext:value-type="string">
            <text:p>b₂</text:p>
          </table:table-cell>
          <table:table-cell table:style-name="ce199" office:value-type="string" calcext:value-type="string">
            <text:p>Facteur 2</text:p>
          </table:table-cell>
          <table:table-cell table:style-name="ce177" office:value-type="string" calcext:value-type="string">
            <text:p>rac 2</text:p>
          </table:table-cell>
          <table:table-cell table:style-name="ce199" office:value-type="string" calcext:value-type="string" table:number-columns-spanned="3" table:number-rows-spanned="1">
            <text:p>Signes</text:p>
          </table:table-cell>
          <table:covered-table-cell table:number-columns-repeated="2" table:style-name="ce177"/>
          <table:table-cell table:style-name="ce175" table:number-columns-repeated="2"/>
          <table:table-cell table:number-columns-repeated="11"/>
          <table:table-cell table:style-name="ce175"/>
          <table:table-cell table:number-columns-repeated="1002"/>
        </table:table-row>
        <table:table-row table:style-name="ro5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4];[.$B$3:.$N$32];1)" office:value-type="float" office:value="25" calcext:value-type="float">
            <text:p>25</text:p>
          </table:table-cell>
          <table:table-cell table:style-name="ce235" table:formula="of:=COM.MICROSOFT.CONCAT(&quot;(&quot;;IF([.B39]=1;&quot;&quot;;&quot;-&quot;);&quot;x&quot;;IF([.C39]&lt;0;&quot;-&quot;;IF([.C39]=0;&quot;&quot;;&quot;+&quot;));IF([.C39]=0;&quot;&quot;;ABS([.C39]));&quot;)&quot;)" office:value-type="string" office:string-value="(-x+25)" calcext:value-type="string">
            <text:p>(-x+25)</text:p>
          </table:table-cell>
          <table:table-cell table:style-name="ce235" table:formula="of:=-[.C39]/[.B39]" office:value-type="float" office:value="25" calcext:value-type="float">
            <text:p>25</text:p>
          </table:table-cell>
          <table:table-cell table:style-name="ce230" table:formula="of:=IF(SIGN([.B39]*([.E39]-1)+[.C39]&lt;0);&quot;-&quot;;&quot;+&quot;)" office:value-type="string" office:string-value="+" calcext:value-type="string">
            <text:p>+</text:p>
          </table:table-cell>
          <table:table-cell table:style-name="ce235" table:formula="of:=IF(SIGN([.B39]*AVERAGE([.E37];[.E39])+[.C39]&lt;0);&quot;-&quot;;&quot;+&quot;)" office:value-type="string" office:string-value="-" calcext:value-type="string">
            <text:p>-</text:p>
          </table:table-cell>
          <table:table-cell table:style-name="ce235" table:formula="of:=IF(SIGN([.B39]*([.E39]+1)+[.C39]&lt;0);&quot;-&quot;;&quot;+&quot;)" office:value-type="string" office:string-value="-" calcext:value-type="string">
            <text:p>-</text:p>
          </table:table-cell>
          <table:table-cell table:style-name="ce175" table:number-columns-repeated="2"/>
          <table:table-cell table:number-columns-repeated="11"/>
          <table:table-cell table:style-name="ce175"/>
          <table:table-cell table:number-columns-repeated="1002"/>
        </table:table-row>
        <table:table-row table:style-name="ro5">
          <table:table-cell/>
          <table:table-cell table:style-name="ce177" office:value-type="string" calcext:value-type="string">
            <text:p>choix</text:p>
          </table:table-cell>
          <table:table-cell table:style-name="ce235" table:formula="of:=RANDBETWEEN(1;2)" office:value-type="float" office:value="2" calcext:value-type="float">
            <text:p>2</text:p>
          </table:table-cell>
          <table:table-cell table:number-columns-repeated="5"/>
          <table:table-cell table:style-name="ce175" table:number-columns-repeated="2"/>
          <table:table-cell table:number-columns-repeated="1014"/>
        </table:table-row>
        <table:table-row table:style-name="ro5">
          <table:table-cell table:style-name="ce171"/>
          <table:table-cell table:style-name="ce177" office:value-type="string" calcext:value-type="string">
            <text:p>a₁</text:p>
          </table:table-cell>
          <table:table-cell table:style-name="ce177" office:value-type="string" calcext:value-type="string">
            <text:p>b₁</text:p>
          </table:table-cell>
          <table:table-cell table:style-name="ce199" office:value-type="string" calcext:value-type="string">
            <text:p>Facteur 1</text:p>
          </table:table-cell>
          <table:table-cell table:style-name="ce177" office:value-type="string" calcext:value-type="string">
            <text:p>rac 1</text:p>
          </table:table-cell>
          <table:table-cell table:style-name="ce199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175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1012"/>
        </table:table-row>
        <table:table-row table:style-name="ro5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5];[.$B$3:.$N$32];1)" office:value-type="float" office:value="-4" calcext:value-type="float">
            <text:p>-4</text:p>
          </table:table-cell>
          <table:table-cell table:style-name="ce230" table:formula="of:=COM.MICROSOFT.CONCAT(&quot;(&quot;;IF([.B42]=1;&quot;&quot;;&quot;-&quot;);&quot;x&quot;;IF([.C42]&lt;0;&quot;-&quot;;IF([.C42]=0;&quot;&quot;;&quot;+&quot;));IF([.C42]=0;&quot;&quot;;ABS([.C42]));&quot;)&quot;)" office:value-type="string" office:string-value="(-x-4)" calcext:value-type="string">
            <text:p>(-x-4)</text:p>
          </table:table-cell>
          <table:table-cell table:style-name="ce235" table:formula="of:=-[.C42]/[.B42]" office:value-type="float" office:value="-4" calcext:value-type="float">
            <text:p>-4</text:p>
          </table:table-cell>
          <table:table-cell table:style-name="ce230" table:formula="of:=IF(SIGN([.B42]*([.E42]-1)+[.C42])&lt;0;&quot;-&quot;;&quot;+&quot;)" office:value-type="string" office:string-value="+" calcext:value-type="string">
            <text:p>+</text:p>
          </table:table-cell>
          <table:table-cell table:style-name="ce230" table:formula="of:=IF(SIGN([.B42]*AVERAGE([.E42];[.E44])+[.C42])&lt;0;&quot;-&quot;;&quot;+&quot;)" office:value-type="string" office:string-value="+" calcext:value-type="string">
            <text:p>+</text:p>
          </table:table-cell>
          <table:table-cell table:style-name="ce230" table:formula="of:=IF(SIGN([.B42]*([.E42]+1)+[.C42])&lt;0;&quot;-&quot;;&quot;+&quot;)" office:value-type="string" office:string-value="-" calcext:value-type="string">
            <text:p>-</text:p>
          </table:table-cell>
          <table:table-cell table:style-name="ce175"/>
          <table:table-cell table:style-name="ce235" table:formula="of:=MIN([.E42];[.E44])" office:value-type="float" office:value="-10" calcext:value-type="float">
            <text:p>-10</text:p>
          </table:table-cell>
          <table:table-cell table:style-name="ce235" table:formula="of:=MAX([.E42];[.E44])" office:value-type="float" office:value="-4" calcext:value-type="float">
            <text:p>-4</text:p>
          </table:table-cell>
          <table:table-cell table:style-name="ce235" table:formula="of:=SUM([.I41:.J46])" office:value-type="float" office:value="-10" calcext:value-type="float">
            <text:p>-10</text:p>
          </table:table-cell>
          <table:table-cell table:number-columns-repeated="1012"/>
        </table:table-row>
        <table:table-row table:style-name="ro5">
          <table:table-cell/>
          <table:table-cell table:style-name="ce177" office:value-type="string" calcext:value-type="string">
            <text:p>a₂</text:p>
          </table:table-cell>
          <table:table-cell table:style-name="ce177" office:value-type="string" calcext:value-type="string">
            <text:p>b₂</text:p>
          </table:table-cell>
          <table:table-cell table:style-name="ce199" office:value-type="string" calcext:value-type="string">
            <text:p>Facteur 2</text:p>
          </table:table-cell>
          <table:table-cell table:style-name="ce177" office:value-type="string" calcext:value-type="string">
            <text:p>rac 2</text:p>
          </table:table-cell>
          <table:table-cell table:style-name="ce199" office:value-type="string" calcext:value-type="string" table:number-columns-spanned="3" table:number-rows-spanned="1">
            <text:p>Signes</text:p>
          </table:table-cell>
          <table:covered-table-cell table:number-columns-repeated="2" table:style-name="ce177"/>
          <table:table-cell table:style-name="ce175" table:number-columns-repeated="2"/>
          <table:table-cell table:style-name="ce229"/>
          <table:table-cell table:number-columns-repeated="1013"/>
        </table:table-row>
        <table:table-row table:style-name="ro5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6];[.$B$3:.$N$32];1)" office:value-type="float" office:value="-10" calcext:value-type="float">
            <text:p>-10</text:p>
          </table:table-cell>
          <table:table-cell table:style-name="ce235" table:formula="of:=COM.MICROSOFT.CONCAT(&quot;(&quot;;IF([.B44]=1;&quot;&quot;;&quot;-&quot;);&quot;x&quot;;IF([.C44]&lt;0;&quot;-&quot;;IF([.C44]=0;&quot;&quot;;&quot;+&quot;));IF([.C44]=0;&quot;&quot;;ABS([.C44]));&quot;)&quot;)" office:value-type="string" office:string-value="(-x-10)" calcext:value-type="string">
            <text:p>(-x-10)</text:p>
          </table:table-cell>
          <table:table-cell table:style-name="ce235" table:formula="of:=-[.C44]/[.B44]" office:value-type="float" office:value="-10" calcext:value-type="float">
            <text:p>-10</text:p>
          </table:table-cell>
          <table:table-cell table:style-name="ce230" table:formula="of:=IF(SIGN([.B44]*([.E44]-1)+[.C44]&lt;0);&quot;-&quot;;&quot;+&quot;)" office:value-type="string" office:string-value="+" calcext:value-type="string">
            <text:p>+</text:p>
          </table:table-cell>
          <table:table-cell table:style-name="ce235" table:formula="of:=IF(SIGN([.B44]*AVERAGE([.E42];[.E44])+[.C44]&lt;0);&quot;-&quot;;&quot;+&quot;)" office:value-type="string" office:string-value="-" calcext:value-type="string">
            <text:p>-</text:p>
          </table:table-cell>
          <table:table-cell table:style-name="ce235" table:formula="of:=IF(SIGN([.B44]*([.E44]+1)+[.C44]&lt;0);&quot;-&quot;;&quot;+&quot;)" office:value-type="string" office:string-value="-" calcext:value-type="string">
            <text:p>-</text:p>
          </table:table-cell>
          <table:table-cell table:style-name="ce175" table:number-columns-repeated="2"/>
          <table:table-cell table:style-name="ce229"/>
          <table:table-cell table:number-columns-repeated="1013"/>
        </table:table-row>
        <table:table-row table:style-name="ro5">
          <table:table-cell/>
          <table:table-cell table:style-name="ce177" office:value-type="string" calcext:value-type="string">
            <text:p>choix</text:p>
          </table:table-cell>
          <table:table-cell table:style-name="ce235" table:formula="of:=RANDBETWEEN(1;2)" office:value-type="float" office:value="2" calcext:value-type="float">
            <text:p>2</text:p>
          </table:table-cell>
          <table:table-cell table:number-columns-repeated="5"/>
          <table:table-cell table:style-name="ce175" table:number-columns-repeated="2"/>
          <table:table-cell table:style-name="ce229"/>
          <table:table-cell table:number-columns-repeated="1013"/>
        </table:table-row>
        <table:table-row table:style-name="ro5">
          <table:table-cell table:number-columns-repeated="8"/>
          <table:table-cell table:style-name="ce218" office:value-type="string" calcext:value-type="string" table:number-columns-spanned="6" table:number-rows-spanned="1">
            <text:p>Tableau 1</text:p>
          </table:table-cell>
          <table:covered-table-cell table:style-name="ce175"/>
          <table:covered-table-cell table:style-name="ce289"/>
          <table:covered-table-cell table:number-columns-repeated="3"/>
          <table:table-cell table:number-columns-repeated="1010"/>
        </table:table-row>
        <table:table-row table:style-name="ro5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37]" office:value-type="float" office:value="25" calcext:value-type="float" table:number-columns-spanned="2" table:number-rows-spanned="1">
            <text:p>25</text:p>
          </table:table-cell>
          <table:covered-table-cell table:style-name="ce249" table:formula="of:=#REF!" office:value-type="string" office:string-value="" calcext:value-type="error">
            <text:p>#RÉF !</text:p>
          </table:covered-table-cell>
          <table:table-cell table:style-name="ce249"/>
          <table:table-cell table:style-name="ce249" table:formula="of:=[.K37]" office:value-type="float" office:value="26" calcext:value-type="float" table:number-columns-spanned="2" table:number-rows-spanned="1">
            <text:p>26</text:p>
          </table:table-cell>
          <table:covered-table-cell table:style-name="ce200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30" table:formula="of:=IF(['Niveau 1'.C4]=[.C47];1;0)" office:value-type="float" office:value="0" calcext:value-type="float">
            <text:p>0</text:p>
          </table:table-cell>
          <table:table-cell/>
          <table:table-cell table:style-name="ce230" table:formula="of:=IF(['Niveau 1'.F4]=[.F47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number-columns-repeated="1010"/>
        </table:table-row>
        <table:table-row table:style-name="ro5">
          <table:table-cell table:style-name="ce232" table:formula="of:=IF([.C40]=1;COM.MICROSOFT.CONCAT(&quot;Signe de &quot;;IF([.C40]=1;[.D37];[.D39]));COM.MICROSOFT.CONCAT(&quot;Signe de &quot;;IF([.C40]=0;[.D37];[.D39])))" office:value-type="string" office:string-value="Signe de (-x+25)" calcext:value-type="string">
            <text:p>Signe de (-x+25)</text:p>
          </table:table-cell>
          <table:table-cell table:style-name="ce239" table:formula="of:=IF([.C40]=1;[.F37];[.F39])" office:value-type="string" office:string-value="+" calcext:value-type="string">
            <text:p>+</text:p>
          </table:table-cell>
          <table:table-cell table:style-name="ce249" table:formula="of:=IF([.C40]=1;IF([.E37]=[.J37];0;&quot;&quot;);IF([.E39]=[.J37];0;&quot;&quot;))" office:value-type="float" office:value="0" calcext:value-type="float" table:number-columns-spanned="2" table:number-rows-spanned="1">
            <text:p>0</text:p>
          </table:table-cell>
          <table:covered-table-cell table:style-name="ce249" table:formula="of:=IF([.B48]&lt;&gt;&quot;&quot;;IF(VALUE(COM.MICROSOFT.CONCAT(#REF!;[.B48]))=-#REF!;0;&quot;&quot;);&quot;&quot;)" office:value-type="string" office:string-value="" calcext:value-type="error">
            <text:p>#RÉF !</text:p>
          </table:covered-table-cell>
          <table:table-cell table:style-name="ce249" table:formula="of:=IF([.C40]=1;[.G37];[.G39])" office:value-type="string" office:string-value="-" calcext:value-type="string">
            <text:p>-</text:p>
          </table:table-cell>
          <table:table-cell table:style-name="ce249" table:formula="of:=IF([.C40]=1;IF([.E37]=[.K37];0;&quot;&quot;);IF([.E39]=[.K37];0;&quot;&quot;))" table:number-columns-spanned="2" table:number-rows-spanned="1">
            <text:p/>
          </table:table-cell>
          <table:covered-table-cell table:style-name="ce200"/>
          <table:table-cell table:style-name="ce274" table:formula="of:=IF([.C40]=1;[.H37];[.H39])" office:value-type="string" office:string-value="-" calcext:value-type="string">
            <text:p>-</text:p>
          </table:table-cell>
          <table:table-cell table:style-name="ce230" table:formula="of:=IF(['Niveau 1'.B5]=[.B48];1;0)" office:value-type="float" office:value="0" calcext:value-type="float">
            <text:p>0</text:p>
          </table:table-cell>
          <table:table-cell table:style-name="ce284" table:formula="of:=IF(OR(AND(ISBLANK(['Niveau 1'.C5])=0;ISBLANK(['Niveau 1'.C6])=0);AND(ISBLANK(['Niveau 1'.C5]);ISBLANK(['Niveau 1'.C6])));0;IF(ISNUMBER([.C48]);IF(AND(ISNUMBER(['Niveau 1'.C5]);['Niveau 1'.C5]=[.C48]);1;0);IF(['Niveau 1'.C5]=[.C48];1;0)))" office:value-type="float" office:value="0" calcext:value-type="float">
            <text:p>0</text:p>
          </table:table-cell>
          <table:table-cell table:style-name="ce230" table:formula="of:=IF(['Niveau 1'.E5]=[.E48];1;0)" office:value-type="float" office:value="0" calcext:value-type="float">
            <text:p>0</text:p>
          </table:table-cell>
          <table:table-cell table:style-name="ce285" table:formula="of:=IF(OR(AND(ISBLANK(['Niveau 1'.F5])=0;ISBLANK(['Niveau 1'.F6])=0);AND(ISBLANK(['Niveau 1'.F5]);ISBLANK(['Niveau 1'.F6])));0;IF(ISNUMBER([.F48]);IF(AND(ISNUMBER(['Niveau 1'.F5]);['Niveau 1'.F5]=[.F48]);1;0);IF(['Niveau 1'.F5]=[.F48];1;0)))" office:value-type="float" office:value="0" calcext:value-type="float">
            <text:p>0</text:p>
          </table:table-cell>
          <table:table-cell table:style-name="ce230" table:formula="of:=IF(['Niveau 1'.H5]=[.H48];1;0)" office:value-type="float" office:value="0" calcext:value-type="float">
            <text:p>0</text:p>
          </table:table-cell>
          <table:table-cell table:style-name="ce235" table:formula="of:=SUM([.I47:.M50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32" table:formula="of:=IF([.C40]=2;COM.MICROSOFT.CONCAT(&quot;Signe de &quot;;IF([.C40]=2;[.D37];[.D39]));COM.MICROSOFT.CONCAT(&quot;Signe de &quot;;IF([.C40]=0;[.D37];[.D39])))" office:value-type="string" office:string-value="Signe de (-x+26)" calcext:value-type="string">
            <text:p>Signe de (-x+26)</text:p>
          </table:table-cell>
          <table:table-cell table:style-name="ce239" table:formula="of:=IF([.C40]=2;[.F37];[.F39])" office:value-type="string" office:string-value="+" calcext:value-type="string">
            <text:p>+</text:p>
          </table:table-cell>
          <table:table-cell table:style-name="ce249" table:formula="of:=IF([.C40]=2;IF([.E39]=[.K37];0;&quot;&quot;);IF([.E37]=[.K37];0;&quot;&quot;))" table:number-columns-spanned="2" table:number-rows-spanned="1">
            <text:p/>
          </table:table-cell>
          <table:covered-table-cell table:style-name="ce200"/>
          <table:table-cell table:style-name="ce249" table:formula="of:=IF([.C40]=2;[.G37];[.G39])" office:value-type="string" office:string-value="+" calcext:value-type="string">
            <text:p>+</text:p>
          </table:table-cell>
          <table:table-cell table:style-name="ce249" table:formula="of:=IF([.C40]=2;IF([.E39]=[.J37];0;&quot;&quot;);IF([.E37]=[.J37];0;&quot;&quot;))" office:value-type="float" office:value="0" calcext:value-type="float" table:number-columns-spanned="2" table:number-rows-spanned="1">
            <text:p>0</text:p>
          </table:table-cell>
          <table:covered-table-cell table:style-name="ce200"/>
          <table:table-cell table:style-name="ce274" table:formula="of:=IF([.C40]=2;[.H37];[.H39])" office:value-type="string" office:string-value="-" calcext:value-type="string">
            <text:p>-</text:p>
          </table:table-cell>
          <table:table-cell table:style-name="ce230" table:formula="of:=IF(['Niveau 1'.B6]=[.B49];1;0)" office:value-type="float" office:value="0" calcext:value-type="float">
            <text:p>0</text:p>
          </table:table-cell>
          <table:table-cell table:style-name="ce285" table:formula="of:=IF(OR(AND(ISBLANK(['Niveau 1'.C5])=0;ISBLANK(['Niveau 1'.C6])=0);AND(ISBLANK(['Niveau 1'.C5]);ISBLANK(['Niveau 1'.C6])));0;IF(ISNUMBER([.C49]);IF(AND(ISNUMBER(['Niveau 1'.C6]);['Niveau 1'.C6]=[.C49]);1;0);IF(['Niveau 1'.C6]=[.C49];1;0)))" office:value-type="float" office:value="0" calcext:value-type="float">
            <text:p>0</text:p>
          </table:table-cell>
          <table:table-cell table:style-name="ce230" table:formula="of:=IF(['Niveau 1'.E6]=[.E49];1;0)" office:value-type="float" office:value="0" calcext:value-type="float">
            <text:p>0</text:p>
          </table:table-cell>
          <table:table-cell table:style-name="ce285" table:formula="of:=IF(OR(AND(ISBLANK(['Niveau 1'.F5])=0;ISBLANK(['Niveau 1'.F6])=0);AND(ISBLANK(['Niveau 1'.F5]);ISBLANK(['Niveau 1'.F6])));0;IF(ISNUMBER([.F49]);IF(AND(ISNUMBER(['Niveau 1'.F6]);['Niveau 1'.F6]=[.F49]);1;0);IF(['Niveau 1'.F6]=[.F49];1;0)))" office:value-type="float" office:value="0" calcext:value-type="float">
            <text:p>0</text:p>
          </table:table-cell>
          <table:table-cell table:style-name="ce230" table:formula="of:=IF(['Niveau 1'.H6]=[.H49];1;0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232" table:formula="of:=COM.MICROSOFT.CONCAT(&quot;Signe de &quot;;[.D37];[.D39])" office:value-type="string" office:string-value="Signe de (-x+26)(-x+25)" calcext:value-type="string">
            <text:p>Signe de (-x+26)(-x+25)</text:p>
          </table:table-cell>
          <table:table-cell table:style-name="ce239" table:formula="of:=IF(OR(AND([.B48]=&quot;-&quot;;[.B49]=&quot;-&quot;);AND([.B48]=&quot;+&quot;;[.B49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00" table:formula="of:=IF(OR([.D48]=0;[.D49]=0);0;&quot;&quot;)" office:value-type="string" office:string-value="" calcext:value-type="error">
            <text:p>#RÉF !</text:p>
          </table:covered-table-cell>
          <table:table-cell table:style-name="ce200" table:formula="of:=IF(OR(AND([.E48]=&quot;-&quot;;[.E49]=&quot;-&quot;);AND([.E48]=&quot;+&quot;;[.E49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00"/>
          <table:table-cell table:style-name="ce275" table:formula="of:=IF(OR(AND([.H48]=&quot;-&quot;;[.H49]=&quot;-&quot;);AND([.H48]=&quot;+&quot;;[.H49]=&quot;+&quot;));&quot;+&quot;;&quot;-&quot;)" office:value-type="string" office:string-value="+" calcext:value-type="string">
            <text:p>+</text:p>
          </table:table-cell>
          <table:table-cell table:style-name="ce230" table:formula="of:=IF(['Niveau 1'.B7]=[.B50];1;0)" office:value-type="float" office:value="0" calcext:value-type="float">
            <text:p>0</text:p>
          </table:table-cell>
          <table:table-cell table:style-name="ce248" table:formula="of:=IF(AND(ISNUMBER(['Niveau 1'.C7]);['Niveau 1'.C7]=['Niveau 1'.C63]);1;0)" office:value-type="float" office:value="0" calcext:value-type="float">
            <text:p>0</text:p>
          </table:table-cell>
          <table:table-cell table:style-name="ce230" table:formula="of:=IF(['Niveau 1'.E7]=[.E50];1;0)" office:value-type="float" office:value="0" calcext:value-type="float">
            <text:p>0</text:p>
          </table:table-cell>
          <table:table-cell table:style-name="ce248" table:formula="of:=IF(AND(ISNUMBER(['Niveau 1'.F7]);['Niveau 1'.F7]=[.F50]);1;0)" office:value-type="float" office:value="0" calcext:value-type="float">
            <text:p>0</text:p>
          </table:table-cell>
          <table:table-cell table:style-name="ce230" table:formula="of:=IF(['Niveau 1'.H7]=[.H50];1;0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218" office:value-type="string" calcext:value-type="string" table:number-columns-spanned="6" table:number-rows-spanned="1">
            <text:p>Tableau 2</text:p>
          </table:table-cell>
          <table:covered-table-cell table:style-name="ce175"/>
          <table:covered-table-cell table:number-columns-repeated="4"/>
          <table:table-cell table:number-columns-repeated="1010"/>
        </table:table-row>
        <table:table-row table:style-name="ro5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42]" office:value-type="float" office:value="-10" calcext:value-type="float" table:number-columns-spanned="2" table:number-rows-spanned="1">
            <text:p>-10</text:p>
          </table:table-cell>
          <table:covered-table-cell table:style-name="ce249" table:formula="of:=#REF!" office:value-type="string" office:string-value="" calcext:value-type="error">
            <text:p>#RÉF !</text:p>
          </table:covered-table-cell>
          <table:table-cell table:style-name="ce249"/>
          <table:table-cell table:style-name="ce249" table:formula="of:=[.K42]" office:value-type="float" office:value="-4" calcext:value-type="float" table:number-columns-spanned="2" table:number-rows-spanned="1">
            <text:p>-4</text:p>
          </table:table-cell>
          <table:covered-table-cell table:style-name="ce200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30" table:formula="of:=IF(['Niveau 1'.L4]=[.C52];1;0)" office:value-type="float" office:value="0" calcext:value-type="float">
            <text:p>0</text:p>
          </table:table-cell>
          <table:table-cell/>
          <table:table-cell table:style-name="ce230" table:formula="of:=IF(['Niveau 1'.O4]=[.F52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number-columns-repeated="1010"/>
        </table:table-row>
        <table:table-row table:style-name="ro5">
          <table:table-cell table:style-name="ce232" table:formula="of:=[.A48]" office:value-type="string" office:string-value="Signe de (-x+25)" calcext:value-type="string">
            <text:p>Signe de (-x+25)</text:p>
          </table:table-cell>
          <table:table-cell table:style-name="ce239" table:formula="of:=[.F42]" office:value-type="string" office:string-value="+" calcext:value-type="string">
            <text:p>+</text:p>
          </table:table-cell>
          <table:table-cell table:style-name="ce249" table:formula="of:=IF([.E42]=[.J42];0;&quot;&quot;)" table:number-columns-spanned="2" table:number-rows-spanned="1">
            <text:p/>
          </table:table-cell>
          <table:covered-table-cell table:style-name="ce249" table:formula="of:=IF([.B53]&lt;&gt;&quot;&quot;;IF(VALUE(COM.MICROSOFT.CONCAT(#REF!;[.B53]))=-#REF!;0;&quot;&quot;);&quot;&quot;)" office:value-type="string" office:string-value="" calcext:value-type="error">
            <text:p>#RÉF !</text:p>
          </table:covered-table-cell>
          <table:table-cell table:style-name="ce249" table:formula="of:=[.G42]" office:value-type="string" office:string-value="+" calcext:value-type="string">
            <text:p>+</text:p>
          </table:table-cell>
          <table:table-cell table:style-name="ce249" table:formula="of:=IF([.E42]=[.K42];0;&quot;&quot;)" office:value-type="float" office:value="0" calcext:value-type="float" table:number-columns-spanned="2" table:number-rows-spanned="1">
            <text:p>0</text:p>
          </table:table-cell>
          <table:covered-table-cell table:style-name="ce200"/>
          <table:table-cell table:style-name="ce274" table:formula="of:=[.H42]" office:value-type="string" office:string-value="-" calcext:value-type="string">
            <text:p>-</text:p>
          </table:table-cell>
          <table:table-cell table:style-name="ce230" table:formula="of:=IF(['Niveau 1'.K5]=[.B53];1;0)" office:value-type="float" office:value="0" calcext:value-type="float">
            <text:p>0</text:p>
          </table:table-cell>
          <table:table-cell table:style-name="ce285" table:formula="of:=IF(OR(AND(ISBLANK(['Niveau 1'.L5])=0;ISBLANK(['Niveau 1'.L6])=0);AND(ISBLANK(['Niveau 1'.L5]);ISBLANK(['Niveau 1'.L6])));0;IF(ISNUMBER([.C53]);IF(AND(ISNUMBER(['Niveau 1'.L5]);['Niveau 1'.L5]=[.C53]);1;0);IF(['Niveau 1'.L5]=[.C53];1;0)))" office:value-type="float" office:value="0" calcext:value-type="float">
            <text:p>0</text:p>
          </table:table-cell>
          <table:table-cell table:style-name="ce230" table:formula="of:=IF(['Niveau 1'.N5]=[.E53];1;0)" office:value-type="float" office:value="0" calcext:value-type="float">
            <text:p>0</text:p>
          </table:table-cell>
          <table:table-cell table:style-name="ce285" table:formula="of:=IF(OR(AND(ISBLANK(['Niveau 1'.O5])=0;ISBLANK(['Niveau 1'.O6])=0);AND(ISBLANK(['Niveau 1'.O5]);ISBLANK(['Niveau 1'.O6])));0;IF(ISNUMBER([.F53]);IF(AND(ISNUMBER(['Niveau 1'.O5]);['Niveau 1'.O5]=[.F53]);1;0);IF(['Niveau 1'.O5]=[.F53];1;0)))" office:value-type="float" office:value="0" calcext:value-type="float">
            <text:p>0</text:p>
          </table:table-cell>
          <table:table-cell table:style-name="ce230" table:formula="of:=IF(['Niveau 1'.Q5]=[.H53];1;0)" office:value-type="float" office:value="0" calcext:value-type="float">
            <text:p>0</text:p>
          </table:table-cell>
          <table:table-cell table:style-name="ce235" table:formula="of:=SUM([.I52:.M55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32" table:formula="of:=[.A49]" office:value-type="string" office:string-value="Signe de (-x+26)" calcext:value-type="string">
            <text:p>Signe de (-x+26)</text:p>
          </table:table-cell>
          <table:table-cell table:style-name="ce239" table:formula="of:=[.F44]" office:value-type="string" office:string-value="+" calcext:value-type="string">
            <text:p>+</text:p>
          </table:table-cell>
          <table:table-cell table:style-name="ce249" table:formula="of:=IF([.E42]=[.K42];0;&quot;&quot;)" office:value-type="float" office:value="0" calcext:value-type="float" table:number-columns-spanned="2" table:number-rows-spanned="1">
            <text:p>0</text:p>
          </table:table-cell>
          <table:covered-table-cell table:style-name="ce200"/>
          <table:table-cell table:style-name="ce249" table:formula="of:=[.G44]" office:value-type="string" office:string-value="-" calcext:value-type="string">
            <text:p>-</text:p>
          </table:table-cell>
          <table:table-cell table:style-name="ce249" table:formula="of:=IF([.E42]=[.J42];0;&quot;&quot;)" table:number-columns-spanned="2" table:number-rows-spanned="1">
            <text:p/>
          </table:table-cell>
          <table:covered-table-cell table:style-name="ce200"/>
          <table:table-cell table:style-name="ce274" table:formula="of:=[.H44]" office:value-type="string" office:string-value="-" calcext:value-type="string">
            <text:p>-</text:p>
          </table:table-cell>
          <table:table-cell table:style-name="ce230" table:formula="of:=IF(['Niveau 1'.K6]=[.B54];1;0)" office:value-type="float" office:value="0" calcext:value-type="float">
            <text:p>0</text:p>
          </table:table-cell>
          <table:table-cell table:style-name="ce285" table:formula="of:=IF(OR(AND(ISBLANK(['Niveau 1'.L5])=0;ISBLANK(['Niveau 1'.L6])=0);AND(ISBLANK(['Niveau 1'.L5]);ISBLANK(['Niveau 1'.L6])));0;IF(ISNUMBER([.C54]);IF(AND(ISNUMBER(['Niveau 1'.L6]);['Niveau 1'.L6]=[.C54]);1;0);IF(['Niveau 1'.L6]=[.C54];1;0)))" office:value-type="float" office:value="0" calcext:value-type="float">
            <text:p>0</text:p>
          </table:table-cell>
          <table:table-cell table:style-name="ce230" table:formula="of:=IF(['Niveau 1'.N6]=[.E54];1;0)" office:value-type="float" office:value="0" calcext:value-type="float">
            <text:p>0</text:p>
          </table:table-cell>
          <table:table-cell table:style-name="ce285" table:formula="of:=IF(OR(AND(ISBLANK(['Niveau 1'.O5])=0;ISBLANK(['Niveau 1'.O6])=0);AND(ISBLANK(['Niveau 1'.O5]);ISBLANK(['Niveau 1'.O6])));0;IF(ISNUMBER([.F54]);IF(AND(ISNUMBER(['Niveau 1'.O6]);['Niveau 1'.O6]=[.F54]);1;0);IF(['Niveau 1'.O6]=[.F54];1;0)))" office:value-type="float" office:value="0" calcext:value-type="float">
            <text:p>0</text:p>
          </table:table-cell>
          <table:table-cell table:style-name="ce230" table:formula="of:=IF(['Niveau 1'.Q6]=[.H54];1;0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number-columns-repeated="1010"/>
        </table:table-row>
        <table:table-row table:style-name="ro5">
          <table:table-cell table:style-name="ce232" table:formula="of:=[.A50]" office:value-type="string" office:string-value="Signe de (-x+26)(-x+25)" calcext:value-type="string">
            <text:p>Signe de (-x+26)(-x+25)</text:p>
          </table:table-cell>
          <table:table-cell table:style-name="ce239" table:formula="of:=IF(OR(AND([.B53]=&quot;-&quot;;[.B54]=&quot;-&quot;);AND([.B53]=&quot;+&quot;;[.B54]=&quot;+&quot;));&quot;+&quot;;&quot;-&quot;)" office:value-type="string" office:string-value="+" calcext:value-type="string">
            <text:p>+</text:p>
          </table:table-cell>
          <table:table-cell table:style-name="ce249" table:formula="of:=IF([.$C$14];IF([.C5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200" table:formula="of:=IF(OR([.D53]=0;[.D54]=0);0;&quot;&quot;)" office:value-type="string" office:string-value="" calcext:value-type="error">
            <text:p>#RÉF !</text:p>
          </table:covered-table-cell>
          <table:table-cell table:style-name="ce200" table:formula="of:=IF(OR(AND([.E53]=&quot;-&quot;;[.E54]=&quot;-&quot;);AND([.E53]=&quot;+&quot;;[.E54]=&quot;+&quot;));&quot;+&quot;;&quot;-&quot;)" office:value-type="string" office:string-value="-" calcext:value-type="string">
            <text:p>-</text:p>
          </table:table-cell>
          <table:table-cell table:style-name="ce249" table:formula="of:=IF([.F54]=0;&quot;||&quot;;0)" office:value-type="float" office:value="0" calcext:value-type="float" table:number-columns-spanned="2" table:number-rows-spanned="1">
            <text:p>0</text:p>
          </table:table-cell>
          <table:covered-table-cell table:style-name="ce200"/>
          <table:table-cell table:style-name="ce275" table:formula="of:=IF(OR(AND([.H53]=&quot;-&quot;;[.H54]=&quot;-&quot;);AND([.H53]=&quot;+&quot;;[.H54]=&quot;+&quot;));&quot;+&quot;;&quot;-&quot;)" office:value-type="string" office:string-value="+" calcext:value-type="string">
            <text:p>+</text:p>
          </table:table-cell>
          <table:table-cell table:style-name="ce230" table:formula="of:=IF(['Niveau 1'.K7]=[.B55];1;0)" office:value-type="float" office:value="0" calcext:value-type="float">
            <text:p>0</text:p>
          </table:table-cell>
          <table:table-cell table:style-name="ce248" table:formula="of:=IF(ISBLANK(['Niveau 1'.L7]);0;IF(AND(OR(ISNUMBER(['Niveau 1'.L7]);ISNUMBER([.C55]));['Niveau 1'.L7]=[.C55]);1;IF(['Niveau 1'.L7]=[.C55];1;0)))" office:value-type="float" office:value="0" calcext:value-type="float">
            <text:p>0</text:p>
          </table:table-cell>
          <table:table-cell table:style-name="ce230" table:formula="of:=IF(['Niveau 1'.N7]=[.E55];1;0)" office:value-type="float" office:value="0" calcext:value-type="float">
            <text:p>0</text:p>
          </table:table-cell>
          <table:table-cell table:style-name="ce248" table:formula="of:=IF(ISBLANK(['Niveau 1'.O7]);0;IF(AND(ISNUMBER(['Niveau 1'.O7]);['Niveau 1'.O7]=[.F55]);1;IF(['Niveau 1'.O7]=[.F55];1;0)))" office:value-type="float" office:value="0" calcext:value-type="float">
            <text:p>0</text:p>
          </table:table-cell>
          <table:table-cell table:style-name="ce230" table:formula="of:=IF(['Niveau 1'.Q7]=[.H55];1;0)" office:value-type="float" office:value="0" calcext:value-type="float">
            <text:p>0</text:p>
          </table:table-cell>
          <table:table-cell table:style-name="ce235" table:formula="of:=SUM([.N48];[.N53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table:style-name="ce223" office:value-type="string" calcext:value-type="string" table:number-columns-spanned="15" table:number-rows-spanned="1">
            <text:p>Niveau 2</text:p>
          </table:table-cell>
          <table:covered-table-cell table:number-columns-repeated="14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51" table:formula="of:=VLOOKUP([.O3];[.$B$3:.$N$32];13)" office:value-type="string" office:string-value="-2/7" calcext:value-type="string">
            <text:p>-2/7</text:p>
          </table:table-cell>
          <table:table-cell table:style-name="ce251" table:formula="of:=VLOOKUP([.O3];[.$B$3:.$N$32];10)" office:value-type="float" office:value="-0.285714285714286" calcext:value-type="float">
            <text:p>-0,285714285714286</text:p>
          </table:table-cell>
          <table:table-cell table:style-name="ce251" table:formula="of:=IF([.D60]&lt;[.D61];VLOOKUP([.O3];[.$B$3:.$N$32];13);VLOOKUP([.O4];[.$B$3:.$N$32];13))" office:value-type="string" office:string-value="-2/7" calcext:value-type="string">
            <text:p>-2/7</text:p>
          </table:table-cell>
          <table:table-cell table:style-name="ce251" table:formula="of:=MIN([.D60:.D61])" office:value-type="float" office:value="-0.285714285714286" calcext:value-type="float">
            <text:p>-0,285714285714286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51" table:formula="of:=VLOOKUP([.O4];[.$B$3:.$N$32];13)" office:value-type="string" office:string-value="7/4" calcext:value-type="string">
            <text:p>7/4</text:p>
          </table:table-cell>
          <table:table-cell table:style-name="ce251" table:formula="of:=VLOOKUP([.O4];[.$B$3:.$N$32];10)" office:value-type="float" office:value="1.75" calcext:value-type="float">
            <text:p>1,75</text:p>
          </table:table-cell>
          <table:table-cell table:style-name="ce251" table:formula="of:=IF([.D60]&lt;[.D61];VLOOKUP([.O4];[.$B$3:.$N$32];13);VLOOKUP([.O3];[.$B$3:.$N$32];13))" office:value-type="string" office:string-value="7/4" calcext:value-type="string">
            <text:p>7/4</text:p>
          </table:table-cell>
          <table:table-cell table:style-name="ce251" table:formula="of:=MAX([.D60:.D61])" office:value-type="float" office:value="1.75" calcext:value-type="float">
            <text:p>1,75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55" table:formula="of:=VLOOKUP([.O5];[.$B$3:.$N$32];13)" office:value-type="string" office:string-value="-1/7" calcext:value-type="string">
            <text:p>-1/7</text:p>
          </table:table-cell>
          <table:table-cell table:style-name="ce255" table:formula="of:=VLOOKUP([.O5];[.$B$3:.$N$32];10)" office:value-type="float" office:value="-0.142857142857143" calcext:value-type="float">
            <text:p>-0,142857142857143</text:p>
          </table:table-cell>
          <table:table-cell table:style-name="ce255" table:formula="of:=IF([.D62]&lt;[.D63];VLOOKUP([.O5];[.$B$3:.$N$32];13);VLOOKUP([.O6];[.$B$3:.$N$32];13))" office:value-type="string" office:string-value="-1/7" calcext:value-type="string">
            <text:p>-1/7</text:p>
          </table:table-cell>
          <table:table-cell table:style-name="ce255" table:formula="of:=MIN([.D62:.D63])" office:value-type="float" office:value="-0.142857142857143" calcext:value-type="float">
            <text:p>-0,142857142857143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55" table:formula="of:=VLOOKUP([.O6];[.$B$3:.$N$32];13)" office:value-type="string" office:string-value="5/3" calcext:value-type="string">
            <text:p>5/3</text:p>
          </table:table-cell>
          <table:table-cell table:style-name="ce255" table:formula="of:=VLOOKUP([.O6];[.$B$3:.$N$32];10)" office:value-type="float" office:value="1.66666666666667" calcext:value-type="float">
            <text:p>1,66666666666667</text:p>
          </table:table-cell>
          <table:table-cell table:style-name="ce255" table:formula="of:=IF([.D62]&lt;[.D63];VLOOKUP([.O6];[.$B$3:.$N$32];13);VLOOKUP([.O5];[.$B$3:.$N$32];13))" office:value-type="string" office:string-value="5/3" calcext:value-type="string">
            <text:p>5/3</text:p>
          </table:table-cell>
          <table:table-cell table:style-name="ce255" table:formula="of:=MAX([.D62:.D63])" office:value-type="float" office:value="1.66666666666667" calcext:value-type="float">
            <text:p>1,66666666666667</text:p>
          </table:table-cell>
          <table:table-cell table:style-name="ce271" office:value-type="string" calcext:value-type="string">
            <text:p>a</text:p>
          </table:table-cell>
          <table:table-cell table:style-name="ce271" office:value-type="string" calcext:value-type="string">
            <text:p>b</text:p>
          </table:table-cell>
          <table:table-cell table:number-columns-repeated="1016"/>
        </table:table-row>
        <table:table-row table:style-name="ro6">
          <table:table-cell table:style-name="ce175" table:number-columns-repeated="1024"/>
        </table:table-row>
        <table:table-row table:style-name="ro5">
          <table:table-cell table:number-columns-repeated="8"/>
          <table:table-cell table:style-name="ce218" office:value-type="string" calcext:value-type="string" table:number-columns-spanned="6" table:number-rows-spanned="1">
            <text:p>Tableau 3</text:p>
          </table:table-cell>
          <table:covered-table-cell table:number-columns-repeated="5"/>
          <table:table-cell table:style-name="ce229"/>
          <table:table-cell table:style-name="ce169"/>
          <table:table-cell table:number-columns-repeated="1007"/>
          <table:table-cell table:style-name="ce175"/>
        </table:table-row>
        <table:table-row table:style-name="ro5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0]" office:value-type="string" office:string-value="-2/7" calcext:value-type="string" table:number-columns-spanned="2" table:number-rows-spanned="1">
            <text:p>-2/7</text:p>
          </table:table-cell>
          <table:covered-table-cell table:style-name="ce257"/>
          <table:table-cell table:style-name="ce257"/>
          <table:table-cell table:style-name="ce256" table:formula="of:=[.E61]" office:value-type="string" office:string-value="7/4" calcext:value-type="string" table:number-columns-spanned="2" table:number-rows-spanned="1">
            <text:p>7/4</text:p>
          </table:table-cell>
          <table:covered-table-cell table:style-name="ce193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2'.C4]=[.F60];1;0)" office:value-type="float" office:value="0" calcext:value-type="float">
            <text:p>0</text:p>
          </table:table-cell>
          <table:table-cell table:style-name="ce175"/>
          <table:table-cell table:style-name="ce286" table:formula="of:=IF(['Niveau 2'.F4]=[.F61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style-name="ce229"/>
          <table:table-cell table:style-name="ce169"/>
          <table:table-cell table:number-columns-repeated="1007"/>
          <table:table-cell table:style-name="ce175"/>
        </table:table-row>
        <table:table-row table:style-name="ro5">
          <table:table-cell table:style-name="ce232" table:formula="of:=COM.MICROSOFT.CONCAT(&quot;Signe de &quot;;VLOOKUP([.O3];[.$B$3:.$N$32];4))" office:value-type="string" office:string-value="Signe de (7x+2)" calcext:value-type="string">
            <text:p>Signe de (7x+2)</text:p>
          </table:table-cell>
          <table:table-cell table:style-name="ce242" table:formula="of:=IF(SIGN(VLOOKUP([.O3];[.$B$3:.$N$32];2)*([.F60]-1)+VLOOKUP([.O3];[.$B$3:.$N$32];3))=1;&quot;+&quot;;&quot;-&quot;)" office:value-type="string" office:string-value="-" calcext:value-type="string">
            <text:p>-</text:p>
          </table:table-cell>
          <table:table-cell table:style-name="ce257" table:formula="of:=IF([.E60]=[.C60];0;&quot;&quot;)" office:value-type="float" office:value="0" calcext:value-type="float" table:number-columns-spanned="2" table:number-rows-spanned="1">
            <text:p>0</text:p>
          </table:table-cell>
          <table:covered-table-cell table:style-name="ce257"/>
          <table:table-cell table:style-name="ce257" table:formula="of:=IF(SIGN(VLOOKUP([.O3];[.$B$3:.$N$32];2)*AVERAGE([.F60];[.F61])+VLOOKUP([.O3];[.$B$3:.$N$32];3))=1;&quot;+&quot;;&quot;-&quot;)" office:value-type="string" office:string-value="+" calcext:value-type="string">
            <text:p>+</text:p>
          </table:table-cell>
          <table:table-cell table:style-name="ce257" table:formula="of:=IF([.E61]=[.C60];0;&quot;&quot;)" table:number-columns-spanned="2" table:number-rows-spanned="1">
            <text:p/>
          </table:table-cell>
          <table:covered-table-cell table:style-name="ce193"/>
          <table:table-cell table:style-name="ce277" table:formula="of:=IF(SIGN(VLOOKUP([.O3];[.$B$3:.$N$32];2)*([.F61]+1)+VLOOKUP([.O3];[.$B$3:.$N$32];3))=1;&quot;+&quot;;&quot;-&quot;)" office:value-type="string" office:string-value="+" calcext:value-type="string">
            <text:p>+</text:p>
          </table:table-cell>
          <table:table-cell table:style-name="ce230" table:formula="of:=IF(['Niveau 2'.B5]=[.B67];1;0)" office:value-type="float" office:value="0" calcext:value-type="float">
            <text:p>0</text:p>
          </table:table-cell>
          <table:table-cell table:style-name="ce285" table:formula="of:=IF(OR(AND(ISBLANK(['Niveau 2'.C5])=0;ISBLANK(['Niveau 2'.C6])=0);AND(ISBLANK(['Niveau 2'.C5]);ISBLANK(['Niveau 2'.C6])));0;IF(ISNUMBER([.C67]);IF(AND(ISNUMBER(['Niveau 2'.C5]);['Niveau 2'.C5]=[.C67]);1;0);IF(['Niveau 2'.C5]=[.C67];1;0)))" office:value-type="float" office:value="0" calcext:value-type="float">
            <text:p>0</text:p>
          </table:table-cell>
          <table:table-cell table:style-name="ce230" table:formula="of:=IF(['Niveau 2'.E5]=[.E67];1;0)" office:value-type="float" office:value="0" calcext:value-type="float">
            <text:p>0</text:p>
          </table:table-cell>
          <table:table-cell table:style-name="ce285" table:formula="of:=IF(OR(AND(ISBLANK(['Niveau 2'.F5])=0;ISBLANK(['Niveau 2'.F6])=0);AND(ISBLANK(['Niveau 2'.F5]);ISBLANK(['Niveau 2'.F6])));0;IF(ISNUMBER([.F67]);IF(AND(ISNUMBER(['Niveau 2'.F5]);['Niveau 2'.F5]=[.F67]);1;0);IF(['Niveau 2'.F5]=[.F67];1;0)))" office:value-type="float" office:value="0" calcext:value-type="float">
            <text:p>0</text:p>
          </table:table-cell>
          <table:table-cell table:style-name="ce230" table:formula="of:=IF(['Niveau 2'.H5]=[.H67];1;0)" office:value-type="float" office:value="0" calcext:value-type="float">
            <text:p>0</text:p>
          </table:table-cell>
          <table:table-cell table:style-name="ce235" table:formula="of:=SUM([.I66:.M69])" office:value-type="float" office:value="0" calcext:value-type="float">
            <text:p>0</text:p>
          </table:table-cell>
          <table:table-cell table:style-name="ce229"/>
          <table:table-cell table:style-name="ce169"/>
          <table:table-cell table:number-columns-repeated="1007"/>
          <table:table-cell table:style-name="ce175"/>
        </table:table-row>
        <table:table-row table:style-name="ro5">
          <table:table-cell table:style-name="ce232" table:formula="of:=COM.MICROSOFT.CONCAT(&quot;Signe de &quot;;VLOOKUP([.O4];[.$B$3:.$N$32];4))" office:value-type="string" office:string-value="Signe de (4x-7)" calcext:value-type="string">
            <text:p>Signe de (4x-7)</text:p>
          </table:table-cell>
          <table:table-cell table:style-name="ce242" table:formula="of:=IF(SIGN(VLOOKUP([.O4];[.$B$3:.$N$32];2)*([.F60]-1)+VLOOKUP([.O4];[.$B$3:.$N$32];3))=1;&quot;+&quot;;&quot;-&quot;)" office:value-type="string" office:string-value="-" calcext:value-type="string">
            <text:p>-</text:p>
          </table:table-cell>
          <table:table-cell table:style-name="ce257" table:formula="of:=IF([.E60]=[.C61];0;&quot;&quot;)" table:number-columns-spanned="2" table:number-rows-spanned="1">
            <text:p/>
          </table:table-cell>
          <table:covered-table-cell table:style-name="ce193"/>
          <table:table-cell table:style-name="ce257" table:formula="of:=IF(SIGN(VLOOKUP([.O4];[.$B$3:.$N$32];2)*AVERAGE([.F60];[.F61])+VLOOKUP([.O4];[.$B$3:.$N$32];3))=1;&quot;+&quot;;&quot;-&quot;)" office:value-type="string" office:string-value="-" calcext:value-type="string">
            <text:p>-</text:p>
          </table:table-cell>
          <table:table-cell table:style-name="ce257" table:formula="of:=IF([.E61]=[.C61];0;&quot;&quot;)" office:value-type="float" office:value="0" calcext:value-type="float" table:number-columns-spanned="2" table:number-rows-spanned="1">
            <text:p>0</text:p>
          </table:table-cell>
          <table:covered-table-cell table:style-name="ce193"/>
          <table:table-cell table:style-name="ce277" table:formula="of:=IF(SIGN(VLOOKUP([.O4];[.$B$3:.$N$32];2)*([.F61]+1)+VLOOKUP([.O4];[.$B$3:.$N$32];3))=1;&quot;+&quot;;&quot;-&quot;)" office:value-type="string" office:string-value="+" calcext:value-type="string">
            <text:p>+</text:p>
          </table:table-cell>
          <table:table-cell table:style-name="ce230" table:formula="of:=IF(['Niveau 2'.B6]=[.B68];1;0)" office:value-type="float" office:value="0" calcext:value-type="float">
            <text:p>0</text:p>
          </table:table-cell>
          <table:table-cell table:style-name="ce285" table:formula="of:=IF(OR(AND(ISBLANK(['Niveau 2'.C5])=0;ISBLANK(['Niveau 2'.C6])=0);AND(ISBLANK(['Niveau 2'.C5]);ISBLANK(['Niveau 2'.C6])));0;IF(ISNUMBER([.C68]);IF(AND(ISNUMBER(['Niveau 2'.C6]);['Niveau 2'.C6]=[.C68]);1;0);IF(['Niveau 2'.C6]=[.C68];1;0)))" office:value-type="float" office:value="0" calcext:value-type="float">
            <text:p>0</text:p>
          </table:table-cell>
          <table:table-cell table:style-name="ce230" table:formula="of:=IF(['Niveau 2'.E6]=[.E68];1;0)" office:value-type="float" office:value="0" calcext:value-type="float">
            <text:p>0</text:p>
          </table:table-cell>
          <table:table-cell table:style-name="ce285" table:formula="of:=IF(OR(AND(ISBLANK(['Niveau 2'.F5])=0;ISBLANK(['Niveau 2'.F6])=0);AND(ISBLANK(['Niveau 2'.F5]);ISBLANK(['Niveau 2'.F6])));0;IF(ISNUMBER([.F68]);IF(AND(ISNUMBER(['Niveau 2'.F6]);['Niveau 2'.F6]=[.F68]);1;0);IF(['Niveau 2'.F6]=[.F68];1;0)))" office:value-type="float" office:value="0" calcext:value-type="float">
            <text:p>0</text:p>
          </table:table-cell>
          <table:table-cell table:style-name="ce230" table:formula="of:=IF(['Niveau 2'.H6]=[.H68];1;0)" office:value-type="float" office:value="0" calcext:value-type="float">
            <text:p>0</text:p>
          </table:table-cell>
          <table:table-cell/>
          <table:table-cell table:style-name="ce229"/>
          <table:table-cell table:style-name="ce169"/>
          <table:table-cell table:number-columns-repeated="1007"/>
          <table:table-cell table:style-name="ce175"/>
        </table:table-row>
        <table:table-row table:style-name="ro5">
          <table:table-cell table:style-name="ce232" table:formula="of:=COM.MICROSOFT.CONCAT(&quot;Signe de &quot;;VLOOKUP([.O3];[.$B$3:.$N$32];4);VLOOKUP([.O4];[.$B$3:.$N$32];4))" office:value-type="string" office:string-value="Signe de (7x+2)(4x-7)" calcext:value-type="string">
            <text:p>Signe de (7x+2)(4x-7)</text:p>
          </table:table-cell>
          <table:table-cell table:style-name="ce239" table:formula="of:=IF(OR(AND([.B67]=&quot;-&quot;;[.B68]=&quot;-&quot;);AND([.B67]=&quot;+&quot;;[.B68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00"/>
          <table:table-cell table:style-name="ce249" table:formula="of:=IF(OR(AND([.E67]=&quot;-&quot;;[.E68]=&quot;-&quot;);AND([.E67]=&quot;+&quot;;[.E68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00"/>
          <table:table-cell table:style-name="ce211" table:formula="of:=IF(OR(AND([.H67]=&quot;-&quot;;[.H68]=&quot;-&quot;);AND([.H67]=&quot;+&quot;;[.H68]=&quot;+&quot;));&quot;+&quot;;&quot;-&quot;)" office:value-type="string" office:string-value="+" calcext:value-type="string">
            <text:p>+</text:p>
          </table:table-cell>
          <table:table-cell table:style-name="ce230" table:formula="of:=IF(['Niveau 2'.B7]=[.B69];1;0)" office:value-type="float" office:value="0" calcext:value-type="float">
            <text:p>0</text:p>
          </table:table-cell>
          <table:table-cell table:style-name="ce248" table:formula="of:=IF(AND(ISNUMBER(['Niveau 2'.C7]);['Niveau 2'.C7]=[.C69]);1;0)" office:value-type="float" office:value="0" calcext:value-type="float">
            <text:p>0</text:p>
          </table:table-cell>
          <table:table-cell table:style-name="ce230" table:formula="of:=IF(['Niveau 2'.E7]=[.E69];1;0)" office:value-type="float" office:value="0" calcext:value-type="float">
            <text:p>0</text:p>
          </table:table-cell>
          <table:table-cell table:style-name="ce248" table:formula="of:=IF(AND(ISNUMBER(['Niveau 2'.F7]);['Niveau 2'.F7]=[.F68]);1;0)" office:value-type="float" office:value="0" calcext:value-type="float">
            <text:p>0</text:p>
          </table:table-cell>
          <table:table-cell table:style-name="ce230" table:formula="of:=IF(['Niveau 2'.H7]=[.H69];1;0)" office:value-type="float" office:value="0" calcext:value-type="float">
            <text:p>0</text:p>
          </table:table-cell>
          <table:table-cell/>
          <table:table-cell table:style-name="ce229"/>
          <table:table-cell table:style-name="ce169"/>
          <table:table-cell table:number-columns-repeated="1007"/>
          <table:table-cell table:style-name="ce175"/>
        </table:table-row>
        <table:table-row table:style-name="ro5">
          <table:table-cell table:number-columns-repeated="8"/>
          <table:table-cell table:style-name="ce218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229"/>
          <table:table-cell table:style-name="ce169"/>
          <table:table-cell table:number-columns-repeated="1007"/>
          <table:table-cell table:style-name="ce175"/>
        </table:table-row>
        <table:table-row table:style-name="ro5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2]" office:value-type="string" office:string-value="-1/7" calcext:value-type="string" table:number-columns-spanned="2" table:number-rows-spanned="1">
            <text:p>-1/7</text:p>
          </table:table-cell>
          <table:covered-table-cell table:style-name="ce257"/>
          <table:table-cell table:style-name="ce257"/>
          <table:table-cell table:style-name="ce256" table:formula="of:=[.E63]" office:value-type="string" office:string-value="5/3" calcext:value-type="string" table:number-columns-spanned="2" table:number-rows-spanned="1">
            <text:p>5/3</text:p>
          </table:table-cell>
          <table:covered-table-cell table:style-name="ce193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2'.L4]=[.F62];1;0)" office:value-type="float" office:value="0" calcext:value-type="float">
            <text:p>0</text:p>
          </table:table-cell>
          <table:table-cell/>
          <table:table-cell table:style-name="ce286" table:formula="of:=IF(['Niveau 2'.O4]=[.F63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style-name="ce229"/>
          <table:table-cell table:style-name="ce169"/>
          <table:table-cell table:number-columns-repeated="1007"/>
          <table:table-cell table:style-name="ce175"/>
        </table:table-row>
        <table:table-row table:style-name="ro5">
          <table:table-cell table:style-name="ce232" table:formula="of:=COM.MICROSOFT.CONCAT(&quot;Signe de &quot;;VLOOKUP([.O5];[.$B$3:.$N$32];4))" office:value-type="string" office:string-value="Signe de (-7x-1)" calcext:value-type="string">
            <text:p>Signe de (-7x-1)</text:p>
          </table:table-cell>
          <table:table-cell table:style-name="ce243" table:formula="of:=IF(SIGN(VLOOKUP([.O5];[.$B$3:.$N$32];2)*([.F62]-1)+VLOOKUP([.O5];[.$B$3:.$N$32];3))=1;&quot;+&quot;;&quot;-&quot;)" office:value-type="string" office:string-value="+" calcext:value-type="string">
            <text:p>+</text:p>
          </table:table-cell>
          <table:table-cell table:style-name="ce193" table:formula="of:=IF([.E62]=[.C62];0;&quot;&quot;)" office:value-type="float" office:value="0" calcext:value-type="float" table:number-columns-spanned="2" table:number-rows-spanned="1">
            <text:p>0</text:p>
          </table:table-cell>
          <table:covered-table-cell table:style-name="ce257"/>
          <table:table-cell table:style-name="ce193" table:formula="of:=IF(SIGN(VLOOKUP([.O5];[.$B$3:.$N$32];2)*AVERAGE([.F62];[.F63])+VLOOKUP([.O5];[.$B$3:.$N$32];3))=1;&quot;+&quot;;&quot;-&quot;)" office:value-type="string" office:string-value="-" calcext:value-type="string">
            <text:p>-</text:p>
          </table:table-cell>
          <table:table-cell table:style-name="ce257" table:formula="of:=IF([.E63]=[.C62];0;&quot;&quot;)" table:number-columns-spanned="2" table:number-rows-spanned="1">
            <text:p/>
          </table:table-cell>
          <table:covered-table-cell table:style-name="ce193"/>
          <table:table-cell table:style-name="ce278" table:formula="of:=IF(SIGN(VLOOKUP([.O5];[.$B$3:.$N$32];2)*([.F63]+1)+VLOOKUP([.O5];[.$B$3:.$N$32];3))=1;&quot;+&quot;;&quot;-&quot;)" office:value-type="string" office:string-value="-" calcext:value-type="string">
            <text:p>-</text:p>
          </table:table-cell>
          <table:table-cell table:style-name="ce230" table:formula="of:=IF(['Niveau 2'.K5]=[.B72];1;0)" office:value-type="float" office:value="0" calcext:value-type="float">
            <text:p>0</text:p>
          </table:table-cell>
          <table:table-cell table:style-name="ce285" table:formula="of:=IF(OR(AND(ISBLANK(['Niveau 2'.L5])=0;ISBLANK(['Niveau 2'.L6])=0);AND(ISBLANK(['Niveau 2'.L5]);ISBLANK(['Niveau 2'.L6])));0;IF(ISNUMBER([.C72]);IF(AND(ISNUMBER(['Niveau 2'.L5]);['Niveau 2'.L5]=[.C72]);1;0);IF(['Niveau 2'.L5]=[.C72];1;0)))" office:value-type="float" office:value="0" calcext:value-type="float">
            <text:p>0</text:p>
          </table:table-cell>
          <table:table-cell table:style-name="ce230" table:formula="of:=IF(['Niveau 2'.N5]=[.E72];1;0)" office:value-type="float" office:value="0" calcext:value-type="float">
            <text:p>0</text:p>
          </table:table-cell>
          <table:table-cell table:style-name="ce285" table:formula="of:=IF(OR(AND(ISBLANK(['Niveau 2'.O5])=0;ISBLANK(['Niveau 2'.O6])=0);AND(ISBLANK(['Niveau 2'.O5]);ISBLANK(['Niveau 2'.O6])));0;IF(ISNUMBER([.F72]);IF(AND(ISNUMBER(['Niveau 2'.O5]);['Niveau 2'.O5]=[.F72]);1;0);IF(['Niveau 2'.O5]=[.F72];1;0)))" office:value-type="float" office:value="0" calcext:value-type="float">
            <text:p>0</text:p>
          </table:table-cell>
          <table:table-cell table:style-name="ce230" table:formula="of:=IF(['Niveau 2'.Q5]=[.H72];1;0)" office:value-type="float" office:value="0" calcext:value-type="float">
            <text:p>0</text:p>
          </table:table-cell>
          <table:table-cell table:style-name="ce235" table:formula="of:=SUM([.I71:.M74])" office:value-type="float" office:value="0" calcext:value-type="float">
            <text:p>0</text:p>
          </table:table-cell>
          <table:table-cell table:style-name="ce229"/>
          <table:table-cell table:style-name="ce169"/>
          <table:table-cell table:number-columns-repeated="1007"/>
          <table:table-cell table:style-name="ce175"/>
        </table:table-row>
        <table:table-row table:style-name="ro5">
          <table:table-cell table:style-name="ce232" table:formula="of:=COM.MICROSOFT.CONCAT(&quot;Signe de &quot;;VLOOKUP([.O6];[.$B$3:.$N$32];4))" office:value-type="string" office:string-value="Signe de (-3x+5)" calcext:value-type="string">
            <text:p>Signe de (-3x+5)</text:p>
          </table:table-cell>
          <table:table-cell table:style-name="ce243" table:formula="of:=IF(SIGN(VLOOKUP([.O6];[.$B$3:.$N$32];2)*([.F62]-1)+VLOOKUP([.O6];[.$B$3:.$N$32];3))=1;&quot;+&quot;;&quot;-&quot;)" office:value-type="string" office:string-value="+" calcext:value-type="string">
            <text:p>+</text:p>
          </table:table-cell>
          <table:table-cell table:style-name="ce257" table:formula="of:=IF([.E62]=[.C63];0;&quot;&quot;)" table:number-columns-spanned="2" table:number-rows-spanned="1">
            <text:p/>
          </table:table-cell>
          <table:covered-table-cell table:style-name="ce193"/>
          <table:table-cell table:style-name="ce193" table:formula="of:=IF(SIGN(VLOOKUP([.O6];[.$B$3:.$N$32];2)*AVERAGE([.F62];[.F63])+VLOOKUP([.O6];[.$B$3:.$N$32];3))=1;&quot;+&quot;;&quot;-&quot;)" office:value-type="string" office:string-value="+" calcext:value-type="string">
            <text:p>+</text:p>
          </table:table-cell>
          <table:table-cell table:style-name="ce193" table:formula="of:=IF([.E63]=[.C63];0;&quot;&quot;)" office:value-type="float" office:value="0" calcext:value-type="float" table:number-columns-spanned="2" table:number-rows-spanned="1">
            <text:p>0</text:p>
          </table:table-cell>
          <table:covered-table-cell table:style-name="ce193"/>
          <table:table-cell table:style-name="ce278" table:formula="of:=IF(SIGN(VLOOKUP([.O6];[.$B$3:.$N$32];2)*([.F63]+1)+VLOOKUP([.O6];[.$B$3:.$N$32];3))=1;&quot;+&quot;;&quot;-&quot;)" office:value-type="string" office:string-value="-" calcext:value-type="string">
            <text:p>-</text:p>
          </table:table-cell>
          <table:table-cell table:style-name="ce230" table:formula="of:=IF(['Niveau 2'.K6]=[.B73];1;0)" office:value-type="float" office:value="0" calcext:value-type="float">
            <text:p>0</text:p>
          </table:table-cell>
          <table:table-cell table:style-name="ce285" table:formula="of:=IF(OR(AND(ISBLANK(['Niveau 2'.L5])=0;ISBLANK(['Niveau 2'.L6])=0);AND(ISBLANK(['Niveau 2'.L5]);ISBLANK(['Niveau 2'.L6])));0;IF(ISNUMBER([.C73]);IF(AND(ISNUMBER(['Niveau 2'.L6]);['Niveau 2'.L6]=[.C73]);1;0);IF(['Niveau 2'.L6]=[.C73];1;0)))" office:value-type="float" office:value="0" calcext:value-type="float">
            <text:p>0</text:p>
          </table:table-cell>
          <table:table-cell table:style-name="ce230" table:formula="of:=IF(['Niveau 2'.N6]=[.E73];1;0)" office:value-type="float" office:value="0" calcext:value-type="float">
            <text:p>0</text:p>
          </table:table-cell>
          <table:table-cell table:style-name="ce285" table:formula="of:=IF(OR(AND(ISBLANK(['Niveau 2'.O5])=0;ISBLANK(['Niveau 2'.O6])=0);AND(ISBLANK(['Niveau 2'.O5]);ISBLANK(['Niveau 2'.O6])));0;IF(ISNUMBER([.F73]);IF(AND(ISNUMBER(['Niveau 2'.O6]);['Niveau 2'.O6]=[.F73]);1;0);IF(['Niveau 2'.O6]=[.F73];1;0)))" office:value-type="float" office:value="0" calcext:value-type="float">
            <text:p>0</text:p>
          </table:table-cell>
          <table:table-cell table:style-name="ce230" table:formula="of:=IF(['Niveau 2'.Q6]=[.H73];1;0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style-name="ce229"/>
          <table:table-cell table:style-name="ce169"/>
          <table:table-cell table:number-columns-repeated="1007"/>
          <table:table-cell table:style-name="ce175"/>
        </table:table-row>
        <table:table-row table:style-name="ro5">
          <table:table-cell table:style-name="ce232" table:formula="of:=COM.MICROSOFT.CONCAT(&quot;Signe de &quot;;VLOOKUP([.O5];[.$B$3:.$N$32];4);&quot; / &quot;;VLOOKUP([.O6];[.$B$3:.$N$32];4))" office:value-type="string" office:string-value="Signe de (-7x-1) / (-3x+5)" calcext:value-type="string">
            <text:p>Signe de (-7x-1) / (-3x+5)</text:p>
          </table:table-cell>
          <table:table-cell table:style-name="ce244" table:formula="of:=IF(OR(AND([.B72]=&quot;-&quot;;[.B73]=&quot;-&quot;);AND([.B72]=&quot;+&quot;;[.B73]=&quot;+&quot;));&quot;+&quot;;&quot;-&quot;)" office:value-type="string" office:string-value="+" calcext:value-type="string">
            <text:p>+</text:p>
          </table:table-cell>
          <table:table-cell table:style-name="ce249" table:formula="of:=IF([.C73]=0;&quot;||&quot;;0)" office:value-type="float" office:value="0" calcext:value-type="float" table:number-columns-spanned="2" table:number-rows-spanned="1">
            <text:p>0</text:p>
          </table:table-cell>
          <table:covered-table-cell table:style-name="ce200"/>
          <table:table-cell table:style-name="ce249" table:formula="of:=IF(OR(AND([.E72]=&quot;-&quot;;[.E73]=&quot;-&quot;);AND([.E72]=&quot;+&quot;;[.E73]=&quot;+&quot;));&quot;+&quot;;&quot;-&quot;)" office:value-type="string" office:string-value="-" calcext:value-type="string">
            <text:p>-</text:p>
          </table:table-cell>
          <table:table-cell table:style-name="ce249" table:formula="of:=IF([.F73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200"/>
          <table:table-cell table:style-name="ce274" table:formula="of:=IF(OR(AND([.H72]=&quot;-&quot;;[.H73]=&quot;-&quot;);AND([.H72]=&quot;+&quot;;[.H73]=&quot;+&quot;));&quot;+&quot;;&quot;-&quot;)" office:value-type="string" office:string-value="+" calcext:value-type="string">
            <text:p>+</text:p>
          </table:table-cell>
          <table:table-cell table:style-name="ce230" table:formula="of:=IF(['Niveau 2'.K7]=[.B74];1;0)" office:value-type="float" office:value="0" calcext:value-type="float">
            <text:p>0</text:p>
          </table:table-cell>
          <table:table-cell table:style-name="ce248" table:formula="of:=IF(ISBLANK(['Niveau 2'.L7]);0;IF(AND(OR(ISNUMBER(['Niveau 2'.L7]);ISNUMBER([.C74]));['Niveau 2'.L7]=[.C74]);1;IF(['Niveau 2'.L7]=[.C74];1;0)))" office:value-type="float" office:value="0" calcext:value-type="float">
            <text:p>0</text:p>
          </table:table-cell>
          <table:table-cell table:style-name="ce230" table:formula="of:=IF(['Niveau 2'.N7]=[.E74];1;0)" office:value-type="float" office:value="0" calcext:value-type="float">
            <text:p>0</text:p>
          </table:table-cell>
          <table:table-cell table:style-name="ce248" table:formula="of:=IF(ISBLANK(['Niveau 2'.O7]);0;IF(AND(ISNUMBER(['Niveau 2'.O7]);['Niveau 2'.O7]=[.F74]);1;IF(['Niveau 2'.O7]=[.F74];1;0)))" office:value-type="float" office:value="0" calcext:value-type="float">
            <text:p>0</text:p>
          </table:table-cell>
          <table:table-cell table:style-name="ce230" table:formula="of:=IF(['Niveau 2'.Q7]=[.H74];1;0)" office:value-type="float" office:value="0" calcext:value-type="float">
            <text:p>0</text:p>
          </table:table-cell>
          <table:table-cell table:style-name="ce235" table:formula="of:=SUM([.N67];[.N72])" office:value-type="float" office:value="0" calcext:value-type="float">
            <text:p>0</text:p>
          </table:table-cell>
          <table:table-cell table:style-name="ce229"/>
          <table:table-cell table:style-name="ce169"/>
          <table:table-cell table:number-columns-repeated="1007"/>
          <table:table-cell table:style-name="ce175"/>
        </table:table-row>
        <table:table-row table:style-name="ro5">
          <table:table-cell table:number-columns-repeated="1024"/>
        </table:table-row>
        <table:table-row table:style-name="ro5">
          <table:table-cell table:style-name="ce223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5">
          <table:table-cell/>
          <table:table-cell table:style-name="ce235" table:formula="of:=RANK([.D79];[.$D$79:.$D$81])" office:value-type="float" office:value="2" calcext:value-type="float">
            <text:p>2</text:p>
          </table:table-cell>
          <table:table-cell table:style-name="ce260" table:formula="of:=VLOOKUP([.O7];[.$B$3:.$N$32];13)" office:value-type="string" office:string-value="-2/5" calcext:value-type="string">
            <text:p>-2/5</text:p>
          </table:table-cell>
          <table:table-cell table:style-name="ce260" table:formula="of:=VLOOKUP([.O7];[.$B$3:.$N$32];10)" office:value-type="float" office:value="-0.4" calcext:value-type="float">
            <text:p>-0,4</text:p>
          </table:table-cell>
          <table:table-cell table:style-name="ce269" table:formula="of:=IF([.B79]=3;[.D79];IF([.B80]=3;[.D80];IF([.B81]=3;[.D81])))" office:value-type="float" office:value="-1.4" calcext:value-type="float">
            <text:p>- 7/5 </text:p>
          </table:table-cell>
          <table:table-cell table:style-name="ce260" table:formula="of:=IF([.B79]=3;[.D79];IF([.B80]=3;[.D80];IF([.B81]=3;[.D81])))" office:value-type="float" office:value="-1.4" calcext:value-type="float">
            <text:p>-1,4</text:p>
          </table:table-cell>
          <table:table-cell table:style-name="ce272" table:formula="of:=VLOOKUP([.O7];[.$B$3:.$N$32];2)" office:value-type="float" office:value="-5" calcext:value-type="float">
            <text:p>-5</text:p>
          </table:table-cell>
          <table:table-cell table:style-name="ce272" table:formula="of:=VLOOKUP([.O7];[.$B$3:.$N$32];3)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5">
          <table:table-cell/>
          <table:table-cell table:style-name="ce235" table:formula="of:=RANK([.D80];[.$D$79:.$D$81])" office:value-type="float" office:value="1" calcext:value-type="float">
            <text:p>1</text:p>
          </table:table-cell>
          <table:table-cell table:style-name="ce260" table:formula="of:=VLOOKUP([.O8];[.$B$3:.$N$32];13)" office:value-type="string" office:string-value="5/4" calcext:value-type="string">
            <text:p>5/4</text:p>
          </table:table-cell>
          <table:table-cell table:style-name="ce260" table:formula="of:=VLOOKUP([.O8];[.$B$3:.$N$32];10)" office:value-type="float" office:value="1.25" calcext:value-type="float">
            <text:p>1,25</text:p>
          </table:table-cell>
          <table:table-cell table:style-name="ce269" table:formula="of:=IF([.B79]=2;[.D79];IF([.B80]=2;[.D80];IF([.B81]=2;[.D81])))" office:value-type="float" office:value="-0.4" calcext:value-type="float">
            <text:p>- 2/5 </text:p>
          </table:table-cell>
          <table:table-cell table:style-name="ce260" table:formula="of:=IF([.B79]=2;[.D79];IF([.B80]=2;[.D80];IF([.B81]=2;[.D81])))" office:value-type="float" office:value="-0.4" calcext:value-type="float">
            <text:p>-0,4</text:p>
          </table:table-cell>
          <table:table-cell table:style-name="ce272" table:formula="of:=VLOOKUP([.O8];[.$B$3:.$N$32];2)" office:value-type="float" office:value="-4" calcext:value-type="float">
            <text:p>-4</text:p>
          </table:table-cell>
          <table:table-cell table:style-name="ce272" table:formula="of:=VLOOKUP([.O8];[.$B$3:.$N$32];3)" office:value-type="float" office:value="5" calcext:value-type="float">
            <text:p>5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/>
          <table:table-cell table:style-name="ce235" table:formula="of:=RANK([.D81];[.$D$79:.$D$81])" office:value-type="float" office:value="3" calcext:value-type="float">
            <text:p>3</text:p>
          </table:table-cell>
          <table:table-cell table:style-name="ce260" table:formula="of:=VLOOKUP([.O9];[.$B$3:.$N$32];13)" office:value-type="string" office:string-value="-7/5" calcext:value-type="string">
            <text:p>-7/5</text:p>
          </table:table-cell>
          <table:table-cell table:style-name="ce260" table:formula="of:=VLOOKUP([.O9];[.$B$3:.$N$32];10)" office:value-type="float" office:value="-1.4" calcext:value-type="float">
            <text:p>-1,4</text:p>
          </table:table-cell>
          <table:table-cell table:style-name="ce269" table:formula="of:=IF([.B79]=1;[.D79];IF([.B80]=1;[.D80];IF([.B81]=1;[.D81])))" office:value-type="float" office:value="1.25" calcext:value-type="float">
            <text:p><text:s/>5/4 </text:p>
          </table:table-cell>
          <table:table-cell table:style-name="ce260" table:formula="of:=IF([.B79]=1;[.D79];IF([.B80]=1;[.D80];IF([.B81]=1;[.D81])))" office:value-type="float" office:value="1.25" calcext:value-type="float">
            <text:p>1,25</text:p>
          </table:table-cell>
          <table:table-cell table:style-name="ce260" table:formula="of:=VLOOKUP([.O9];[.$B$3:.$N$32];2)" office:value-type="float" office:value="-5" calcext:value-type="float">
            <text:p>-5</text:p>
          </table:table-cell>
          <table:table-cell table:style-name="ce272" table:formula="of:=VLOOKUP([.O9];[.$B$3:.$N$32];3)" office:value-type="float" office:value="-7" calcext:value-type="float">
            <text:p>-7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015"/>
        </table:table-row>
        <table:table-row table:style-name="ro5">
          <table:table-cell table:number-columns-repeated="11"/>
          <table:table-cell table:style-name="ce218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5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79]" office:value-type="float" office:value="-1.4" calcext:value-type="float" table:number-columns-spanned="2" table:number-rows-spanned="1">
            <text:p>- 7/5 </text:p>
          </table:table-cell>
          <table:covered-table-cell table:style-name="ce257"/>
          <table:table-cell table:style-name="ce257"/>
          <table:table-cell table:style-name="ce256" table:formula="of:=[.F80]" office:value-type="float" office:value="-0.4" calcext:value-type="float" table:number-columns-spanned="2" table:number-rows-spanned="1">
            <text:p>- 2/5 </text:p>
          </table:table-cell>
          <table:covered-table-cell table:style-name="ce193"/>
          <table:table-cell table:style-name="ce193"/>
          <table:table-cell table:style-name="ce256" table:formula="of:=[.F81]" office:value-type="float" office:value="1.25" calcext:value-type="float" table:number-columns-spanned="2" table:number-rows-spanned="1">
            <text:p><text:s/>5/4 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3'.C4]=[.C83];1;0)" office:value-type="float" office:value="0" calcext:value-type="float">
            <text:p>0</text:p>
          </table:table-cell>
          <table:table-cell/>
          <table:table-cell table:style-name="ce298" table:formula="of:=IF(['Niveau 3'.F4]=[.F83];1;0)" office:value-type="float" office:value="0" calcext:value-type="float">
            <text:p>0</text:p>
          </table:table-cell>
          <table:table-cell/>
          <table:table-cell table:style-name="ce298" table:formula="of:=IF(['Niveau 3'.I4]=[.I83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5">
          <table:table-cell table:style-name="ce232" table:formula="of:=COM.MICROSOFT.CONCAT(&quot;Signe de &quot;;VLOOKUP([.O7];[.$B$3:.$N$32];4))" office:value-type="string" office:string-value="Signe de (-5x-2)" calcext:value-type="string">
            <text:p>Signe de (-5x-2)</text:p>
          </table:table-cell>
          <table:table-cell table:style-name="ce243" table:formula="of:=IF(SIGN([.G79]*([.F79]-1)+[.H79])=1;&quot;+&quot;;&quot;-&quot;)" office:value-type="string" office:string-value="+" calcext:value-type="string">
            <text:p>+</text:p>
          </table:table-cell>
          <table:table-cell table:style-name="ce257" table:formula="of:=IF([.D79]=[.F79];0;&quot;&quot;)" table:number-columns-spanned="2" table:number-rows-spanned="1">
            <text:p/>
          </table:table-cell>
          <table:covered-table-cell table:style-name="ce257"/>
          <table:table-cell table:style-name="ce257" table:formula="of:=IF(SIGN([.G79]*AVERAGE([.F79];[.F80])+[.H79])=1;&quot;+&quot;;&quot;-&quot;)" office:value-type="string" office:string-value="+" calcext:value-type="string">
            <text:p>+</text:p>
          </table:table-cell>
          <table:table-cell table:style-name="ce257" table:formula="of:=IF([.D79]=[.F80];0;&quot;&quot;)" office:value-type="float" office:value="0" calcext:value-type="float" table:number-columns-spanned="2" table:number-rows-spanned="1">
            <text:p>0</text:p>
          </table:table-cell>
          <table:covered-table-cell table:style-name="ce193"/>
          <table:table-cell table:style-name="ce257" table:formula="of:=IF(SIGN([.G79]*AVERAGE([.F80];[.F81])+[.H79])=1;&quot;+&quot;;&quot;-&quot;)" office:value-type="string" office:string-value="-" calcext:value-type="string">
            <text:p>-</text:p>
          </table:table-cell>
          <table:table-cell table:style-name="ce257" table:formula="of:=IF([.D79]=[.F81];0;&quot;&quot;)" table:number-columns-spanned="2" table:number-rows-spanned="1">
            <text:p/>
          </table:table-cell>
          <table:covered-table-cell table:style-name="ce193"/>
          <table:table-cell table:style-name="ce278" table:formula="of:=IF(SIGN([.G79]*([.F81]+1)+[.H79])=1;&quot;+&quot;;&quot;-&quot;)" office:value-type="string" office:string-value="-" calcext:value-type="string">
            <text:p>-</text:p>
          </table:table-cell>
          <table:table-cell table:style-name="ce230" table:formula="of:=IF(['Niveau 3'.B5]=[.B84];1;0)" office:value-type="float" office:value="0" calcext:value-type="float">
            <text:p>0</text:p>
          </table:table-cell>
          <table:table-cell table:style-name="ce293" table:formula="of:=IF(OR(AND(ISBLANK(['Niveau 3'.C5])=0;ISBLANK(['Niveau 3'.C6])=0;ISBLANK(['Niveau 3'.C7])=0);AND(ISBLANK(['Niveau 3'.C5]);ISBLANK(['Niveau 3'.C6]);ISBLANK(['Niveau 3'.C7])));0;IF(ISNUMBER([.C84]);IF(AND(ISNUMBER(['Niveau 3'.C5]);['Niveau 3'.C5]=[.C84]);1;0);IF(['Niveau 3'.C5]=[.C84];1;0)))" office:value-type="float" office:value="0" calcext:value-type="float">
            <text:p>0</text:p>
          </table:table-cell>
          <table:table-cell table:style-name="ce297" table:formula="of:=IF(['Niveau 3'.E5]=[.E84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4]);IF(AND(ISNUMBER(['Niveau 3'.F5]);['Niveau 3'.F5]=[.F84]);1;0);IF(['Niveau 3'.F5]=[.F84];1;0)))" office:value-type="float" office:value="0" calcext:value-type="float">
            <text:p>0</text:p>
          </table:table-cell>
          <table:table-cell table:style-name="ce230" table:formula="of:=IF(['Niveau 3'.H5]=[.H84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4]);IF(AND(ISNUMBER(['Niveau 3'.I5]);['Niveau 3'.I5]=[.I84]);1;0);IF(['Niveau 3'.I5]=[.I84];1;0)))" office:value-type="float" office:value="0" calcext:value-type="float">
            <text:p>0</text:p>
          </table:table-cell>
          <table:table-cell table:style-name="ce297" table:formula="of:=IF(['Niveau 3'.K5]=[.K84];1;0)" office:value-type="float" office:value="0" calcext:value-type="float">
            <text:p>0</text:p>
          </table:table-cell>
          <table:table-cell table:style-name="ce235" table:formula="of:=SUM([.L83:.R87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 table:style-name="ce232" table:formula="of:=COM.MICROSOFT.CONCAT(&quot;Signe de &quot;;VLOOKUP([.O8];[.$B$3:.$N$32];4))" office:value-type="string" office:string-value="Signe de (-4x+5)" calcext:value-type="string">
            <text:p>Signe de (-4x+5)</text:p>
          </table:table-cell>
          <table:table-cell table:style-name="ce243" table:formula="of:=IF(SIGN([.G80]*([.F79]-1)+[.H80])=1;&quot;+&quot;;&quot;-&quot;)" office:value-type="string" office:string-value="+" calcext:value-type="string">
            <text:p>+</text:p>
          </table:table-cell>
          <table:table-cell table:style-name="ce257" table:formula="of:=IF([.D80]=[.F79];0;&quot;&quot;)" table:number-columns-spanned="2" table:number-rows-spanned="1">
            <text:p/>
          </table:table-cell>
          <table:covered-table-cell table:style-name="ce193"/>
          <table:table-cell table:style-name="ce257" table:formula="of:=IF(SIGN([.G80]*AVERAGE([.F79];[.F80])+[.H80])=1;&quot;+&quot;;&quot;-&quot;)" office:value-type="string" office:string-value="+" calcext:value-type="string">
            <text:p>+</text:p>
          </table:table-cell>
          <table:table-cell table:style-name="ce257" table:formula="of:=IF([.D80]=[.F80];0;&quot;&quot;)" table:number-columns-spanned="2" table:number-rows-spanned="1">
            <text:p/>
          </table:table-cell>
          <table:covered-table-cell table:style-name="ce193"/>
          <table:table-cell table:style-name="ce257" table:formula="of:=IF(SIGN([.G80]*AVERAGE([.F80];[.F81])+[.H80])=1;&quot;+&quot;;&quot;-&quot;)" office:value-type="string" office:string-value="+" calcext:value-type="string">
            <text:p>+</text:p>
          </table:table-cell>
          <table:table-cell table:style-name="ce257" table:formula="of:=IF([.D80]=[.F81];0;&quot;&quot;)" office:value-type="float" office:value="0" calcext:value-type="float" table:number-columns-spanned="2" table:number-rows-spanned="1">
            <text:p>0</text:p>
          </table:table-cell>
          <table:covered-table-cell table:style-name="ce193"/>
          <table:table-cell table:style-name="ce278" table:formula="of:=IF(SIGN([.G80]*([.F81]+1)+[.H80])=1;&quot;+&quot;;&quot;-&quot;)" office:value-type="string" office:string-value="-" calcext:value-type="string">
            <text:p>-</text:p>
          </table:table-cell>
          <table:table-cell table:style-name="ce230" table:formula="of:=IF(['Niveau 3'.B6]=[.B85];1;0)" office:value-type="float" office:value="0" calcext:value-type="float">
            <text:p>0</text:p>
          </table:table-cell>
          <table:table-cell table:style-name="ce294" table:formula="of:=IF(OR(AND(ISBLANK(['Niveau 3'.C5])=0;ISBLANK(['Niveau 3'.C6])=0;ISBLANK(['Niveau 3'.C7])=0);AND(ISBLANK(['Niveau 3'.C5]);ISBLANK(['Niveau 3'.C6]);ISBLANK(['Niveau 3'.C7])));0;IF(ISNUMBER([.C85]);IF(AND(ISNUMBER(['Niveau 3'.C6]);['Niveau 3'.C6]=[.C85]);1;0);IF(['Niveau 3'.C6]=[.C85];1;0)))" office:value-type="float" office:value="0" calcext:value-type="float">
            <text:p>0</text:p>
          </table:table-cell>
          <table:table-cell table:style-name="ce297" table:formula="of:=IF(['Niveau 3'.E6]=[.E85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5]);IF(AND(ISNUMBER(['Niveau 3'.F6]);['Niveau 3'.F6]=[.F85]);1;0);IF(['Niveau 3'.F6]=[.F85];1;0)))" office:value-type="float" office:value="0" calcext:value-type="float">
            <text:p>0</text:p>
          </table:table-cell>
          <table:table-cell table:style-name="ce230" table:formula="of:=IF(['Niveau 3'.H6]=[.H85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5]);IF(AND(ISNUMBER(['Niveau 3'.I6]);['Niveau 3'.I6]=[.I85]);1;0);IF(['Niveau 3'.I6]=[.I85];1;0)))" office:value-type="float" office:value="0" calcext:value-type="float">
            <text:p>0</text:p>
          </table:table-cell>
          <table:table-cell table:style-name="ce297" table:formula="of:=IF(['Niveau 3'.K6]=[.K85];1;0)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table:style-name="ce232" table:formula="of:=COM.MICROSOFT.CONCAT(&quot;Signe de &quot;;VLOOKUP([.O9];[.$B$3:.$N$32];4))" office:value-type="string" office:string-value="Signe de (-5x-7)" calcext:value-type="string">
            <text:p>Signe de (-5x-7)</text:p>
          </table:table-cell>
          <table:table-cell table:style-name="ce243" table:formula="of:=IF(SIGN([.G81]*([.F79]-1)+[.H81])=1;&quot;+&quot;;&quot;-&quot;)" office:value-type="string" office:string-value="+" calcext:value-type="string">
            <text:p>+</text:p>
          </table:table-cell>
          <table:table-cell table:style-name="ce257" table:formula="of:=IF([.D81]=[.F79];0;&quot;&quot;)" office:value-type="float" office:value="0" calcext:value-type="float" table:number-columns-spanned="2" table:number-rows-spanned="1">
            <text:p>0</text:p>
          </table:table-cell>
          <table:covered-table-cell table:style-name="ce193"/>
          <table:table-cell table:style-name="ce257" table:formula="of:=IF(SIGN([.G81]*AVERAGE([.F79];[.F80])+[.H81])=1;&quot;+&quot;;&quot;-&quot;)" office:value-type="string" office:string-value="-" calcext:value-type="string">
            <text:p>-</text:p>
          </table:table-cell>
          <table:table-cell table:style-name="ce257" table:formula="of:=IF([.D81]=[.F80];0;&quot;&quot;)" table:number-columns-spanned="2" table:number-rows-spanned="1">
            <text:p/>
          </table:table-cell>
          <table:covered-table-cell table:style-name="ce193"/>
          <table:table-cell table:style-name="ce257" table:formula="of:=IF(SIGN([.G81]*AVERAGE([.F80];[.F81])+[.H81])=1;&quot;+&quot;;&quot;-&quot;)" office:value-type="string" office:string-value="-" calcext:value-type="string">
            <text:p>-</text:p>
          </table:table-cell>
          <table:table-cell table:style-name="ce257" table:formula="of:=IF([.D81]=[.F81];0;&quot;&quot;)" table:number-columns-spanned="2" table:number-rows-spanned="1">
            <text:p/>
          </table:table-cell>
          <table:covered-table-cell table:style-name="ce193"/>
          <table:table-cell table:style-name="ce278" table:formula="of:=IF(SIGN([.G81]*([.F81]+1)+[.H81])=1;&quot;+&quot;;&quot;-&quot;)" office:value-type="string" office:string-value="-" calcext:value-type="string">
            <text:p>-</text:p>
          </table:table-cell>
          <table:table-cell table:style-name="ce230" table:formula="of:=IF(['Niveau 3'.B7]=[.B86];1;0)" office:value-type="float" office:value="0" calcext:value-type="float">
            <text:p>0</text:p>
          </table:table-cell>
          <table:table-cell table:style-name="ce294" table:formula="of:=IF(OR(AND(ISBLANK(['Niveau 3'.C5])=0;ISBLANK(['Niveau 3'.C6])=0;ISBLANK(['Niveau 3'.C7])=0);AND(ISBLANK(['Niveau 3'.C5]);ISBLANK(['Niveau 3'.C6]);ISBLANK(['Niveau 3'.C7])));0;IF(ISNUMBER([.C86]);IF(AND(ISNUMBER(['Niveau 3'.C7]);['Niveau 3'.C7]=[.C86]);1;0);IF(['Niveau 3'.C7]=[.C86];1;0)))" office:value-type="float" office:value="0" calcext:value-type="float">
            <text:p>0</text:p>
          </table:table-cell>
          <table:table-cell table:style-name="ce297" table:formula="of:=IF(['Niveau 3'.E7]=[.E86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6]);IF(AND(ISNUMBER(['Niveau 3'.F7]);['Niveau 3'.F7]=[.F86]);1;0);IF(['Niveau 3'.F7]=[.F86];1;0)))" office:value-type="float" office:value="0" calcext:value-type="float">
            <text:p>0</text:p>
          </table:table-cell>
          <table:table-cell table:style-name="ce230" table:formula="of:=IF(['Niveau 3'.H7]=[.H86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6]);IF(AND(ISNUMBER(['Niveau 3'.I7]);['Niveau 3'.I7]=[.I86]);1;0);IF(['Niveau 3'.I7]=[.I86];1;0)))" office:value-type="float" office:value="0" calcext:value-type="float">
            <text:p>0</text:p>
          </table:table-cell>
          <table:table-cell table:style-name="ce297" table:formula="of:=IF(['Niveau 3'.K7]=[.K86];1;0)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table:style-name="ce232" table:formula="of:=COM.MICROSOFT.CONCAT(&quot;Signe de &quot;;VLOOKUP([.O7];[.$B$3:.$N$32];4);VLOOKUP([.O8];[.$B$3:.$N$32];4);VLOOKUP([.O9];[.$B$3:.$N$32];4))" office:value-type="string" office:string-value="Signe de (-5x-2)(-4x+5)(-5x-7)" calcext:value-type="string">
            <text:p>Signe de (-5x-2)(-4x+5)(-5x-7)</text:p>
          </table:table-cell>
          <table:table-cell table:style-name="ce246" table:formula="of:=IF(OR(AND([.B84]=&quot;-&quot;;[.B85]=&quot;-&quot;);AND([.B84]=&quot;+&quot;;[.B85]=&quot;+&quot;));IF([.B86]=&quot;+&quot;;&quot;+&quot;;&quot;-&quot;);IF([.B86]=&quot;+&quot;;&quot;-&quot;;&quot;+&quot;))" office:value-type="string" office:string-value="+" calcext:value-type="string">
            <text:p>+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E84]=&quot;-&quot;;[.E85]=&quot;-&quot;);AND([.E84]=&quot;+&quot;;[.E85]=&quot;+&quot;));IF([.E86]=&quot;+&quot;;&quot;+&quot;;&quot;-&quot;);IF([.E86]=&quot;+&quot;;&quot;-&quot;;&quot;+&quot;))" office:value-type="string" office:string-value="-" calcext:value-type="string">
            <text:p>-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H84]=&quot;-&quot;;[.H85]=&quot;-&quot;);AND([.H84]=&quot;+&quot;;[.H85]=&quot;+&quot;));IF([.H86]=&quot;+&quot;;&quot;+&quot;;&quot;-&quot;);IF([.H86]=&quot;+&quot;;&quot;-&quot;;&quot;+&quot;))" office:value-type="string" office:string-value="+" calcext:value-type="string">
            <text:p>+</text:p>
          </table:table-cell>
          <table:table-cell table:style-name="ce262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90" table:formula="of:=IF(OR(AND([.K84]=&quot;-&quot;;[.K85]=&quot;-&quot;);AND([.K84]=&quot;+&quot;;[.K85]=&quot;+&quot;));IF([.K86]=&quot;+&quot;;&quot;+&quot;;&quot;-&quot;);IF([.K86]=&quot;+&quot;;&quot;-&quot;;&quot;+&quot;))" office:value-type="string" office:string-value="-" calcext:value-type="string">
            <text:p>-</text:p>
          </table:table-cell>
          <table:table-cell table:style-name="ce230" table:formula="of:=IF(['Niveau 3'.B8]=[.B87];1;0)" office:value-type="float" office:value="0" calcext:value-type="float">
            <text:p>0</text:p>
          </table:table-cell>
          <table:table-cell table:style-name="ce295" table:formula="of:=IF(AND(ISNUMBER(['Niveau 3'.C8]);['Niveau 3'.C8]=[.C87]);1;0)" office:value-type="float" office:value="0" calcext:value-type="float">
            <text:p>0</text:p>
          </table:table-cell>
          <table:table-cell table:style-name="ce297" table:formula="of:=IF(['Niveau 3'.E8]=[.E87];1;0)" office:value-type="float" office:value="0" calcext:value-type="float">
            <text:p>0</text:p>
          </table:table-cell>
          <table:table-cell table:style-name="ce299" table:formula="of:=IF(AND(ISNUMBER(['Niveau 3'.F8]);['Niveau 3'.F8]=[.F87]);1;0)" office:value-type="float" office:value="0" calcext:value-type="float">
            <text:p>0</text:p>
          </table:table-cell>
          <table:table-cell table:style-name="ce230" table:formula="of:=IF(['Niveau 3'.H8]=[.H87];1;0)" office:value-type="float" office:value="0" calcext:value-type="float">
            <text:p>0</text:p>
          </table:table-cell>
          <table:table-cell table:style-name="ce299" table:formula="of:=IF(AND(ISNUMBER(['Niveau 3'.I8]);['Niveau 3'.I8]=[.I87]);1;0)" office:value-type="float" office:value="0" calcext:value-type="float">
            <text:p>0</text:p>
          </table:table-cell>
          <table:table-cell table:style-name="ce297" table:formula="of:=IF(['Niveau 3'.K8]=[.K87];1;0)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5">
          <table:table-cell table:style-name="ce223" office:value-type="string" calcext:value-type="string" table:number-columns-spanned="15" table:number-rows-spanned="1">
            <text:p>Niveau 4</text:p>
          </table:table-cell>
          <table:covered-table-cell table:number-columns-repeated="14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5">
          <table:table-cell table:style-name="ce235" office:value-type="string" calcext:value-type="string">
            <text:p>Choix</text:p>
          </table:table-cell>
          <table:table-cell table:style-name="ce235" table:formula="of:=RANK([.D92];[.$D$92:.$D$94])" office:value-type="float" office:value="2" calcext:value-type="float">
            <text:p>2</text:p>
          </table:table-cell>
          <table:table-cell table:style-name="ce260" table:formula="of:=VLOOKUP([.O10];[.$B$3:.$N$32];13)" office:value-type="string" office:string-value="7/3" calcext:value-type="string">
            <text:p>7/3</text:p>
          </table:table-cell>
          <table:table-cell table:style-name="ce260" table:formula="of:=VLOOKUP([.O10];[.$B$3:.$N$32];10)" office:value-type="float" office:value="2.33333333333333" calcext:value-type="float">
            <text:p>2,33333333333333</text:p>
          </table:table-cell>
          <table:table-cell table:style-name="ce269" table:formula="of:=IF([.B92]=3;[.D92];IF([.B93]=3;[.D93];IF([.B94]=3;[.D94])))" office:value-type="float" office:value="0.142857142857143" calcext:value-type="float">
            <text:p><text:s/>1/7 </text:p>
          </table:table-cell>
          <table:table-cell table:style-name="ce260" table:formula="of:=IF([.B92]=3;[.D92];IF([.B93]=3;[.D93];IF([.B94]=3;[.D94])))" office:value-type="float" office:value="0.142857142857143" calcext:value-type="float">
            <text:p>0,142857142857143</text:p>
          </table:table-cell>
          <table:table-cell table:style-name="ce272" table:formula="of:=VLOOKUP([.O10];[.$B$3:.$N$32];2)" office:value-type="float" office:value="3" calcext:value-type="float">
            <text:p>3</text:p>
          </table:table-cell>
          <table:table-cell table:style-name="ce272" table:formula="of:=VLOOKUP([.O10];[.$B$3:.$N$32];3)" office:value-type="float" office:value="-7" calcext:value-type="float">
            <text:p>-7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5">
          <table:table-cell table:style-name="ce235" table:formula="of:=RANDBETWEEN(0;2)" office:value-type="float" office:value="1" calcext:value-type="float">
            <text:p>1</text:p>
          </table:table-cell>
          <table:table-cell table:style-name="ce235" table:formula="of:=RANK([.D93];[.$D$92:.$D$94])" office:value-type="float" office:value="3" calcext:value-type="float">
            <text:p>3</text:p>
          </table:table-cell>
          <table:table-cell table:style-name="ce260" table:formula="of:=VLOOKUP([.O11];[.$B$3:.$N$32];13)" office:value-type="string" office:string-value="1/7" calcext:value-type="string">
            <text:p>1/7</text:p>
          </table:table-cell>
          <table:table-cell table:style-name="ce260" table:formula="of:=VLOOKUP([.O11];[.$B$3:.$N$32];10)" office:value-type="float" office:value="0.142857142857143" calcext:value-type="float">
            <text:p>0,142857142857143</text:p>
          </table:table-cell>
          <table:table-cell table:style-name="ce269" table:formula="of:=IF([.B92]=2;[.D92];IF([.B93]=2;[.D93];IF([.B94]=2;[.D94])))" office:value-type="float" office:value="2.33333333333333" calcext:value-type="float">
            <text:p><text:s/>7/3 </text:p>
          </table:table-cell>
          <table:table-cell table:style-name="ce260" table:formula="of:=IF([.B92]=2;[.D92];IF([.B93]=2;[.D93];IF([.B94]=2;[.D94])))" office:value-type="float" office:value="2.33333333333333" calcext:value-type="float">
            <text:p>2,33333333333333</text:p>
          </table:table-cell>
          <table:table-cell table:style-name="ce272" table:formula="of:=VLOOKUP([.O11];[.$B$3:.$N$32];2)" office:value-type="float" office:value="7" calcext:value-type="float">
            <text:p>7</text:p>
          </table:table-cell>
          <table:table-cell table:style-name="ce272" table:formula="of:=VLOOKUP([.O11];[.$B$3:.$N$32];3)" office:value-type="float" office:value="-1" calcext:value-type="float">
            <text:p>-1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/>
          <table:table-cell table:style-name="ce235" table:formula="of:=RANK([.D94];[.$D$92:.$D$94])" office:value-type="float" office:value="1" calcext:value-type="float">
            <text:p>1</text:p>
          </table:table-cell>
          <table:table-cell table:style-name="ce260" table:formula="of:=VLOOKUP([.O12];[.$B$3:.$N$32];13)" office:value-type="string" office:string-value="11/2" calcext:value-type="string">
            <text:p>11/2</text:p>
          </table:table-cell>
          <table:table-cell table:style-name="ce260" table:formula="of:=VLOOKUP([.O12];[.$B$3:.$N$32];10)" office:value-type="float" office:value="5.5" calcext:value-type="float">
            <text:p>5,5</text:p>
          </table:table-cell>
          <table:table-cell table:style-name="ce269" table:formula="of:=IF([.B92]=1;[.D92];IF([.B93]=1;[.D93];IF([.B94]=1;[.D94])))" office:value-type="float" office:value="5.5" calcext:value-type="float">
            <text:p>11/2 </text:p>
          </table:table-cell>
          <table:table-cell table:style-name="ce260" table:formula="of:=IF([.B92]=1;[.D92];IF([.B93]=1;[.D93];IF([.B94]=1;[.D94])))" office:value-type="float" office:value="5.5" calcext:value-type="float">
            <text:p>5,5</text:p>
          </table:table-cell>
          <table:table-cell table:style-name="ce260" table:formula="of:=VLOOKUP([.O12];[.$B$3:.$N$32];2)" office:value-type="float" office:value="-2" calcext:value-type="float">
            <text:p>-2</text:p>
          </table:table-cell>
          <table:table-cell table:style-name="ce272" table:formula="of:=VLOOKUP([.O12];[.$B$3:.$N$32];3)" office:value-type="float" office:value="11" calcext:value-type="float">
            <text:p>11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015"/>
        </table:table-row>
        <table:table-row table:style-name="ro5">
          <table:table-cell table:number-columns-repeated="11"/>
          <table:table-cell table:style-name="ce218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5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92]" office:value-type="float" office:value="0.142857142857143" calcext:value-type="float" table:number-columns-spanned="2" table:number-rows-spanned="1">
            <text:p><text:s/>1/7 </text:p>
          </table:table-cell>
          <table:covered-table-cell table:style-name="ce257"/>
          <table:table-cell table:style-name="ce257"/>
          <table:table-cell table:style-name="ce256" table:formula="of:=[.F93]" office:value-type="float" office:value="2.33333333333333" calcext:value-type="float" table:number-columns-spanned="2" table:number-rows-spanned="1">
            <text:p><text:s/>7/3 </text:p>
          </table:table-cell>
          <table:covered-table-cell table:style-name="ce193"/>
          <table:table-cell table:style-name="ce193"/>
          <table:table-cell table:style-name="ce256" table:formula="of:=[.F94]" office:value-type="float" office:value="5.5" calcext:value-type="float" table:number-columns-spanned="2" table:number-rows-spanned="1">
            <text:p>11/2 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4'.C4]=[.C96];1;0)" office:value-type="float" office:value="0" calcext:value-type="float">
            <text:p>0</text:p>
          </table:table-cell>
          <table:table-cell/>
          <table:table-cell table:style-name="ce298" table:formula="of:=IF(['Niveau 4'.F4]=[.F96];1;0)" office:value-type="float" office:value="0" calcext:value-type="float">
            <text:p>0</text:p>
          </table:table-cell>
          <table:table-cell/>
          <table:table-cell table:style-name="ce298" table:formula="of:=IF(['Niveau 4'.I4]=[.I96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5">
          <table:table-cell table:style-name="ce232" table:formula="of:=COM.MICROSOFT.CONCAT(&quot;Signe de &quot;;VLOOKUP([.O10];[.$B$3:.$N$32];4))" office:value-type="string" office:string-value="Signe de (3x-7)" calcext:value-type="string">
            <text:p>Signe de (3x-7)</text:p>
          </table:table-cell>
          <table:table-cell table:style-name="ce243" table:formula="of:=IF(SIGN([.G92]*([.F92]-1)+[.H92])=1;&quot;+&quot;;&quot;-&quot;)" office:value-type="string" office:string-value="-" calcext:value-type="string">
            <text:p>-</text:p>
          </table:table-cell>
          <table:table-cell table:style-name="ce257" table:formula="of:=IF([.D92]=[.F92];0;&quot;&quot;)" table:number-columns-spanned="2" table:number-rows-spanned="1">
            <text:p/>
          </table:table-cell>
          <table:covered-table-cell table:style-name="ce257"/>
          <table:table-cell table:style-name="ce257" table:formula="of:=IF(SIGN([.G92]*AVERAGE([.F92];[.F93])+[.H92])=1;&quot;+&quot;;&quot;-&quot;)" office:value-type="string" office:string-value="-" calcext:value-type="string">
            <text:p>-</text:p>
          </table:table-cell>
          <table:table-cell table:style-name="ce257" table:formula="of:=IF([.D92]=[.F93];0;&quot;&quot;)" office:value-type="float" office:value="0" calcext:value-type="float" table:number-columns-spanned="2" table:number-rows-spanned="1">
            <text:p>0</text:p>
          </table:table-cell>
          <table:covered-table-cell table:style-name="ce193"/>
          <table:table-cell table:style-name="ce257" table:formula="of:=IF(SIGN([.G92]*AVERAGE([.F93];[.F94])+[.H92])=1;&quot;+&quot;;&quot;-&quot;)" office:value-type="string" office:string-value="+" calcext:value-type="string">
            <text:p>+</text:p>
          </table:table-cell>
          <table:table-cell table:style-name="ce257" table:formula="of:=IF([.D92]=[.F94];0;&quot;&quot;)" table:number-columns-spanned="2" table:number-rows-spanned="1">
            <text:p/>
          </table:table-cell>
          <table:covered-table-cell table:style-name="ce193"/>
          <table:table-cell table:style-name="ce278" table:formula="of:=IF(SIGN([.G92]*([.F94]+1)+[.H92])=1;&quot;+&quot;;&quot;-&quot;)" office:value-type="string" office:string-value="+" calcext:value-type="string">
            <text:p>+</text:p>
          </table:table-cell>
          <table:table-cell table:style-name="ce230" table:formula="of:=IF(['Niveau 4'.B5]=[.B97];1;0)" office:value-type="float" office:value="0" calcext:value-type="float">
            <text:p>0</text:p>
          </table:table-cell>
          <table:table-cell table:style-name="ce293" table:formula="of:=IF(OR(AND(ISBLANK(['Niveau 4'.C5])=0;ISBLANK(['Niveau 4'.C6])=0;ISBLANK(['Niveau 4'.C7])=0);AND(ISBLANK(['Niveau 4'.C5]);ISBLANK(['Niveau 4'.C6]);ISBLANK(['Niveau 4'.C7])));0;IF(ISNUMBER([.C97]);IF(AND(ISNUMBER(['Niveau 4'.C5]);['Niveau 4'.C5]=[.C97]);1;0);IF(['Niveau 4'.C5]=[.C97];1;0)))" office:value-type="float" office:value="0" calcext:value-type="float">
            <text:p>0</text:p>
          </table:table-cell>
          <table:table-cell table:style-name="ce297" table:formula="of:=IF(['Niveau 4'.E5]=[.E97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7]);IF(AND(ISNUMBER(['Niveau 4'.F5]);['Niveau 4'.F5]=[.F97]);1;0);IF(['Niveau 4'.F5]=[.F97];1;0)))" office:value-type="float" office:value="0" calcext:value-type="float">
            <text:p>0</text:p>
          </table:table-cell>
          <table:table-cell table:style-name="ce297" table:formula="of:=IF(['Niveau 4'.H5]=[.H97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7]);IF(AND(ISNUMBER(['Niveau 4'.I5]);['Niveau 4'.I5]=[.I97]);1;0);IF(['Niveau 4'.I5]=[.I97];1;0)))" office:value-type="float" office:value="0" calcext:value-type="float">
            <text:p>0</text:p>
          </table:table-cell>
          <table:table-cell table:style-name="ce297" table:formula="of:=IF(['Niveau 4'.K5]=[.K97];1;0)" office:value-type="float" office:value="0" calcext:value-type="float">
            <text:p>0</text:p>
          </table:table-cell>
          <table:table-cell table:style-name="ce235" table:formula="of:=SUM([.L96:.R100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 table:style-name="ce232" table:formula="of:=COM.MICROSOFT.CONCAT(&quot;Signe de &quot;;VLOOKUP([.O11];[.$B$3:.$N$32];4))" office:value-type="string" office:string-value="Signe de (7x-1)" calcext:value-type="string">
            <text:p>Signe de (7x-1)</text:p>
          </table:table-cell>
          <table:table-cell table:style-name="ce243" table:formula="of:=IF(SIGN([.G93]*([.F92]-1)+[.H93])=1;&quot;+&quot;;&quot;-&quot;)" office:value-type="string" office:string-value="-" calcext:value-type="string">
            <text:p>-</text:p>
          </table:table-cell>
          <table:table-cell table:style-name="ce257" table:formula="of:=IF([.D93]=[.F92];0;&quot;&quot;)" office:value-type="float" office:value="0" calcext:value-type="float" table:number-columns-spanned="2" table:number-rows-spanned="1">
            <text:p>0</text:p>
          </table:table-cell>
          <table:covered-table-cell table:style-name="ce193"/>
          <table:table-cell table:style-name="ce257" table:formula="of:=IF(SIGN([.G93]*AVERAGE([.F92];[.F93])+[.H93])=1;&quot;+&quot;;&quot;-&quot;)" office:value-type="string" office:string-value="+" calcext:value-type="string">
            <text:p>+</text:p>
          </table:table-cell>
          <table:table-cell table:style-name="ce257" table:formula="of:=IF([.D93]=[.F93];0;&quot;&quot;)" table:number-columns-spanned="2" table:number-rows-spanned="1">
            <text:p/>
          </table:table-cell>
          <table:covered-table-cell table:style-name="ce193"/>
          <table:table-cell table:style-name="ce257" table:formula="of:=IF(SIGN([.G93]*AVERAGE([.F93];[.F94])+[.H93])=1;&quot;+&quot;;&quot;-&quot;)" office:value-type="string" office:string-value="+" calcext:value-type="string">
            <text:p>+</text:p>
          </table:table-cell>
          <table:table-cell table:style-name="ce257" table:formula="of:=IF([.D93]=[.F94];0;&quot;&quot;)" table:number-columns-spanned="2" table:number-rows-spanned="1">
            <text:p/>
          </table:table-cell>
          <table:covered-table-cell table:style-name="ce193"/>
          <table:table-cell table:style-name="ce278" table:formula="of:=IF(SIGN([.G93]*([.F94]+1)+[.H93])=1;&quot;+&quot;;&quot;-&quot;)" office:value-type="string" office:string-value="+" calcext:value-type="string">
            <text:p>+</text:p>
          </table:table-cell>
          <table:table-cell table:style-name="ce230" table:formula="of:=IF(['Niveau 4'.B6]=[.B98];1;0)" office:value-type="float" office:value="0" calcext:value-type="float">
            <text:p>0</text:p>
          </table:table-cell>
          <table:table-cell table:style-name="ce294" table:formula="of:=IF(OR(AND(ISBLANK(['Niveau 4'.C5])=0;ISBLANK(['Niveau 4'.C6])=0;ISBLANK(['Niveau 4'.C7])=0);AND(ISBLANK(['Niveau 4'.C5]);ISBLANK(['Niveau 4'.C6]);ISBLANK(['Niveau 4'.C7])));0;IF(ISNUMBER([.C98]);IF(AND(ISNUMBER(['Niveau 4'.C6]);['Niveau 4'.C6]=[.C98]);1;0);IF(['Niveau 4'.C6]=[.C98];1;0)))" office:value-type="float" office:value="0" calcext:value-type="float">
            <text:p>0</text:p>
          </table:table-cell>
          <table:table-cell table:style-name="ce297" table:formula="of:=IF(['Niveau 4'.E6]=[.E98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8]);IF(AND(ISNUMBER(['Niveau 4'.F6]);['Niveau 4'.F6]=[.F98]);1;0);IF(['Niveau 4'.F6]=[.F98];1;0)))" office:value-type="float" office:value="0" calcext:value-type="float">
            <text:p>0</text:p>
          </table:table-cell>
          <table:table-cell table:style-name="ce297" table:formula="of:=IF(['Niveau 4'.H6]=[.H98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8]);IF(AND(ISNUMBER(['Niveau 4'.I6]);['Niveau 4'.I6]=[.I98]);1;0);IF(['Niveau 4'.I6]=[.I98];1;0)))" office:value-type="float" office:value="0" calcext:value-type="float">
            <text:p>0</text:p>
          </table:table-cell>
          <table:table-cell table:style-name="ce297" table:formula="of:=IF(['Niveau 4'.K6]=[.K98];1;0)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table:style-name="ce232" table:formula="of:=COM.MICROSOFT.CONCAT(&quot;Signe de &quot;;VLOOKUP([.O12];[.$B$3:.$N$32];4))" office:value-type="string" office:string-value="Signe de (-2x+11)" calcext:value-type="string">
            <text:p>Signe de (-2x+11)</text:p>
          </table:table-cell>
          <table:table-cell table:style-name="ce243" table:formula="of:=IF(SIGN([.G94]*([.F92]-1)+[.H94])=1;&quot;+&quot;;&quot;-&quot;)" office:value-type="string" office:string-value="+" calcext:value-type="string">
            <text:p>+</text:p>
          </table:table-cell>
          <table:table-cell table:style-name="ce257" table:formula="of:=IF([.D94]=[.F92];0;&quot;&quot;)" table:number-columns-spanned="2" table:number-rows-spanned="1">
            <text:p/>
          </table:table-cell>
          <table:covered-table-cell table:style-name="ce193"/>
          <table:table-cell table:style-name="ce257" table:formula="of:=IF(SIGN([.G94]*AVERAGE([.F92];[.F93])+[.H94])=1;&quot;+&quot;;&quot;-&quot;)" office:value-type="string" office:string-value="+" calcext:value-type="string">
            <text:p>+</text:p>
          </table:table-cell>
          <table:table-cell table:style-name="ce257" table:formula="of:=IF([.D94]=[.F93];0;&quot;&quot;)" table:number-columns-spanned="2" table:number-rows-spanned="1">
            <text:p/>
          </table:table-cell>
          <table:covered-table-cell table:style-name="ce193"/>
          <table:table-cell table:style-name="ce257" table:formula="of:=IF(SIGN([.G94]*AVERAGE([.F93];[.F94])+[.H94])=1;&quot;+&quot;;&quot;-&quot;)" office:value-type="string" office:string-value="+" calcext:value-type="string">
            <text:p>+</text:p>
          </table:table-cell>
          <table:table-cell table:style-name="ce257" table:formula="of:=IF([.D94]=[.F94];0;&quot;&quot;)" office:value-type="float" office:value="0" calcext:value-type="float" table:number-columns-spanned="2" table:number-rows-spanned="1">
            <text:p>0</text:p>
          </table:table-cell>
          <table:covered-table-cell table:style-name="ce193"/>
          <table:table-cell table:style-name="ce278" table:formula="of:=IF(SIGN([.G94]*([.F94]+1)+[.H94])=1;&quot;+&quot;;&quot;-&quot;)" office:value-type="string" office:string-value="-" calcext:value-type="string">
            <text:p>-</text:p>
          </table:table-cell>
          <table:table-cell table:style-name="ce230" table:formula="of:=IF(['Niveau 4'.B7]=[.B99];1;0)" office:value-type="float" office:value="0" calcext:value-type="float">
            <text:p>0</text:p>
          </table:table-cell>
          <table:table-cell table:style-name="ce294" table:formula="of:=IF(OR(AND(ISBLANK(['Niveau 4'.C5])=0;ISBLANK(['Niveau 4'.C6])=0;ISBLANK(['Niveau 4'.C7])=0);AND(ISBLANK(['Niveau 4'.C5]);ISBLANK(['Niveau 4'.C6]);ISBLANK(['Niveau 4'.C7])));0;IF(ISNUMBER([.C99]);IF(AND(ISNUMBER(['Niveau 4'.C7]);['Niveau 4'.C7]=[.C99]);1;0);IF(['Niveau 4'.C7]=[.C99];1;0)))" office:value-type="float" office:value="0" calcext:value-type="float">
            <text:p>0</text:p>
          </table:table-cell>
          <table:table-cell table:style-name="ce297" table:formula="of:=IF(['Niveau 4'.E7]=[.E99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9]);IF(AND(ISNUMBER(['Niveau 4'.F7]);['Niveau 4'.F7]=[.F99]);1;0);IF(['Niveau 4'.F7]=[.F99];1;0)))" office:value-type="float" office:value="0" calcext:value-type="float">
            <text:p>0</text:p>
          </table:table-cell>
          <table:table-cell table:style-name="ce297" table:formula="of:=IF(['Niveau 4'.H7]=[.H99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9]);IF(AND(ISNUMBER(['Niveau 4'.I7]);['Niveau 4'.I7]=[.I99]);1;0);IF(['Niveau 4'.I7]=[.I99];1;0)))" office:value-type="float" office:value="0" calcext:value-type="float">
            <text:p>0</text:p>
          </table:table-cell>
          <table:table-cell table:style-name="ce297" table:formula="of:=IF(['Niveau 4'.K7]=[.K99];1;0)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table:style-name="ce232" table:formula="of:=IF([.A93]=2;COM.MICROSOFT.CONCAT(&quot;Signe de 1 / [&quot;;VLOOKUP([.O10];[.$B$3:.$N$32];4);VLOOKUP([.O11];[.$B$3:.$N$32];4);VLOOKUP([.O12];[.$B$3:.$N$32];4);&quot;]&quot;);IF([.A93]=1;COM.MICROSOFT.CONCAT(&quot;Signe de &quot;;VLOOKUP([.O10];[.$B$3:.$N$32];4);VLOOKUP([.O11];[.$B$3:.$N$32];4);&quot; / &quot;;VLOOKUP([.O12];[.$B$3:.$N$32];4));COM.MICROSOFT.CONCAT(&quot;Signe de &quot;;VLOOKUP([.O10];[.$B$3:.$N$32];4);&quot; / [&quot;;VLOOKUP([.O11];[.$B$3:.$N$32];4);VLOOKUP([.O12];[.$B$3:.$N$32];4);&quot;]&quot;)))" office:value-type="string" office:string-value="Signe de (3x-7)(7x-1) / (-2x+11)" calcext:value-type="string">
            <text:p>Signe de (3x-7)(7x-1) / (-2x+11)</text:p>
          </table:table-cell>
          <table:table-cell table:style-name="ce246" table:formula="of:=IF(OR(AND([.B97]=&quot;-&quot;;[.B98]=&quot;-&quot;);AND([.B97]=&quot;+&quot;;[.B98]=&quot;+&quot;));IF([.B99]=&quot;+&quot;;&quot;+&quot;;&quot;-&quot;);IF([.B99]=&quot;+&quot;;&quot;-&quot;;&quot;+&quot;))" office:value-type="string" office:string-value="+" calcext:value-type="string">
            <text:p>+</text:p>
          </table:table-cell>
          <table:table-cell table:style-name="ce262" table:formula="of:=IF([.$A$93]=2;&quot;||&quot;;IF([.$A$93]=0;IF(OR([.C98]=0;[.C99]=0);&quot;||&quot;;0);IF([.C99]=0;&quot;||&quot;;0)))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E97]=&quot;-&quot;;[.E98]=&quot;-&quot;);AND([.E97]=&quot;+&quot;;[.E98]=&quot;+&quot;));IF([.E99]=&quot;+&quot;;&quot;+&quot;;&quot;-&quot;);IF([.E99]=&quot;+&quot;;&quot;-&quot;;&quot;+&quot;))" office:value-type="string" office:string-value="-" calcext:value-type="string">
            <text:p>-</text:p>
          </table:table-cell>
          <table:table-cell table:style-name="ce262" table:formula="of:=IF([.$A$93]=2;&quot;||&quot;;IF([.$A$93]=0;IF(OR([.F98]=0;[.F99]=0);&quot;||&quot;;0);IF([.F99]=0;&quot;||&quot;;0)))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H97]=&quot;-&quot;;[.H98]=&quot;-&quot;);AND([.H97]=&quot;+&quot;;[.H98]=&quot;+&quot;));IF([.H99]=&quot;+&quot;;&quot;+&quot;;&quot;-&quot;);IF([.H99]=&quot;+&quot;;&quot;-&quot;;&quot;+&quot;))" office:value-type="string" office:string-value="+" calcext:value-type="string">
            <text:p>+</text:p>
          </table:table-cell>
          <table:table-cell table:style-name="ce262" table:formula="of:=IF([.$A$93]=2;&quot;||&quot;;IF([.$A$93]=0;IF(OR([.I98]=0;[.I99]=0);&quot;||&quot;;0);IF([.I99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261"/>
          <table:table-cell table:style-name="ce290" table:formula="of:=IF(OR(AND([.K97]=&quot;-&quot;;[.K98]=&quot;-&quot;);AND([.K97]=&quot;+&quot;;[.K98]=&quot;+&quot;));IF([.K99]=&quot;+&quot;;&quot;+&quot;;&quot;-&quot;);IF([.K99]=&quot;+&quot;;&quot;-&quot;;&quot;+&quot;))" office:value-type="string" office:string-value="-" calcext:value-type="string">
            <text:p>-</text:p>
          </table:table-cell>
          <table:table-cell table:style-name="ce230" table:formula="of:=IF(['Niveau 4'.B8]=[.B100];1;0)" office:value-type="float" office:value="0" calcext:value-type="float">
            <text:p>0</text:p>
          </table:table-cell>
          <table:table-cell table:style-name="ce295" table:formula="of:=IF(ISBLANK(['Niveau 4'.C8]);0;IF(AND(OR(ISNUMBER(['Niveau 4'.C8]);ISNUMBER([.C100]));['Niveau 4'.C8]=[.C100]);1;IF(['Niveau 4'.C8]=[.C100];1;0)))" office:value-type="float" office:value="0" calcext:value-type="float">
            <text:p>0</text:p>
          </table:table-cell>
          <table:table-cell table:style-name="ce297" table:formula="of:=IF(['Niveau 4'.E8]=[.E100];1;0)" office:value-type="float" office:value="0" calcext:value-type="float">
            <text:p>0</text:p>
          </table:table-cell>
          <table:table-cell table:style-name="ce295" table:formula="of:=IF(ISBLANK(['Niveau 4'.F8]);0;IF(AND(OR(ISNUMBER(['Niveau 4'.F8]);ISNUMBER([.F100]));['Niveau 4'.F8]=[.F100]);1;IF(['Niveau 4'.F8]=[.F100];1;0)))" office:value-type="float" office:value="0" calcext:value-type="float">
            <text:p>0</text:p>
          </table:table-cell>
          <table:table-cell table:style-name="ce297" table:formula="of:=IF(['Niveau 4'.H8]=[.H100];1;0)" office:value-type="float" office:value="0" calcext:value-type="float">
            <text:p>0</text:p>
          </table:table-cell>
          <table:table-cell table:style-name="ce295" table:formula="of:=IF(ISBLANK(['Niveau 4'.I8]);0;IF(AND(OR(ISNUMBER(['Niveau 4'.I8]);ISNUMBER([.I100]));['Niveau 4'.I8]=[.I100]);1;IF(['Niveau 4'.I8]=[.I100];1;0)))" office:value-type="float" office:value="0" calcext:value-type="float">
            <text:p>0</text:p>
          </table:table-cell>
          <table:table-cell table:style-name="ce297" table:formula="of:=IF(['Niveau 4'.K8]=[.K100];1;0)" office:value-type="float" office:value="0" calcext:value-type="float">
            <text:p>0</text:p>
          </table:table-cell>
          <table:table-cell table:number-columns-repeated="1006"/>
        </table:table-row>
        <table:table-row table:style-name="ro5" table:number-rows-repeated="10484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19:09:01.0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8-10-10T19:11:39.588000000</dc:date>
    <meta:editing-duration>P1DT2H30M43S</meta:editing-duration>
    <meta:editing-cycles>351</meta:editing-cycles>
    <meta:generator>LibreOffice/6.0.6.2$Windows_X86_64 LibreOffice_project/0c292870b25a325b5ed35f6b45599d2ea4458e77</meta:generator>
    <meta:document-statistic meta:table-count="5" meta:cell-count="1211" meta:object-count="43"/>
  </office:meta>
</office:document-meta>
</file>